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41.05pt"/>
    </style:style>
    <style:style style:name="co4" style:family="table-column">
      <style:table-column-properties fo:break-before="auto" style:column-width="78.0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3"/>
    <style:style style:name="ce2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1"/>
    <style:style style:name="ce4" style:family="table-cell" style:parent-style-name="Default" style:data-style-name="N99"/>
    <style:style style:name="ce5" style:family="table-cell" style:parent-style-name="Default" style:data-style-name="N11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3pt" svg:height="255.15pt" svg:x="824.77pt" svg:y="258.55pt">
            <loext:p draw:notify-on-update-of-ranges="Sheet1.W6:Sheet1.W6 Sheet1.W7:Sheet1.W42 Sheet1.X6:Sheet1.X6 Sheet1.X7:Sheet1.X42 Sheet1.Y6:Sheet1.Y6 Sheet1.Y7:Sheet1.Y42 Sheet1.Z6:Sheet1.Z6 Sheet1.Z7:Sheet1.Z42 Sheet1.AA6:Sheet1.AA6 Sheet1.AA7:Sheet1.AA42 Sheet1.AB6:Sheet1.AB6 Sheet1.AB7:Sheet1.AB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Default"/>
        <table:table-column table:style-name="co5" table:default-cell-style-name="ce2"/>
        <table:table-column table:style-name="co5" table:number-columns-repeated="2" table:default-cell-style-name="ce3"/>
        <table:table-column table:style-name="co5" table:number-columns-repeated="4" table:default-cell-style-name="ce2"/>
        <table:table-column table:style-name="co5" table:default-cell-style-name="ce4"/>
        <table:table-column table:style-name="co5" table:default-cell-style-name="ce3"/>
        <table:table-column table:style-name="co6" table:default-cell-style-name="ce3"/>
        <table:table-column table:style-name="co5" table:number-columns-repeated="11" table:default-cell-style-name="ce3"/>
        <table:table-row table:style-name="ro1">
          <table:table-cell office:value-type="string" calcext:value-type="string">
            <text:p>Amount</text:p>
          </table:table-cell>
          <table:table-cell office:value-type="float" office:value="25000" calcext:value-type="float">
            <text:p>25,000</text:p>
          </table:table-cell>
          <table:table-cell table:style-name="Default" table:number-columns-repeated="4"/>
          <table:table-cell/>
          <table:table-cell table:style-name="Default"/>
          <table:table-cell table:style-name="Default" office:value-type="float" office:value="7500" calcext:value-type="float">
            <text:p>7500</text:p>
          </table:table-cell>
          <table:table-cell table:style-name="ce1" office:value-type="float" office:value="20000" calcext:value-type="float">
            <text:p>20,000</text:p>
          </table:table-cell>
          <table:table-cell table:style-name="ce1" office:value-type="float" office:value="2000" calcext:value-type="float">
            <text:p>2,000</text:p>
          </table:table-cell>
          <table:table-cell table:style-name="ce1" office:value-type="float" office:value="2800" calcext:value-type="float">
            <text:p>2,800</text:p>
          </table:table-cell>
          <table:table-cell table:style-name="ce1" office:value-type="float" office:value="25000" calcext:value-type="float">
            <text:p>25,000</text:p>
          </table:table-cell>
          <table:table-cell table:style-name="ce1" office:value-type="float" office:value="8000" calcext:value-type="float">
            <text:p>8,000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Interest</text:p>
          </table:table-cell>
          <table:table-cell table:style-name="Default" office:value-type="float" office:value="0.147" calcext:value-type="float">
            <text:p>0.147</text:p>
          </table:table-cell>
          <table:table-cell table:style-name="Default" table:number-columns-repeated="4"/>
          <table:table-cell/>
          <table:table-cell table:style-name="Default"/>
          <table:table-cell table:style-name="Default" office:value-type="float" office:value="0.1059" calcext:value-type="float">
            <text:p>0.1059</text:p>
          </table:table-cell>
          <table:table-cell table:style-name="Default" office:value-type="float" office:value="0.1122" calcext:value-type="float">
            <text:p>0.1122</text:p>
          </table:table-cell>
          <table:table-cell table:style-name="Default" office:value-type="float" office:value="0.0775" calcext:value-type="float">
            <text:p>0.0775</text:p>
          </table:table-cell>
          <table:table-cell table:style-name="Default" office:value-type="float" office:value="0.0743" calcext:value-type="float">
            <text:p>0.0743</text:p>
          </table:table-cell>
          <table:table-cell table:style-name="Default" office:value-type="float" office:value="0.147" calcext:value-type="float">
            <text:p>0.147</text:p>
          </table:table-cell>
          <table:table-cell table:style-name="Default" office:value-type="float" office:value="0.0807" calcext:value-type="float">
            <text:p>0.0807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Payment</text:p>
          </table:table-cell>
          <table:table-cell table:style-name="Default" office:value-type="float" office:value="862.97" calcext:value-type="float">
            <text:p>862.97</text:p>
          </table:table-cell>
          <table:table-cell table:style-name="Default" table:number-columns-repeated="4"/>
          <table:table-cell/>
          <table:table-cell table:style-name="Default"/>
          <table:table-cell table:style-name="Default" office:value-type="float" office:value="244.09" calcext:value-type="float">
            <text:p>244.09</text:p>
          </table:table-cell>
          <table:table-cell table:style-name="Default" office:value-type="float" office:value="656.86" calcext:value-type="float">
            <text:p>656.86</text:p>
          </table:table-cell>
          <table:table-cell table:style-name="Default" office:value-type="float" office:value="62.45" calcext:value-type="float">
            <text:p>62.45</text:p>
          </table:table-cell>
          <table:table-cell table:style-name="Default" office:value-type="float" office:value="87.01" calcext:value-type="float">
            <text:p>87.01</text:p>
          </table:table-cell>
          <table:table-cell table:style-name="Default" office:value-type="float" office:value="862.97" calcext:value-type="float">
            <text:p>862.97</text:p>
          </table:table-cell>
          <table:table-cell table:style-name="Default" office:value-type="float" office:value="250.95" calcext:value-type="float">
            <text:p>250.95</text:p>
          </table:table-cell>
          <table:table-cell table:style-name="Default" table:number-columns-repeated="14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21"/>
        </table:table-row>
        <table:table-row table:style-name="ro1">
          <table:table-cell office:value-type="string" calcext:value-type="string">
            <text:p>Period</text:p>
          </table:table-cell>
          <table:table-cell table:style-name="Default" office:value-type="string" calcext:value-type="string">
            <text:p>Outstanding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rincipal</text:p>
          </table:table-cell>
          <table:table-cell table:style-name="Default" office:value-type="string" calcext:value-type="string">
            <text:p>Ending balance</text:p>
          </table:table-cell>
          <table:table-cell/>
          <table:table-cell table:style-name="Default" office:value-type="string" calcext:value-type="string">
            <text:p>Calc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3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6</text:p>
          </table:table-cell>
          <table:table-cell table:style-name="Default" office:value-type="string" calcext:value-type="string">
            <text:p>V5</text:p>
          </table:table-cell>
          <table:table-cell table:style-name="Default" office:value-type="string" calcext:value-type="string">
            <text:p>Match</text:p>
          </table:table-cell>
          <table:table-cell table:style-name="Default" office:value-type="string" calcext:value-type="string">
            <text:p>Diff</text:p>
          </table:table-cell>
          <table:table-cell table:style-name="Default"/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-Max Diff</text:p>
          </table:table-cell>
          <table:table-cell table:style-name="Default"/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3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6</text:p>
          </table:table-cell>
          <table:table-cell table:style-name="Default" office:value-type="string" calcext:value-type="string">
            <text:p>V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" office:value-type="float" office:value="25000" calcext:value-type="float">
            <text:p>25,000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7]*[.$B$2]/12" office:value-type="float" office:value="306.25" calcext:value-type="float">
            <text:p>306</text:p>
          </table:table-cell>
          <table:table-cell table:formula="of:=[.C7]-[.D7]" office:value-type="float" office:value="556.72" calcext:value-type="float">
            <text:p>557</text:p>
          </table:table-cell>
          <table:table-cell table:formula="of:=[.B7]-[.E7]" office:value-type="float" office:value="24443.28" calcext:value-type="float">
            <text:p>24,443</text:p>
          </table:table-cell>
          <table:table-cell/>
          <table:table-cell table:formula="of:=[.F7]/[.$B$1]" office:value-type="percentage" office:value="0.9777312" calcext:value-type="percentage">
            <text:p>97.77%</text:p>
          </table:table-cell>
          <table:table-cell office:value-type="percentage" office:value="0.976279666666667" calcext:value-type="percentage">
            <text:p>97.63%</text:p>
          </table:table-cell>
          <table:table-cell office:value-type="percentage" office:value="0.976507" calcext:value-type="percentage">
            <text:p>97.65%</text:p>
          </table:table-cell>
          <table:table-cell office:value-type="percentage" office:value="0.975233333333333" calcext:value-type="percentage">
            <text:p>97.52%</text:p>
          </table:table-cell>
          <table:table-cell office:value-type="percentage" office:value="0.975116666666667" calcext:value-type="percentage">
            <text:p>97.51%</text:p>
          </table:table-cell>
          <table:table-cell office:value-type="percentage" office:value="0.9777312" calcext:value-type="percentage">
            <text:p>97.77%</text:p>
          </table:table-cell>
          <table:table-cell office:value-type="percentage" office:value="0.97535625" calcext:value-type="percentage">
            <text:p>97.54%</text:p>
          </table:table-cell>
          <table:table-cell table:formula="of:=[.I7]=[.H7]" office:value-type="boolean" office:boolean-value="false" calcext:value-type="boolean">
            <text:p>FALSE</text:p>
          </table:table-cell>
          <table:table-cell table:formula="of:=[.I7]-[.H7]" office:value-type="percentage" office:value="-0.00145153333333325" calcext:value-type="percentage">
            <text:p>-0.15%</text:p>
          </table:table-cell>
          <table:table-cell/>
          <table:table-cell table:formula="of:=AVERAGE([.I7:.N7])" office:value-type="percentage" office:value="0.976037352777778" calcext:value-type="percentage">
            <text:p>97.60%</text:p>
          </table:table-cell>
          <table:table-cell table:formula="of:=MIN([.I7:.N7])" office:value-type="percentage" office:value="0.975116666666667" calcext:value-type="percentage">
            <text:p>97.51%</text:p>
          </table:table-cell>
          <table:table-cell table:formula="of:=MAX([.I7:.N7])" office:value-type="percentage" office:value="0.9777312" calcext:value-type="percentage">
            <text:p>97.77%</text:p>
          </table:table-cell>
          <table:table-cell table:formula="of:=[.T7]-[.S7]" office:value-type="percentage" office:value="0.00261453333333317" calcext:value-type="percentage">
            <text:p>0.26%</text:p>
          </table:table-cell>
          <table:table-cell table:style-name="Default"/>
          <table:table-cell table:formula="of:=[.I7]-[.$R7]" office:value-type="percentage" office:value="0.000242313888888845" calcext:value-type="percentage">
            <text:p>0.02%</text:p>
          </table:table-cell>
          <table:table-cell table:formula="of:=[.J7]-[.$R7]" office:value-type="percentage" office:value="0.000469647222222203" calcext:value-type="percentage">
            <text:p>0.05%</text:p>
          </table:table-cell>
          <table:table-cell table:formula="of:=[.K7]-[.$R7]" office:value-type="percentage" office:value="-0.000804019444444415" calcext:value-type="percentage">
            <text:p>-0.08%</text:p>
          </table:table-cell>
          <table:table-cell table:formula="of:=[.L7]-[.$R7]" office:value-type="percentage" office:value="-0.000920686111111069" calcext:value-type="percentage">
            <text:p>-0.09%</text:p>
          </table:table-cell>
          <table:table-cell table:formula="of:=[.M7]-[.$R7]" office:value-type="percentage" office:value="0.0016938472222221" calcext:value-type="percentage">
            <text:p>0.17%</text:p>
          </table:table-cell>
          <table:table-cell table:formula="of:=[.N7]-[.$R7]" office:value-type="percentage" office:value="-0.000681102777777776" calcext:value-type="percentage">
            <text:p>-0.0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7]" office:value-type="float" office:value="24443.28" calcext:value-type="float">
            <text:p>24,443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8]*[.$B$2]/12" office:value-type="float" office:value="299.43018" calcext:value-type="float">
            <text:p>299</text:p>
          </table:table-cell>
          <table:table-cell table:formula="of:=[.C8]-[.D8]" office:value-type="float" office:value="563.53982" calcext:value-type="float">
            <text:p>564</text:p>
          </table:table-cell>
          <table:table-cell table:formula="of:=[.B8]-[.E8]" office:value-type="float" office:value="23879.74018" calcext:value-type="float">
            <text:p>23,880</text:p>
          </table:table-cell>
          <table:table-cell/>
          <table:table-cell table:formula="of:=[.F8]/[.$B$1]" office:value-type="percentage" office:value="0.9551896072" calcext:value-type="percentage">
            <text:p>95.52%</text:p>
          </table:table-cell>
          <table:table-cell office:value-type="percentage" office:value="0.952350001391667" calcext:value-type="percentage">
            <text:p>95.24%</text:p>
          </table:table-cell>
          <table:table-cell office:value-type="percentage" office:value="0.95279434045" calcext:value-type="percentage">
            <text:p>95.28%</text:p>
          </table:table-cell>
          <table:table-cell office:value-type="percentage" office:value="0.950306715277778" calcext:value-type="percentage">
            <text:p>95.03%</text:p>
          </table:table-cell>
          <table:table-cell office:value-type="percentage" office:value="0.950079264027778" calcext:value-type="percentage">
            <text:p>95.01%</text:p>
          </table:table-cell>
          <table:table-cell office:value-type="percentage" office:value="0.9551896072" calcext:value-type="percentage">
            <text:p>95.52%</text:p>
          </table:table-cell>
          <table:table-cell office:value-type="percentage" office:value="0.95054677078125" calcext:value-type="percentage">
            <text:p>95.05%</text:p>
          </table:table-cell>
          <table:table-cell table:formula="of:=[.I8]=[.H8]" office:value-type="boolean" office:boolean-value="false" calcext:value-type="boolean">
            <text:p>FALSE</text:p>
          </table:table-cell>
          <table:table-cell table:formula="of:=[.I8]-[.H8]" office:value-type="percentage" office:value="-0.00283960580833342" calcext:value-type="percentage">
            <text:p>-0.28%</text:p>
          </table:table-cell>
          <table:table-cell/>
          <table:table-cell table:formula="of:=AVERAGE([.I8:.N8])" office:value-type="percentage" office:value="0.951877783188079" calcext:value-type="percentage">
            <text:p>95.19%</text:p>
          </table:table-cell>
          <table:table-cell table:formula="of:=MIN([.I8:.N8])" office:value-type="percentage" office:value="0.950079264027778" calcext:value-type="percentage">
            <text:p>95.01%</text:p>
          </table:table-cell>
          <table:table-cell table:formula="of:=MAX([.I8:.N8])" office:value-type="percentage" office:value="0.9551896072" calcext:value-type="percentage">
            <text:p>95.52%</text:p>
          </table:table-cell>
          <table:table-cell table:formula="of:=[.T8]-[.S8]" office:value-type="percentage" office:value="0.00511034317222214" calcext:value-type="percentage">
            <text:p>0.51%</text:p>
          </table:table-cell>
          <table:table-cell table:formula="of:=[.T8]-[.S7]" office:value-type="percentage" office:value="-0.0199270594666667" calcext:value-type="percentage">
            <text:p>-1.99%</text:p>
          </table:table-cell>
          <table:table-cell table:formula="of:=[.I8]-[.$R8]" office:value-type="percentage" office:value="0.000472218203587782" calcext:value-type="percentage">
            <text:p>0.05%</text:p>
          </table:table-cell>
          <table:table-cell table:formula="of:=[.J8]-[.$R8]" office:value-type="percentage" office:value="0.000916557261921192" calcext:value-type="percentage">
            <text:p>0.09%</text:p>
          </table:table-cell>
          <table:table-cell table:formula="of:=[.K8]-[.$R8]" office:value-type="percentage" office:value="-0.00157106791030104" calcext:value-type="percentage">
            <text:p>-0.16%</text:p>
          </table:table-cell>
          <table:table-cell table:formula="of:=[.L8]-[.$R8]" office:value-type="percentage" office:value="-0.00179851916030094" calcext:value-type="percentage">
            <text:p>-0.18%</text:p>
          </table:table-cell>
          <table:table-cell table:formula="of:=[.M8]-[.$R8]" office:value-type="percentage" office:value="0.0033118240119212" calcext:value-type="percentage">
            <text:p>0.33%</text:p>
          </table:table-cell>
          <table:table-cell table:formula="of:=[.N8]-[.$R8]" office:value-type="percentage" office:value="-0.00133101240682876" calcext:value-type="percentage">
            <text:p>-0.1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8]" office:value-type="float" office:value="23879.74018" calcext:value-type="float">
            <text:p>23,880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9]*[.$B$2]/12" office:value-type="float" office:value="292.526817205" calcext:value-type="float">
            <text:p>293</text:p>
          </table:table-cell>
          <table:table-cell table:formula="of:=[.C9]-[.D9]" office:value-type="float" office:value="570.443182795" calcext:value-type="float">
            <text:p>570</text:p>
          </table:table-cell>
          <table:table-cell table:formula="of:=[.B9]-[.E9]" office:value-type="float" office:value="23309.296997205" calcext:value-type="float">
            <text:p>23,309</text:p>
          </table:table-cell>
          <table:table-cell/>
          <table:table-cell table:formula="of:=[.F9]/[.$B$1]" office:value-type="percentage" office:value="0.9323718798882" calcext:value-type="percentage">
            <text:p>93.24%</text:p>
          </table:table-cell>
          <table:table-cell office:value-type="percentage" office:value="0.928209156820615" calcext:value-type="percentage">
            <text:p>92.82%</text:p>
          </table:table-cell>
          <table:table-cell office:value-type="percentage" office:value="0.928859967533207" calcext:value-type="percentage">
            <text:p>92.89%</text:p>
          </table:table-cell>
          <table:table-cell office:value-type="percentage" office:value="0.925219112813947" calcext:value-type="percentage">
            <text:p>92.52%</text:p>
          </table:table-cell>
          <table:table-cell office:value-type="percentage" office:value="0.92488683813755" calcext:value-type="percentage">
            <text:p>92.49%</text:p>
          </table:table-cell>
          <table:table-cell office:value-type="percentage" office:value="0.9323718798882" calcext:value-type="percentage">
            <text:p>93.24%</text:p>
          </table:table-cell>
          <table:table-cell office:value-type="percentage" office:value="0.925570447814754" calcext:value-type="percentage">
            <text:p>92.56%</text:p>
          </table:table-cell>
          <table:table-cell table:formula="of:=[.I9]=[.H9]" office:value-type="boolean" office:boolean-value="false" calcext:value-type="boolean">
            <text:p>FALSE</text:p>
          </table:table-cell>
          <table:table-cell table:formula="of:=[.I9]-[.H9]" office:value-type="percentage" office:value="-0.00416272306758536" calcext:value-type="percentage">
            <text:p>-0.42%</text:p>
          </table:table-cell>
          <table:table-cell/>
          <table:table-cell table:formula="of:=AVERAGE([.I9:.N9])" office:value-type="percentage" office:value="0.927519567168046" calcext:value-type="percentage">
            <text:p>92.75%</text:p>
          </table:table-cell>
          <table:table-cell table:formula="of:=MIN([.I9:.N9])" office:value-type="percentage" office:value="0.92488683813755" calcext:value-type="percentage">
            <text:p>92.49%</text:p>
          </table:table-cell>
          <table:table-cell table:formula="of:=MAX([.I9:.N9])" office:value-type="percentage" office:value="0.9323718798882" calcext:value-type="percentage">
            <text:p>93.24%</text:p>
          </table:table-cell>
          <table:table-cell table:formula="of:=[.T9]-[.S9]" office:value-type="percentage" office:value="0.00748504175065023" calcext:value-type="percentage">
            <text:p>0.75%</text:p>
          </table:table-cell>
          <table:table-cell table:formula="of:=[.T9]-[.S8]" office:value-type="percentage" office:value="-0.0177073841395778" calcext:value-type="percentage">
            <text:p>-1.77%</text:p>
          </table:table-cell>
          <table:table-cell table:formula="of:=[.I9]-[.$R9]" office:value-type="percentage" office:value="0.000689589652569156" calcext:value-type="percentage">
            <text:p>0.07%</text:p>
          </table:table-cell>
          <table:table-cell table:formula="of:=[.J9]-[.$R9]" office:value-type="percentage" office:value="0.00134040036516192" calcext:value-type="percentage">
            <text:p>0.13%</text:p>
          </table:table-cell>
          <table:table-cell table:formula="of:=[.K9]-[.$R9]" office:value-type="percentage" office:value="-0.00230045435409865" calcext:value-type="percentage">
            <text:p>-0.23%</text:p>
          </table:table-cell>
          <table:table-cell table:formula="of:=[.L9]-[.$R9]" office:value-type="percentage" office:value="-0.00263272903049572" calcext:value-type="percentage">
            <text:p>-0.26%</text:p>
          </table:table-cell>
          <table:table-cell table:formula="of:=[.M9]-[.$R9]" office:value-type="percentage" office:value="0.00485231272015452" calcext:value-type="percentage">
            <text:p>0.49%</text:p>
          </table:table-cell>
          <table:table-cell table:formula="of:=[.N9]-[.$R9]" office:value-type="percentage" office:value="-0.00194911935329156" calcext:value-type="percentage">
            <text:p>-0.1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9]" office:value-type="float" office:value="23309.296997205" calcext:value-type="float">
            <text:p>23,309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10]*[.$B$2]/12" office:value-type="float" office:value="285.538888215761" calcext:value-type="float">
            <text:p>286</text:p>
          </table:table-cell>
          <table:table-cell table:formula="of:=[.C10]-[.D10]" office:value-type="float" office:value="577.431111784239" calcext:value-type="float">
            <text:p>577</text:p>
          </table:table-cell>
          <table:table-cell table:formula="of:=[.B10]-[.E10]" office:value-type="float" office:value="22731.8658854208" calcext:value-type="float">
            <text:p>22,732</text:p>
          </table:table-cell>
          <table:table-cell/>
          <table:table-cell table:formula="of:=[.F10]/[.$B$1]" office:value-type="percentage" office:value="0.909274635416831" calcext:value-type="percentage">
            <text:p>90.93%</text:p>
          </table:table-cell>
          <table:table-cell office:value-type="percentage" office:value="0.903855269296223" calcext:value-type="percentage">
            <text:p>90.39%</text:p>
          </table:table-cell>
          <table:table-cell office:value-type="percentage" office:value="0.904701808229643" calcext:value-type="percentage">
            <text:p>90.47%</text:p>
          </table:table-cell>
          <table:table-cell office:value-type="percentage" office:value="0.89996948625087" calcext:value-type="percentage">
            <text:p>90.00%</text:p>
          </table:table-cell>
          <table:table-cell office:value-type="percentage" office:value="0.899538429143685" calcext:value-type="percentage">
            <text:p>89.95%</text:p>
          </table:table-cell>
          <table:table-cell office:value-type="percentage" office:value="0.909274635416831" calcext:value-type="percentage">
            <text:p>90.93%</text:p>
          </table:table-cell>
          <table:table-cell office:value-type="percentage" office:value="0.900426159076308" calcext:value-type="percentage">
            <text:p>90.04%</text:p>
          </table:table-cell>
          <table:table-cell table:formula="of:=[.I10]=[.H10]" office:value-type="boolean" office:boolean-value="false" calcext:value-type="boolean">
            <text:p>FALSE</text:p>
          </table:table-cell>
          <table:table-cell table:formula="of:=[.I10]-[.H10]" office:value-type="percentage" office:value="-0.00541936612060734" calcext:value-type="percentage">
            <text:p>-0.54%</text:p>
          </table:table-cell>
          <table:table-cell/>
          <table:table-cell table:formula="of:=AVERAGE([.I10:.N10])" office:value-type="percentage" office:value="0.902960964568927" calcext:value-type="percentage">
            <text:p>90.30%</text:p>
          </table:table-cell>
          <table:table-cell table:formula="of:=MIN([.I10:.N10])" office:value-type="percentage" office:value="0.899538429143685" calcext:value-type="percentage">
            <text:p>89.95%</text:p>
          </table:table-cell>
          <table:table-cell table:formula="of:=MAX([.I10:.N10])" office:value-type="percentage" office:value="0.909274635416831" calcext:value-type="percentage">
            <text:p>90.93%</text:p>
          </table:table-cell>
          <table:table-cell table:formula="of:=[.T10]-[.S10]" office:value-type="percentage" office:value="0.00973620627314575" calcext:value-type="percentage">
            <text:p>0.97%</text:p>
          </table:table-cell>
          <table:table-cell table:formula="of:=[.T10]-[.S9]" office:value-type="percentage" office:value="-0.0156122027207192" calcext:value-type="percentage">
            <text:p>-1.56%</text:p>
          </table:table-cell>
          <table:table-cell table:formula="of:=[.I10]-[.$R10]" office:value-type="percentage" office:value="0.000894304727296569" calcext:value-type="percentage">
            <text:p>0.09%</text:p>
          </table:table-cell>
          <table:table-cell table:formula="of:=[.J10]-[.$R10]" office:value-type="percentage" office:value="0.00174084366071614" calcext:value-type="percentage">
            <text:p>0.17%</text:p>
          </table:table-cell>
          <table:table-cell table:formula="of:=[.K10]-[.$R10]" office:value-type="percentage" office:value="-0.00299147831805646" calcext:value-type="percentage">
            <text:p>-0.30%</text:p>
          </table:table-cell>
          <table:table-cell table:formula="of:=[.L10]-[.$R10]" office:value-type="percentage" office:value="-0.00342253542524185" calcext:value-type="percentage">
            <text:p>-0.34%</text:p>
          </table:table-cell>
          <table:table-cell table:formula="of:=[.M10]-[.$R10]" office:value-type="percentage" office:value="0.00631367084790391" calcext:value-type="percentage">
            <text:p>0.63%</text:p>
          </table:table-cell>
          <table:table-cell table:formula="of:=[.N10]-[.$R10]" office:value-type="percentage" office:value="-0.00253480549261853" calcext:value-type="percentage">
            <text:p>-0.2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0]" office:value-type="float" office:value="22731.8658854208" calcext:value-type="float">
            <text:p>22,732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11]*[.$B$2]/12" office:value-type="float" office:value="278.465357096404" calcext:value-type="float">
            <text:p>278</text:p>
          </table:table-cell>
          <table:table-cell table:formula="of:=[.C11]-[.D11]" office:value-type="float" office:value="584.504642903596" calcext:value-type="float">
            <text:p>585</text:p>
          </table:table-cell>
          <table:table-cell table:formula="of:=[.B11]-[.E11]" office:value-type="float" office:value="22147.3612425172" calcext:value-type="float">
            <text:p>22,147</text:p>
          </table:table-cell>
          <table:table-cell/>
          <table:table-cell table:formula="of:=[.F11]/[.$B$1]" office:value-type="percentage" office:value="0.885894449700687" calcext:value-type="percentage">
            <text:p>88.59%</text:p>
          </table:table-cell>
          <table:table-cell office:value-type="percentage" office:value="0.879286458714429" calcext:value-type="percentage">
            <text:p>87.93%</text:p>
          </table:table-cell>
          <table:table-cell office:value-type="percentage" office:value="0.88031777013659" calcext:value-type="percentage">
            <text:p>88.03%</text:p>
          </table:table-cell>
          <table:table-cell office:value-type="percentage" office:value="0.874556789182907" calcext:value-type="percentage">
            <text:p>87.46%</text:p>
          </table:table-cell>
          <table:table-cell office:value-type="percentage" office:value="0.874033071250799" calcext:value-type="percentage">
            <text:p>87.40%</text:p>
          </table:table-cell>
          <table:table-cell office:value-type="percentage" office:value="0.885894449700687" calcext:value-type="percentage">
            <text:p>88.59%</text:p>
          </table:table-cell>
          <table:table-cell office:value-type="percentage" office:value="0.875112774996096" calcext:value-type="percentage">
            <text:p>87.51%</text:p>
          </table:table-cell>
          <table:table-cell table:formula="of:=[.I11]=[.H11]" office:value-type="boolean" office:boolean-value="false" calcext:value-type="boolean">
            <text:p>FALSE</text:p>
          </table:table-cell>
          <table:table-cell table:formula="of:=[.I11]-[.H11]" office:value-type="percentage" office:value="-0.00660799098625742" calcext:value-type="percentage">
            <text:p>-0.66%</text:p>
          </table:table-cell>
          <table:table-cell/>
          <table:table-cell table:formula="of:=AVERAGE([.I11:.N11])" office:value-type="percentage" office:value="0.878200218996918" calcext:value-type="percentage">
            <text:p>87.82%</text:p>
          </table:table-cell>
          <table:table-cell table:formula="of:=MIN([.I11:.N11])" office:value-type="percentage" office:value="0.874033071250799" calcext:value-type="percentage">
            <text:p>87.40%</text:p>
          </table:table-cell>
          <table:table-cell table:formula="of:=MAX([.I11:.N11])" office:value-type="percentage" office:value="0.885894449700687" calcext:value-type="percentage">
            <text:p>88.59%</text:p>
          </table:table-cell>
          <table:table-cell table:formula="of:=[.T11]-[.S11]" office:value-type="percentage" office:value="0.0118613784498872" calcext:value-type="percentage">
            <text:p>1.19%</text:p>
          </table:table-cell>
          <table:table-cell table:formula="of:=[.T11]-[.S10]" office:value-type="percentage" office:value="-0.0136439794429982" calcext:value-type="percentage">
            <text:p>-1.36%</text:p>
          </table:table-cell>
          <table:table-cell table:formula="of:=[.I11]-[.$R11]" office:value-type="percentage" office:value="0.0010862397175111" calcext:value-type="percentage">
            <text:p>0.11%</text:p>
          </table:table-cell>
          <table:table-cell table:formula="of:=[.J11]-[.$R11]" office:value-type="percentage" office:value="0.00211755113967182" calcext:value-type="percentage">
            <text:p>0.21%</text:p>
          </table:table-cell>
          <table:table-cell table:formula="of:=[.K11]-[.$R11]" office:value-type="percentage" office:value="-0.003643429814011" calcext:value-type="percentage">
            <text:p>-0.36%</text:p>
          </table:table-cell>
          <table:table-cell table:formula="of:=[.L11]-[.$R11]" office:value-type="percentage" office:value="-0.0041671477461187" calcext:value-type="percentage">
            <text:p>-0.42%</text:p>
          </table:table-cell>
          <table:table-cell table:formula="of:=[.M11]-[.$R11]" office:value-type="percentage" office:value="0.00769423070376851" calcext:value-type="percentage">
            <text:p>0.77%</text:p>
          </table:table-cell>
          <table:table-cell table:formula="of:=[.N11]-[.$R11]" office:value-type="percentage" office:value="-0.00308744400082173" calcext:value-type="percentage">
            <text:p>-0.3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11]" office:value-type="float" office:value="22147.3612425172" calcext:value-type="float">
            <text:p>22,147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12]*[.$B$2]/12" office:value-type="float" office:value="271.305175220835" calcext:value-type="float">
            <text:p>271</text:p>
          </table:table-cell>
          <table:table-cell table:formula="of:=[.C12]-[.D12]" office:value-type="float" office:value="591.664824779165" calcext:value-type="float">
            <text:p>592</text:p>
          </table:table-cell>
          <table:table-cell table:formula="of:=[.B12]-[.E12]" office:value-type="float" office:value="21555.696417738" calcext:value-type="float">
            <text:p>21,556</text:p>
          </table:table-cell>
          <table:table-cell/>
          <table:table-cell table:formula="of:=[.F12]/[.$B$1]" office:value-type="percentage" office:value="0.86222785670952" calcext:value-type="percentage">
            <text:p>86.22%</text:p>
          </table:table-cell>
          <table:table-cell office:value-type="percentage" office:value="0.854500828379251" calcext:value-type="percentage">
            <text:p>85.45%</text:p>
          </table:table-cell>
          <table:table-cell office:value-type="percentage" office:value="0.855705741287367" calcext:value-type="percentage">
            <text:p>85.57%</text:p>
          </table:table-cell>
          <table:table-cell office:value-type="percentage" office:value="0.84897996844638" calcext:value-type="percentage">
            <text:p>84.90%</text:p>
          </table:table-cell>
          <table:table-cell office:value-type="percentage" office:value="0.848369792683627" calcext:value-type="percentage">
            <text:p>84.84%</text:p>
          </table:table-cell>
          <table:table-cell office:value-type="percentage" office:value="0.86222785670952" calcext:value-type="percentage">
            <text:p>86.22%</text:p>
          </table:table-cell>
          <table:table-cell office:value-type="percentage" office:value="0.849629158407945" calcext:value-type="percentage">
            <text:p>84.96%</text:p>
          </table:table-cell>
          <table:table-cell table:formula="of:=[.I12]=[.H12]" office:value-type="boolean" office:boolean-value="false" calcext:value-type="boolean">
            <text:p>FALSE</text:p>
          </table:table-cell>
          <table:table-cell table:formula="of:=[.I12]-[.H12]" office:value-type="percentage" office:value="-0.00772702833026939" calcext:value-type="percentage">
            <text:p>-0.77%</text:p>
          </table:table-cell>
          <table:table-cell/>
          <table:table-cell table:formula="of:=AVERAGE([.I12:.N12])" office:value-type="percentage" office:value="0.853235557652348" calcext:value-type="percentage">
            <text:p>85.32%</text:p>
          </table:table-cell>
          <table:table-cell table:formula="of:=MIN([.I12:.N12])" office:value-type="percentage" office:value="0.848369792683627" calcext:value-type="percentage">
            <text:p>84.84%</text:p>
          </table:table-cell>
          <table:table-cell table:formula="of:=MAX([.I12:.N12])" office:value-type="percentage" office:value="0.86222785670952" calcext:value-type="percentage">
            <text:p>86.22%</text:p>
          </table:table-cell>
          <table:table-cell table:formula="of:=[.T12]-[.S12]" office:value-type="percentage" office:value="0.013858064025893" calcext:value-type="percentage">
            <text:p>1.39%</text:p>
          </table:table-cell>
          <table:table-cell table:formula="of:=[.T12]-[.S11]" office:value-type="percentage" office:value="-0.0118052145412793" calcext:value-type="percentage">
            <text:p>-1.18%</text:p>
          </table:table-cell>
          <table:table-cell table:formula="of:=[.I12]-[.$R12]" office:value-type="percentage" office:value="0.00126527072690241" calcext:value-type="percentage">
            <text:p>0.13%</text:p>
          </table:table-cell>
          <table:table-cell table:formula="of:=[.J12]-[.$R12]" office:value-type="percentage" office:value="0.00247018363501861" calcext:value-type="percentage">
            <text:p>0.25%</text:p>
          </table:table-cell>
          <table:table-cell table:formula="of:=[.K12]-[.$R12]" office:value-type="percentage" office:value="-0.00425558920596836" calcext:value-type="percentage">
            <text:p>-0.43%</text:p>
          </table:table-cell>
          <table:table-cell table:formula="of:=[.L12]-[.$R12]" office:value-type="percentage" office:value="-0.00486576496872115" calcext:value-type="percentage">
            <text:p>-0.49%</text:p>
          </table:table-cell>
          <table:table-cell table:formula="of:=[.M12]-[.$R12]" office:value-type="percentage" office:value="0.0089922990571718" calcext:value-type="percentage">
            <text:p>0.90%</text:p>
          </table:table-cell>
          <table:table-cell table:formula="of:=[.N12]-[.$R12]" office:value-type="percentage" office:value="-0.0036063992444032" calcext:value-type="percentage">
            <text:p>-0.36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F12]" office:value-type="float" office:value="21555.696417738" calcext:value-type="float">
            <text:p>21,556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13]*[.$B$2]/12" office:value-type="float" office:value="264.057281117291" calcext:value-type="float">
            <text:p>264</text:p>
          </table:table-cell>
          <table:table-cell table:formula="of:=[.C13]-[.D13]" office:value-type="float" office:value="598.912718882709" calcext:value-type="float">
            <text:p>599</text:p>
          </table:table-cell>
          <table:table-cell table:formula="of:=[.B13]-[.E13]" office:value-type="float" office:value="20956.7836988553" calcext:value-type="float">
            <text:p>20,957</text:p>
          </table:table-cell>
          <table:table-cell/>
          <table:table-cell table:formula="of:=[.F13]/[.$B$1]" office:value-type="percentage" office:value="0.838271347954212" calcext:value-type="percentage">
            <text:p>83.83%</text:p>
          </table:table-cell>
          <table:table-cell office:value-type="percentage" office:value="0.829496464856364" calcext:value-type="percentage">
            <text:p>82.95%</text:p>
          </table:table-cell>
          <table:table-cell office:value-type="percentage" office:value="0.830863589968404" calcext:value-type="percentage">
            <text:p>83.09%</text:p>
          </table:table-cell>
          <table:table-cell office:value-type="percentage" office:value="0.823237964075929" calcext:value-type="percentage">
            <text:p>82.32%</text:p>
          </table:table-cell>
          <table:table-cell office:value-type="percentage" office:value="0.822547615649993" calcext:value-type="percentage">
            <text:p>82.25%</text:p>
          </table:table-cell>
          <table:table-cell office:value-type="percentage" office:value="0.838271347954212" calcext:value-type="percentage">
            <text:p>83.83%</text:p>
          </table:table-cell>
          <table:table-cell office:value-type="percentage" office:value="0.823974164498238" calcext:value-type="percentage">
            <text:p>82.40%</text:p>
          </table:table-cell>
          <table:table-cell table:formula="of:=[.I13]=[.H13]" office:value-type="boolean" office:boolean-value="false" calcext:value-type="boolean">
            <text:p>FALSE</text:p>
          </table:table-cell>
          <table:table-cell table:formula="of:=[.I13]-[.H13]" office:value-type="percentage" office:value="-0.00877488309784746" calcext:value-type="percentage">
            <text:p>-0.88%</text:p>
          </table:table-cell>
          <table:table-cell/>
          <table:table-cell table:formula="of:=AVERAGE([.I13:.N13])" office:value-type="percentage" office:value="0.82806519116719" calcext:value-type="percentage">
            <text:p>82.81%</text:p>
          </table:table-cell>
          <table:table-cell table:formula="of:=MIN([.I13:.N13])" office:value-type="percentage" office:value="0.822547615649993" calcext:value-type="percentage">
            <text:p>82.25%</text:p>
          </table:table-cell>
          <table:table-cell table:formula="of:=MAX([.I13:.N13])" office:value-type="percentage" office:value="0.838271347954212" calcext:value-type="percentage">
            <text:p>83.83%</text:p>
          </table:table-cell>
          <table:table-cell table:formula="of:=[.T13]-[.S13]" office:value-type="percentage" office:value="0.0157237323042184" calcext:value-type="percentage">
            <text:p>1.57%</text:p>
          </table:table-cell>
          <table:table-cell table:formula="of:=[.T13]-[.S12]" office:value-type="percentage" office:value="-0.0100984447294155" calcext:value-type="percentage">
            <text:p>-1.01%</text:p>
          </table:table-cell>
          <table:table-cell table:formula="of:=[.I13]-[.$R13]" office:value-type="percentage" office:value="0.00143127368917417" calcext:value-type="percentage">
            <text:p>0.14%</text:p>
          </table:table-cell>
          <table:table-cell table:formula="of:=[.J13]-[.$R13]" office:value-type="percentage" office:value="0.0027983988012138" calcext:value-type="percentage">
            <text:p>0.28%</text:p>
          </table:table-cell>
          <table:table-cell table:formula="of:=[.K13]-[.$R13]" office:value-type="percentage" office:value="-0.0048272270912606" calcext:value-type="percentage">
            <text:p>-0.48%</text:p>
          </table:table-cell>
          <table:table-cell table:formula="of:=[.L13]-[.$R13]" office:value-type="percentage" office:value="-0.00551757551719678" calcext:value-type="percentage">
            <text:p>-0.55%</text:p>
          </table:table-cell>
          <table:table-cell table:formula="of:=[.M13]-[.$R13]" office:value-type="percentage" office:value="0.0102061567870216" calcext:value-type="percentage">
            <text:p>1.02%</text:p>
          </table:table-cell>
          <table:table-cell table:formula="of:=[.N13]-[.$R13]" office:value-type="percentage" office:value="-0.00409102666895156" calcext:value-type="percentage">
            <text:p>-0.4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13]" office:value-type="float" office:value="20956.7836988553" calcext:value-type="float">
            <text:p>20,957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14]*[.$B$2]/12" office:value-type="float" office:value="256.720600310977" calcext:value-type="float">
            <text:p>257</text:p>
          </table:table-cell>
          <table:table-cell table:formula="of:=[.C14]-[.D14]" office:value-type="float" office:value="606.249399689023" calcext:value-type="float">
            <text:p>606</text:p>
          </table:table-cell>
          <table:table-cell table:formula="of:=[.B14]-[.E14]" office:value-type="float" office:value="20350.5342991663" calcext:value-type="float">
            <text:p>20,351</text:p>
          </table:table-cell>
          <table:table-cell/>
          <table:table-cell table:formula="of:=[.F14]/[.$B$1]" office:value-type="percentage" office:value="0.814021371966651" calcext:value-type="percentage">
            <text:p>81.40%</text:p>
          </table:table-cell>
          <table:table-cell office:value-type="percentage" office:value="0.804271437825388" calcext:value-type="percentage">
            <text:p>80.43%</text:p>
          </table:table-cell>
          <table:table-cell office:value-type="percentage" office:value="0.805789164534608" calcext:value-type="percentage">
            <text:p>80.58%</text:p>
          </table:table-cell>
          <table:table-cell office:value-type="percentage" office:value="0.797329709260587" calcext:value-type="percentage">
            <text:p>79.73%</text:p>
          </table:table-cell>
          <table:table-cell office:value-type="percentage" office:value="0.79656555630356" calcext:value-type="percentage">
            <text:p>79.66%</text:p>
          </table:table-cell>
          <table:table-cell office:value-type="percentage" office:value="0.814021371966651" calcext:value-type="percentage">
            <text:p>81.40%</text:p>
          </table:table-cell>
          <table:table-cell office:value-type="percentage" office:value="0.798146640754489" calcext:value-type="percentage">
            <text:p>79.81%</text:p>
          </table:table-cell>
          <table:table-cell table:formula="of:=[.I14]=[.H14]" office:value-type="boolean" office:boolean-value="false" calcext:value-type="boolean">
            <text:p>FALSE</text:p>
          </table:table-cell>
          <table:table-cell table:formula="of:=[.I14]-[.H14]" office:value-type="percentage" office:value="-0.00974993414126246" calcext:value-type="percentage">
            <text:p>-0.97%</text:p>
          </table:table-cell>
          <table:table-cell/>
          <table:table-cell table:formula="of:=AVERAGE([.I14:.N14])" office:value-type="percentage" office:value="0.80268731344088" calcext:value-type="percentage">
            <text:p>80.27%</text:p>
          </table:table-cell>
          <table:table-cell table:formula="of:=MIN([.I14:.N14])" office:value-type="percentage" office:value="0.79656555630356" calcext:value-type="percentage">
            <text:p>79.66%</text:p>
          </table:table-cell>
          <table:table-cell table:formula="of:=MAX([.I14:.N14])" office:value-type="percentage" office:value="0.814021371966651" calcext:value-type="percentage">
            <text:p>81.40%</text:p>
          </table:table-cell>
          <table:table-cell table:formula="of:=[.T14]-[.S14]" office:value-type="percentage" office:value="0.0174558156630913" calcext:value-type="percentage">
            <text:p>1.75%</text:p>
          </table:table-cell>
          <table:table-cell table:formula="of:=[.T14]-[.S13]" office:value-type="percentage" office:value="-0.00852624368334243" calcext:value-type="percentage">
            <text:p>-0.85%</text:p>
          </table:table-cell>
          <table:table-cell table:formula="of:=[.I14]-[.$R14]" office:value-type="percentage" office:value="0.00158412438450795" calcext:value-type="percentage">
            <text:p>0.16%</text:p>
          </table:table-cell>
          <table:table-cell table:formula="of:=[.J14]-[.$R14]" office:value-type="percentage" office:value="0.00310185109372796" calcext:value-type="percentage">
            <text:p>0.31%</text:p>
          </table:table-cell>
          <table:table-cell table:formula="of:=[.K14]-[.$R14]" office:value-type="percentage" office:value="-0.00535760418029396" calcext:value-type="percentage">
            <text:p>-0.54%</text:p>
          </table:table-cell>
          <table:table-cell table:formula="of:=[.L14]-[.$R14]" office:value-type="percentage" office:value="-0.00612175713732088" calcext:value-type="percentage">
            <text:p>-0.61%</text:p>
          </table:table-cell>
          <table:table-cell table:formula="of:=[.M14]-[.$R14]" office:value-type="percentage" office:value="0.0113340585257704" calcext:value-type="percentage">
            <text:p>1.13%</text:p>
          </table:table-cell>
          <table:table-cell table:formula="of:=[.N14]-[.$R14]" office:value-type="percentage" office:value="-0.00454067268639125" calcext:value-type="percentage">
            <text:p>-0.4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F14]" office:value-type="float" office:value="20350.5342991663" calcext:value-type="float">
            <text:p>20,351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15]*[.$B$2]/12" office:value-type="float" office:value="249.294045164787" calcext:value-type="float">
            <text:p>249</text:p>
          </table:table-cell>
          <table:table-cell table:formula="of:=[.C15]-[.D15]" office:value-type="float" office:value="613.675954835213" calcext:value-type="float">
            <text:p>614</text:p>
          </table:table-cell>
          <table:table-cell table:formula="of:=[.B15]-[.E15]" office:value-type="float" office:value="19736.8583443311" calcext:value-type="float">
            <text:p>19,737</text:p>
          </table:table-cell>
          <table:table-cell/>
          <table:table-cell table:formula="of:=[.F15]/[.$B$1]" office:value-type="percentage" office:value="0.789474333773242" calcext:value-type="percentage">
            <text:p>78.95%</text:p>
          </table:table-cell>
          <table:table-cell office:value-type="percentage" office:value="0.778823799930864" calcext:value-type="percentage">
            <text:p>77.88%</text:p>
          </table:table-cell>
          <table:table-cell office:value-type="percentage" office:value="0.780480293223007" calcext:value-type="percentage">
            <text:p>78.05%</text:p>
          </table:table-cell>
          <table:table-cell office:value-type="percentage" office:value="0.771254130299561" calcext:value-type="percentage">
            <text:p>77.13%</text:p>
          </table:table-cell>
          <table:table-cell office:value-type="percentage" office:value="0.770422624706339" calcext:value-type="percentage">
            <text:p>77.04%</text:p>
          </table:table-cell>
          <table:table-cell office:value-type="percentage" office:value="0.789474333773242" calcext:value-type="percentage">
            <text:p>78.95%</text:p>
          </table:table-cell>
          <table:table-cell office:value-type="percentage" office:value="0.772145426913563" calcext:value-type="percentage">
            <text:p>77.21%</text:p>
          </table:table-cell>
          <table:table-cell table:formula="of:=[.I15]=[.H15]" office:value-type="boolean" office:boolean-value="false" calcext:value-type="boolean">
            <text:p>FALSE</text:p>
          </table:table-cell>
          <table:table-cell table:formula="of:=[.I15]-[.H15]" office:value-type="percentage" office:value="-0.0106505338423782" calcext:value-type="percentage">
            <text:p>-1.07%</text:p>
          </table:table-cell>
          <table:table-cell/>
          <table:table-cell table:formula="of:=AVERAGE([.I15:.N15])" office:value-type="percentage" office:value="0.77710010147443" calcext:value-type="percentage">
            <text:p>77.71%</text:p>
          </table:table-cell>
          <table:table-cell table:formula="of:=MIN([.I15:.N15])" office:value-type="percentage" office:value="0.770422624706339" calcext:value-type="percentage">
            <text:p>77.04%</text:p>
          </table:table-cell>
          <table:table-cell table:formula="of:=MAX([.I15:.N15])" office:value-type="percentage" office:value="0.789474333773242" calcext:value-type="percentage">
            <text:p>78.95%</text:p>
          </table:table-cell>
          <table:table-cell table:formula="of:=[.T15]-[.S15]" office:value-type="percentage" office:value="0.0190517090669032" calcext:value-type="percentage">
            <text:p>1.91%</text:p>
          </table:table-cell>
          <table:table-cell table:formula="of:=[.T15]-[.S14]" office:value-type="percentage" office:value="-0.00709122253031724" calcext:value-type="percentage">
            <text:p>-0.71%</text:p>
          </table:table-cell>
          <table:table-cell table:formula="of:=[.I15]-[.$R15]" office:value-type="percentage" office:value="0.00172369845643461" calcext:value-type="percentage">
            <text:p>0.17%</text:p>
          </table:table-cell>
          <table:table-cell table:formula="of:=[.J15]-[.$R15]" office:value-type="percentage" office:value="0.00338019174857751" calcext:value-type="percentage">
            <text:p>0.34%</text:p>
          </table:table-cell>
          <table:table-cell table:formula="of:=[.K15]-[.$R15]" office:value-type="percentage" office:value="-0.00584597117486829" calcext:value-type="percentage">
            <text:p>-0.58%</text:p>
          </table:table-cell>
          <table:table-cell table:formula="of:=[.L15]-[.$R15]" office:value-type="percentage" office:value="-0.00667747676809038" calcext:value-type="percentage">
            <text:p>-0.67%</text:p>
          </table:table-cell>
          <table:table-cell table:formula="of:=[.M15]-[.$R15]" office:value-type="percentage" office:value="0.0123742322988128" calcext:value-type="percentage">
            <text:p>1.24%</text:p>
          </table:table-cell>
          <table:table-cell table:formula="of:=[.N15]-[.$R15]" office:value-type="percentage" office:value="-0.0049546745608664" calcext:value-type="percentage">
            <text:p>-0.5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F15]" office:value-type="float" office:value="19736.8583443311" calcext:value-type="float">
            <text:p>19,737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16]*[.$B$2]/12" office:value-type="float" office:value="241.776514718055" calcext:value-type="float">
            <text:p>242</text:p>
          </table:table-cell>
          <table:table-cell table:formula="of:=[.C16]-[.D16]" office:value-type="float" office:value="621.193485281945" calcext:value-type="float">
            <text:p>621</text:p>
          </table:table-cell>
          <table:table-cell table:formula="of:=[.B16]-[.E16]" office:value-type="float" office:value="19115.6648590491" calcext:value-type="float">
            <text:p>19,116</text:p>
          </table:table-cell>
          <table:table-cell/>
          <table:table-cell table:formula="of:=[.F16]/[.$B$1]" office:value-type="percentage" office:value="0.764626594361965" calcext:value-type="percentage">
            <text:p>76.46%</text:p>
          </table:table-cell>
          <table:table-cell office:value-type="percentage" office:value="0.753151586631921" calcext:value-type="percentage">
            <text:p>75.32%</text:p>
          </table:table-cell>
          <table:table-cell office:value-type="percentage" office:value="0.754934783964642" calcext:value-type="percentage">
            <text:p>75.49%</text:p>
          </table:table-cell>
          <table:table-cell office:value-type="percentage" office:value="0.745010146557746" calcext:value-type="percentage">
            <text:p>74.50%</text:p>
          </table:table-cell>
          <table:table-cell office:value-type="percentage" office:value="0.744117824790979" calcext:value-type="percentage">
            <text:p>74.41%</text:p>
          </table:table-cell>
          <table:table-cell office:value-type="percentage" office:value="0.764626594361965" calcext:value-type="percentage">
            <text:p>76.46%</text:p>
          </table:table-cell>
          <table:table-cell office:value-type="percentage" office:value="0.745969354909557" calcext:value-type="percentage">
            <text:p>74.60%</text:p>
          </table:table-cell>
          <table:table-cell table:formula="of:=[.I16]=[.H16]" office:value-type="boolean" office:boolean-value="false" calcext:value-type="boolean">
            <text:p>FALSE</text:p>
          </table:table-cell>
          <table:table-cell table:formula="of:=[.I16]-[.H16]" office:value-type="percentage" office:value="-0.0114750077300441" calcext:value-type="percentage">
            <text:p>-1.15%</text:p>
          </table:table-cell>
          <table:table-cell/>
          <table:table-cell table:formula="of:=AVERAGE([.I16:.N16])" office:value-type="percentage" office:value="0.751301715202802" calcext:value-type="percentage">
            <text:p>75.13%</text:p>
          </table:table-cell>
          <table:table-cell table:formula="of:=MIN([.I16:.N16])" office:value-type="percentage" office:value="0.744117824790979" calcext:value-type="percentage">
            <text:p>74.41%</text:p>
          </table:table-cell>
          <table:table-cell table:formula="of:=MAX([.I16:.N16])" office:value-type="percentage" office:value="0.764626594361965" calcext:value-type="percentage">
            <text:p>76.46%</text:p>
          </table:table-cell>
          <table:table-cell table:formula="of:=[.T16]-[.S16]" office:value-type="percentage" office:value="0.0205087695709854" calcext:value-type="percentage">
            <text:p>2.05%</text:p>
          </table:table-cell>
          <table:table-cell table:formula="of:=[.T16]-[.S15]" office:value-type="percentage" office:value="-0.00579603034437448" calcext:value-type="percentage">
            <text:p>-0.58%</text:p>
          </table:table-cell>
          <table:table-cell table:formula="of:=[.I16]-[.$R16]" office:value-type="percentage" office:value="0.00184987142911897" calcext:value-type="percentage">
            <text:p>0.18%</text:p>
          </table:table-cell>
          <table:table-cell table:formula="of:=[.J16]-[.$R16]" office:value-type="percentage" office:value="0.00363306876184055" calcext:value-type="percentage">
            <text:p>0.36%</text:p>
          </table:table-cell>
          <table:table-cell table:formula="of:=[.K16]-[.$R16]" office:value-type="percentage" office:value="-0.00629156864505576" calcext:value-type="percentage">
            <text:p>-0.63%</text:p>
          </table:table-cell>
          <table:table-cell table:formula="of:=[.L16]-[.$R16]" office:value-type="percentage" office:value="-0.00718389041182232" calcext:value-type="percentage">
            <text:p>-0.72%</text:p>
          </table:table-cell>
          <table:table-cell table:formula="of:=[.M16]-[.$R16]" office:value-type="percentage" office:value="0.013324879159163" calcext:value-type="percentage">
            <text:p>1.33%</text:p>
          </table:table-cell>
          <table:table-cell table:formula="of:=[.N16]-[.$R16]" office:value-type="percentage" office:value="-0.0053323602932448" calcext:value-type="percentage">
            <text:p>-0.5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F16]" office:value-type="float" office:value="19115.6648590491" calcext:value-type="float">
            <text:p>19,116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17]*[.$B$2]/12" office:value-type="float" office:value="234.166894523352" calcext:value-type="float">
            <text:p>234</text:p>
          </table:table-cell>
          <table:table-cell table:formula="of:=[.C17]-[.D17]" office:value-type="float" office:value="628.803105476648" calcext:value-type="float">
            <text:p>629</text:p>
          </table:table-cell>
          <table:table-cell table:formula="of:=[.B17]-[.E17]" office:value-type="float" office:value="18486.8617535725" calcext:value-type="float">
            <text:p>18,487</text:p>
          </table:table-cell>
          <table:table-cell/>
          <table:table-cell table:formula="of:=[.F17]/[.$B$1]" office:value-type="percentage" office:value="0.739474470142899" calcext:value-type="percentage">
            <text:p>73.95%</text:p>
          </table:table-cell>
          <table:table-cell office:value-type="percentage" office:value="0.727252816050614" calcext:value-type="percentage">
            <text:p>72.73%</text:p>
          </table:table-cell>
          <table:table-cell office:value-type="percentage" office:value="0.729150424194712" calcext:value-type="percentage">
            <text:p>72.92%</text:p>
          </table:table-cell>
          <table:table-cell office:value-type="percentage" office:value="0.718596670420931" calcext:value-type="percentage">
            <text:p>71.86%</text:p>
          </table:table-cell>
          <table:table-cell office:value-type="percentage" office:value="0.71765015432281" calcext:value-type="percentage">
            <text:p>71.77%</text:p>
          </table:table-cell>
          <table:table-cell office:value-type="percentage" office:value="0.739474470142899" calcext:value-type="percentage">
            <text:p>73.95%</text:p>
          </table:table-cell>
          <table:table-cell office:value-type="percentage" office:value="0.719617248821324" calcext:value-type="percentage">
            <text:p>71.96%</text:p>
          </table:table-cell>
          <table:table-cell table:formula="of:=[.I17]=[.H17]" office:value-type="boolean" office:boolean-value="false" calcext:value-type="boolean">
            <text:p>FALSE</text:p>
          </table:table-cell>
          <table:table-cell table:formula="of:=[.I17]-[.H17]" office:value-type="percentage" office:value="-0.0122216540922848" calcext:value-type="percentage">
            <text:p>-1.22%</text:p>
          </table:table-cell>
          <table:table-cell/>
          <table:table-cell table:formula="of:=AVERAGE([.I17:.N17])" office:value-type="percentage" office:value="0.725290297325548" calcext:value-type="percentage">
            <text:p>72.53%</text:p>
          </table:table-cell>
          <table:table-cell table:formula="of:=MIN([.I17:.N17])" office:value-type="percentage" office:value="0.71765015432281" calcext:value-type="percentage">
            <text:p>71.77%</text:p>
          </table:table-cell>
          <table:table-cell table:formula="of:=MAX([.I17:.N17])" office:value-type="percentage" office:value="0.739474470142899" calcext:value-type="percentage">
            <text:p>73.95%</text:p>
          </table:table-cell>
          <table:table-cell table:formula="of:=[.T17]-[.S17]" office:value-type="percentage" office:value="0.0218243158200886" calcext:value-type="percentage">
            <text:p>2.18%</text:p>
          </table:table-cell>
          <table:table-cell table:formula="of:=[.T17]-[.S16]" office:value-type="percentage" office:value="-0.00464335464808052" calcext:value-type="percentage">
            <text:p>-0.46%</text:p>
          </table:table-cell>
          <table:table-cell table:formula="of:=[.I17]-[.$R17]" office:value-type="percentage" office:value="0.0019625187250657" calcext:value-type="percentage">
            <text:p>0.20%</text:p>
          </table:table-cell>
          <table:table-cell table:formula="of:=[.J17]-[.$R17]" office:value-type="percentage" office:value="0.00386012686916326" calcext:value-type="percentage">
            <text:p>0.39%</text:p>
          </table:table-cell>
          <table:table-cell table:formula="of:=[.K17]-[.$R17]" office:value-type="percentage" office:value="-0.00669362690461695" calcext:value-type="percentage">
            <text:p>-0.67%</text:p>
          </table:table-cell>
          <table:table-cell table:formula="of:=[.L17]-[.$R17]" office:value-type="percentage" office:value="-0.00764014300273808" calcext:value-type="percentage">
            <text:p>-0.76%</text:p>
          </table:table-cell>
          <table:table-cell table:formula="of:=[.M17]-[.$R17]" office:value-type="percentage" office:value="0.0141841728173505" calcext:value-type="percentage">
            <text:p>1.42%</text:p>
          </table:table-cell>
          <table:table-cell table:formula="of:=[.N17]-[.$R17]" office:value-type="percentage" office:value="-0.00567304850422468" calcext:value-type="percentage">
            <text:p>-0.57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F17]" office:value-type="float" office:value="18486.8617535725" calcext:value-type="float">
            <text:p>18,487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18]*[.$B$2]/12" office:value-type="float" office:value="226.464056481263" calcext:value-type="float">
            <text:p>226</text:p>
          </table:table-cell>
          <table:table-cell table:formula="of:=[.C18]-[.D18]" office:value-type="float" office:value="636.505943518737" calcext:value-type="float">
            <text:p>637</text:p>
          </table:table-cell>
          <table:table-cell table:formula="of:=[.B18]-[.E18]" office:value-type="float" office:value="17850.3558100537" calcext:value-type="float">
            <text:p>17,850</text:p>
          </table:table-cell>
          <table:table-cell/>
          <table:table-cell table:formula="of:=[.F18]/[.$B$1]" office:value-type="percentage" office:value="0.714014232402149" calcext:value-type="percentage">
            <text:p>71.40%</text:p>
          </table:table-cell>
          <table:table-cell office:value-type="percentage" office:value="0.701125488818927" calcext:value-type="percentage">
            <text:p>70.11%</text:p>
          </table:table-cell>
          <table:table-cell office:value-type="percentage" office:value="0.703124980660932" calcext:value-type="percentage">
            <text:p>70.31%</text:p>
          </table:table-cell>
          <table:table-cell office:value-type="percentage" office:value="0.692012607250733" calcext:value-type="percentage">
            <text:p>69.20%</text:p>
          </table:table-cell>
          <table:table-cell office:value-type="percentage" office:value="0.691018604861659" calcext:value-type="percentage">
            <text:p>69.10%</text:p>
          </table:table-cell>
          <table:table-cell office:value-type="percentage" office:value="0.714014232402149" calcext:value-type="percentage">
            <text:p>71.40%</text:p>
          </table:table-cell>
          <table:table-cell office:value-type="percentage" office:value="0.693087924819647" calcext:value-type="percentage">
            <text:p>69.31%</text:p>
          </table:table-cell>
          <table:table-cell table:formula="of:=[.I18]=[.H18]" office:value-type="boolean" office:boolean-value="false" calcext:value-type="boolean">
            <text:p>FALSE</text:p>
          </table:table-cell>
          <table:table-cell table:formula="of:=[.I18]-[.H18]" office:value-type="percentage" office:value="-0.012888743583222" calcext:value-type="percentage">
            <text:p>-1.29%</text:p>
          </table:table-cell>
          <table:table-cell/>
          <table:table-cell table:formula="of:=AVERAGE([.I18:.N18])" office:value-type="percentage" office:value="0.699063973135675" calcext:value-type="percentage">
            <text:p>69.91%</text:p>
          </table:table-cell>
          <table:table-cell table:formula="of:=MIN([.I18:.N18])" office:value-type="percentage" office:value="0.691018604861659" calcext:value-type="percentage">
            <text:p>69.10%</text:p>
          </table:table-cell>
          <table:table-cell table:formula="of:=MAX([.I18:.N18])" office:value-type="percentage" office:value="0.714014232402149" calcext:value-type="percentage">
            <text:p>71.40%</text:p>
          </table:table-cell>
          <table:table-cell table:formula="of:=[.T18]-[.S18]" office:value-type="percentage" office:value="0.0229956275404904" calcext:value-type="percentage">
            <text:p>2.30%</text:p>
          </table:table-cell>
          <table:table-cell table:formula="of:=[.T18]-[.S17]" office:value-type="percentage" office:value="-0.00363592192066087" calcext:value-type="percentage">
            <text:p>-0.36%</text:p>
          </table:table-cell>
          <table:table-cell table:formula="of:=[.I18]-[.$R18]" office:value-type="percentage" office:value="0.00206151568325275" calcext:value-type="percentage">
            <text:p>0.21%</text:p>
          </table:table-cell>
          <table:table-cell table:formula="of:=[.J18]-[.$R18]" office:value-type="percentage" office:value="0.00406100752525751" calcext:value-type="percentage">
            <text:p>0.41%</text:p>
          </table:table-cell>
          <table:table-cell table:formula="of:=[.K18]-[.$R18]" office:value-type="percentage" office:value="-0.00705136588494149" calcext:value-type="percentage">
            <text:p>-0.71%</text:p>
          </table:table-cell>
          <table:table-cell table:formula="of:=[.L18]-[.$R18]" office:value-type="percentage" office:value="-0.0080453682740157" calcext:value-type="percentage">
            <text:p>-0.80%</text:p>
          </table:table-cell>
          <table:table-cell table:formula="of:=[.M18]-[.$R18]" office:value-type="percentage" office:value="0.0149502592664748" calcext:value-type="percentage">
            <text:p>1.50%</text:p>
          </table:table-cell>
          <table:table-cell table:formula="of:=[.N18]-[.$R18]" office:value-type="percentage" office:value="-0.0059760483160276" calcext:value-type="percentage">
            <text:p>-0.6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F18]" office:value-type="float" office:value="17850.3558100537" calcext:value-type="float">
            <text:p>17,850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19]*[.$B$2]/12" office:value-type="float" office:value="218.666858673158" calcext:value-type="float">
            <text:p>219</text:p>
          </table:table-cell>
          <table:table-cell table:formula="of:=[.C19]-[.D19]" office:value-type="float" office:value="644.303141326842" calcext:value-type="float">
            <text:p>644</text:p>
          </table:table-cell>
          <table:table-cell table:formula="of:=[.B19]-[.E19]" office:value-type="float" office:value="17206.0526687269" calcext:value-type="float">
            <text:p>17,206</text:p>
          </table:table-cell>
          <table:table-cell/>
          <table:table-cell table:formula="of:=[.F19]/[.$B$1]" office:value-type="percentage" office:value="0.688242106749076" calcext:value-type="percentage">
            <text:p>68.82%</text:p>
          </table:table-cell>
          <table:table-cell office:value-type="percentage" office:value="0.674767587924421" calcext:value-type="percentage">
            <text:p>67.48%</text:p>
          </table:table-cell>
          <table:table-cell office:value-type="percentage" office:value="0.676856199230112" calcext:value-type="percentage">
            <text:p>67.69%</text:p>
          </table:table-cell>
          <table:table-cell office:value-type="percentage" office:value="0.665256855339228" calcext:value-type="percentage">
            <text:p>66.53%</text:p>
          </table:table-cell>
          <table:table-cell office:value-type="percentage" office:value="0.664222161723427" calcext:value-type="percentage">
            <text:p>66.42%</text:p>
          </table:table-cell>
          <table:table-cell office:value-type="percentage" office:value="0.688242106749076" calcext:value-type="percentage">
            <text:p>68.82%</text:p>
          </table:table-cell>
          <table:table-cell office:value-type="percentage" office:value="0.666380191114059" calcext:value-type="percentage">
            <text:p>66.64%</text:p>
          </table:table-cell>
          <table:table-cell table:formula="of:=[.I19]=[.H19]" office:value-type="boolean" office:boolean-value="false" calcext:value-type="boolean">
            <text:p>FALSE</text:p>
          </table:table-cell>
          <table:table-cell table:formula="of:=[.I19]-[.H19]" office:value-type="percentage" office:value="-0.0134745188246546" calcext:value-type="percentage">
            <text:p>-1.35%</text:p>
          </table:table-cell>
          <table:table-cell/>
          <table:table-cell table:formula="of:=AVERAGE([.I19:.N19])" office:value-type="percentage" office:value="0.67262085034672" calcext:value-type="percentage">
            <text:p>67.26%</text:p>
          </table:table-cell>
          <table:table-cell table:formula="of:=MIN([.I19:.N19])" office:value-type="percentage" office:value="0.664222161723427" calcext:value-type="percentage">
            <text:p>66.42%</text:p>
          </table:table-cell>
          <table:table-cell table:formula="of:=MAX([.I19:.N19])" office:value-type="percentage" office:value="0.688242106749076" calcext:value-type="percentage">
            <text:p>68.82%</text:p>
          </table:table-cell>
          <table:table-cell table:formula="of:=[.T19]-[.S19]" office:value-type="percentage" office:value="0.0240199450256484" calcext:value-type="percentage">
            <text:p>2.40%</text:p>
          </table:table-cell>
          <table:table-cell table:formula="of:=[.T19]-[.S18]" office:value-type="percentage" office:value="-0.00277649811258318" calcext:value-type="percentage">
            <text:p>-0.28%</text:p>
          </table:table-cell>
          <table:table-cell table:formula="of:=[.I19]-[.$R19]" office:value-type="percentage" office:value="0.00214673757770079" calcext:value-type="percentage">
            <text:p>0.21%</text:p>
          </table:table-cell>
          <table:table-cell table:formula="of:=[.J19]-[.$R19]" office:value-type="percentage" office:value="0.0042353488833915" calcext:value-type="percentage">
            <text:p>0.42%</text:p>
          </table:table-cell>
          <table:table-cell table:formula="of:=[.K19]-[.$R19]" office:value-type="percentage" office:value="-0.00736399500749285" calcext:value-type="percentage">
            <text:p>-0.74%</text:p>
          </table:table-cell>
          <table:table-cell table:formula="of:=[.L19]-[.$R19]" office:value-type="percentage" office:value="-0.00839868862329307" calcext:value-type="percentage">
            <text:p>-0.84%</text:p>
          </table:table-cell>
          <table:table-cell table:formula="of:=[.M19]-[.$R19]" office:value-type="percentage" office:value="0.0156212564023553" calcext:value-type="percentage">
            <text:p>1.56%</text:p>
          </table:table-cell>
          <table:table-cell table:formula="of:=[.N19]-[.$R19]" office:value-type="percentage" office:value="-0.00624065923266126" calcext:value-type="percentage">
            <text:p>-0.62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F19]" office:value-type="float" office:value="17206.0526687269" calcext:value-type="float">
            <text:p>17,206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20]*[.$B$2]/12" office:value-type="float" office:value="210.774145191905" calcext:value-type="float">
            <text:p>211</text:p>
          </table:table-cell>
          <table:table-cell table:formula="of:=[.C20]-[.D20]" office:value-type="float" office:value="652.195854808096" calcext:value-type="float">
            <text:p>652</text:p>
          </table:table-cell>
          <table:table-cell table:formula="of:=[.B20]-[.E20]" office:value-type="float" office:value="16553.8568139188" calcext:value-type="float">
            <text:p>16,554</text:p>
          </table:table-cell>
          <table:table-cell/>
          <table:table-cell table:formula="of:=[.F20]/[.$B$1]" office:value-type="percentage" office:value="0.662154272556752" calcext:value-type="percentage">
            <text:p>66.22%</text:p>
          </table:table-cell>
          <table:table-cell office:value-type="percentage" office:value="0.648177078554521" calcext:value-type="percentage">
            <text:p>64.82%</text:p>
          </table:table-cell>
          <table:table-cell office:value-type="percentage" office:value="0.650341804692913" calcext:value-type="percentage">
            <text:p>65.03%</text:p>
          </table:table-cell>
          <table:table-cell office:value-type="percentage" office:value="0.638328305863293" calcext:value-type="percentage">
            <text:p>63.83%</text:p>
          </table:table-cell>
          <table:table-cell office:value-type="percentage" office:value="0.637259803941432" calcext:value-type="percentage">
            <text:p>63.73%</text:p>
          </table:table-cell>
          <table:table-cell office:value-type="percentage" office:value="0.662154272556752" calcext:value-type="percentage">
            <text:p>66.22%</text:p>
          </table:table-cell>
          <table:table-cell office:value-type="percentage" office:value="0.639492847899301" calcext:value-type="percentage">
            <text:p>63.95%</text:p>
          </table:table-cell>
          <table:table-cell table:formula="of:=[.I20]=[.H20]" office:value-type="boolean" office:boolean-value="false" calcext:value-type="boolean">
            <text:p>FALSE</text:p>
          </table:table-cell>
          <table:table-cell table:formula="of:=[.I20]-[.H20]" office:value-type="percentage" office:value="-0.0139771940022312" calcext:value-type="percentage">
            <text:p>-1.40%</text:p>
          </table:table-cell>
          <table:table-cell/>
          <table:table-cell table:formula="of:=AVERAGE([.I20:.N20])" office:value-type="percentage" office:value="0.645959018918035" calcext:value-type="percentage">
            <text:p>64.60%</text:p>
          </table:table-cell>
          <table:table-cell table:formula="of:=MIN([.I20:.N20])" office:value-type="percentage" office:value="0.637259803941432" calcext:value-type="percentage">
            <text:p>63.73%</text:p>
          </table:table-cell>
          <table:table-cell table:style-name="ce5" table:formula="of:=MAX([.I20:.N20])" office:value-type="percentage" office:value="0.662154272556752" calcext:value-type="percentage">
            <text:p>66.22%</text:p>
          </table:table-cell>
          <table:table-cell table:style-name="ce5" table:formula="of:=[.T20]-[.S20]" office:value-type="percentage" office:value="0.0248944686153204" calcext:value-type="percentage">
            <text:p>2.49%</text:p>
          </table:table-cell>
          <table:table-cell table:style-name="ce5" table:formula="of:=[.T20]-[.S19]" office:value-type="percentage" office:value="-0.00206788916667533" calcext:value-type="percentage">
            <text:p>-0.21%</text:p>
          </table:table-cell>
          <table:table-cell table:formula="of:=[.I20]-[.$R20]" office:value-type="percentage" office:value="0.00221805963648547" calcext:value-type="percentage">
            <text:p>0.22%</text:p>
          </table:table-cell>
          <table:table-cell table:formula="of:=[.J20]-[.$R20]" office:value-type="percentage" office:value="0.00438278577487805" calcext:value-type="percentage">
            <text:p>0.44%</text:p>
          </table:table-cell>
          <table:table-cell table:formula="of:=[.K20]-[.$R20]" office:value-type="percentage" office:value="-0.00763071305474194" calcext:value-type="percentage">
            <text:p>-0.76%</text:p>
          </table:table-cell>
          <table:table-cell table:formula="of:=[.L20]-[.$R20]" office:value-type="percentage" office:value="-0.00869921497660375" calcext:value-type="percentage">
            <text:p>-0.87%</text:p>
          </table:table-cell>
          <table:table-cell table:formula="of:=[.M20]-[.$R20]" office:value-type="percentage" office:value="0.0161952536387167" calcext:value-type="percentage">
            <text:p>1.62%</text:p>
          </table:table-cell>
          <table:table-cell table:formula="of:=[.N20]-[.$R20]" office:value-type="percentage" office:value="-0.00646617101873415" calcext:value-type="percentage">
            <text:p>-0.65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F20]" office:value-type="float" office:value="16553.8568139188" calcext:value-type="float">
            <text:p>16,554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21]*[.$B$2]/12" office:value-type="float" office:value="202.784745970505" calcext:value-type="float">
            <text:p>203</text:p>
          </table:table-cell>
          <table:table-cell table:formula="of:=[.C21]-[.D21]" office:value-type="float" office:value="660.185254029495" calcext:value-type="float">
            <text:p>660</text:p>
          </table:table-cell>
          <table:table-cell table:formula="of:=[.B21]-[.E21]" office:value-type="float" office:value="15893.6715598893" calcext:value-type="float">
            <text:p>15,894</text:p>
          </table:table-cell>
          <table:table-cell/>
          <table:table-cell table:formula="of:=[.F21]/[.$B$1]" office:value-type="percentage" office:value="0.635746862395572" calcext:value-type="percentage">
            <text:p>63.57%</text:p>
          </table:table-cell>
          <table:table-cell office:value-type="percentage" office:value="0.621351907939431" calcext:value-type="percentage">
            <text:p>62.14%</text:p>
          </table:table-cell>
          <table:table-cell office:value-type="percentage" office:value="0.623579500566792" calcext:value-type="percentage">
            <text:p>62.36%</text:p>
          </table:table-cell>
          <table:table-cell office:value-type="percentage" office:value="0.61122584283866" calcext:value-type="percentage">
            <text:p>61.12%</text:p>
          </table:table-cell>
          <table:table-cell office:value-type="percentage" office:value="0.610130504227502" calcext:value-type="percentage">
            <text:p>61.01%</text:p>
          </table:table-cell>
          <table:table-cell office:value-type="percentage" office:value="0.635746862395572" calcext:value-type="percentage">
            <text:p>63.57%</text:p>
          </table:table-cell>
          <table:table-cell office:value-type="percentage" office:value="0.612424687301424" calcext:value-type="percentage">
            <text:p>61.24%</text:p>
          </table:table-cell>
          <table:table-cell table:formula="of:=[.I21]=[.H21]" office:value-type="boolean" office:boolean-value="false" calcext:value-type="boolean">
            <text:p>FALSE</text:p>
          </table:table-cell>
          <table:table-cell table:formula="of:=[.I21]-[.H21]" office:value-type="percentage" office:value="-0.0143949544561411" calcext:value-type="percentage">
            <text:p>-1.44%</text:p>
          </table:table-cell>
          <table:table-cell/>
          <table:table-cell table:formula="of:=AVERAGE([.I21:.N21])" office:value-type="percentage" office:value="0.61907655087823" calcext:value-type="percentage">
            <text:p>61.91%</text:p>
          </table:table-cell>
          <table:table-cell table:formula="of:=MIN([.I21:.N21])" office:value-type="percentage" office:value="0.610130504227502" calcext:value-type="percentage">
            <text:p>61.01%</text:p>
          </table:table-cell>
          <table:table-cell table:style-name="ce5" table:formula="of:=MAX([.I21:.N21])" office:value-type="percentage" office:value="0.635746862395572" calcext:value-type="percentage">
            <text:p>63.57%</text:p>
          </table:table-cell>
          <table:table-cell table:style-name="ce5" table:formula="of:=[.T21]-[.S21]" office:value-type="percentage" office:value="0.02561635816807" calcext:value-type="percentage">
            <text:p>2.56%</text:p>
          </table:table-cell>
          <table:table-cell table:style-name="ce5" table:formula="of:=[.T21]-[.S20]" office:value-type="percentage" office:value="-0.00151294154585935" calcext:value-type="percentage">
            <text:p>-0.15%</text:p>
          </table:table-cell>
          <table:table-cell table:formula="of:=[.I21]-[.$R21]" office:value-type="percentage" office:value="0.00227535706120074" calcext:value-type="percentage">
            <text:p>0.23%</text:p>
          </table:table-cell>
          <table:table-cell table:formula="of:=[.J21]-[.$R21]" office:value-type="percentage" office:value="0.00450294968856169" calcext:value-type="percentage">
            <text:p>0.45%</text:p>
          </table:table-cell>
          <table:table-cell table:formula="of:=[.K21]-[.$R21]" office:value-type="percentage" office:value="-0.00785070803956989" calcext:value-type="percentage">
            <text:p>-0.79%</text:p>
          </table:table-cell>
          <table:table-cell table:formula="of:=[.L21]-[.$R21]" office:value-type="percentage" office:value="-0.00894604665072807" calcext:value-type="percentage">
            <text:p>-0.89%</text:p>
          </table:table-cell>
          <table:table-cell table:formula="of:=[.M21]-[.$R21]" office:value-type="percentage" office:value="0.0166703115173419" calcext:value-type="percentage">
            <text:p>1.67%</text:p>
          </table:table-cell>
          <table:table-cell table:formula="of:=[.N21]-[.$R21]" office:value-type="percentage" office:value="-0.00665186357680636" calcext:value-type="percentage">
            <text:p>-0.67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F21]" office:value-type="float" office:value="15893.6715598893" calcext:value-type="float">
            <text:p>15,894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22]*[.$B$2]/12" office:value-type="float" office:value="194.697476608644" calcext:value-type="float">
            <text:p>195</text:p>
          </table:table-cell>
          <table:table-cell table:formula="of:=[.C22]-[.D22]" office:value-type="float" office:value="668.272523391356" calcext:value-type="float">
            <text:p>668</text:p>
          </table:table-cell>
          <table:table-cell table:formula="of:=[.B22]-[.E22]" office:value-type="float" office:value="15225.3990364979" calcext:value-type="float">
            <text:p>15,225</text:p>
          </table:table-cell>
          <table:table-cell/>
          <table:table-cell table:formula="of:=[.F22]/[.$B$1]" office:value-type="percentage" office:value="0.609015961459918" calcext:value-type="percentage">
            <text:p>60.90%</text:p>
          </table:table-cell>
          <table:table-cell office:value-type="percentage" office:value="0.594290005193663" calcext:value-type="percentage">
            <text:p>59.43%</text:p>
          </table:table-cell>
          <table:table-cell office:value-type="percentage" office:value="0.596566968897092" calcext:value-type="percentage">
            <text:p>59.66%</text:p>
          </table:table-cell>
          <table:table-cell office:value-type="percentage" office:value="0.58394834307366" calcext:value-type="percentage">
            <text:p>58.39%</text:p>
          </table:table-cell>
          <table:table-cell office:value-type="percentage" office:value="0.582833228932844" calcext:value-type="percentage">
            <text:p>58.28%</text:p>
          </table:table-cell>
          <table:table-cell office:value-type="percentage" office:value="0.609015961459918" calcext:value-type="percentage">
            <text:p>60.90%</text:p>
          </table:table-cell>
          <table:table-cell office:value-type="percentage" office:value="0.585174493323526" calcext:value-type="percentage">
            <text:p>58.52%</text:p>
          </table:table-cell>
          <table:table-cell table:formula="of:=[.I22]=[.H22]" office:value-type="boolean" office:boolean-value="false" calcext:value-type="boolean">
            <text:p>FALSE</text:p>
          </table:table-cell>
          <table:table-cell table:formula="of:=[.I22]-[.H22]" office:value-type="percentage" office:value="-0.0147259562662547" calcext:value-type="percentage">
            <text:p>-1.47%</text:p>
          </table:table-cell>
          <table:table-cell/>
          <table:table-cell table:formula="of:=AVERAGE([.I22:.N22])" office:value-type="percentage" office:value="0.591971500146784" calcext:value-type="percentage">
            <text:p>59.20%</text:p>
          </table:table-cell>
          <table:table-cell table:formula="of:=MIN([.I22:.N22])" office:value-type="percentage" office:value="0.582833228932844" calcext:value-type="percentage">
            <text:p>58.28%</text:p>
          </table:table-cell>
          <table:table-cell table:style-name="ce5" table:formula="of:=MAX([.I22:.N22])" office:value-type="percentage" office:value="0.609015961459918" calcext:value-type="percentage">
            <text:p>60.90%</text:p>
          </table:table-cell>
          <table:table-cell table:style-name="ce5" table:formula="of:=[.T22]-[.S22]" office:value-type="percentage" office:value="0.0261827325270738" calcext:value-type="percentage">
            <text:p>2.62%</text:p>
          </table:table-cell>
          <table:table-cell table:style-name="ce5" table:formula="of:=[.T22]-[.S21]" office:value-type="percentage" office:value="-0.00111454276758427" calcext:value-type="percentage">
            <text:p>-0.11%</text:p>
          </table:table-cell>
          <table:table-cell table:formula="of:=[.I22]-[.$R22]" office:value-type="percentage" office:value="0.00231850504687936" calcext:value-type="percentage">
            <text:p>0.23%</text:p>
          </table:table-cell>
          <table:table-cell table:formula="of:=[.J22]-[.$R22]" office:value-type="percentage" office:value="0.0045954687503077" calcext:value-type="percentage">
            <text:p>0.46%</text:p>
          </table:table-cell>
          <table:table-cell table:formula="of:=[.K22]-[.$R22]" office:value-type="percentage" office:value="-0.00802315707312384" calcext:value-type="percentage">
            <text:p>-0.80%</text:p>
          </table:table-cell>
          <table:table-cell table:formula="of:=[.L22]-[.$R22]" office:value-type="percentage" office:value="-0.00913827121393973" calcext:value-type="percentage">
            <text:p>-0.91%</text:p>
          </table:table-cell>
          <table:table-cell table:formula="of:=[.M22]-[.$R22]" office:value-type="percentage" office:value="0.0170444613131341" calcext:value-type="percentage">
            <text:p>1.70%</text:p>
          </table:table-cell>
          <table:table-cell table:formula="of:=[.N22]-[.$R22]" office:value-type="percentage" office:value="-0.00679700682325779" calcext:value-type="percentage">
            <text:p>-0.68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F22]" office:value-type="float" office:value="15225.3990364979" calcext:value-type="float">
            <text:p>15,225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23]*[.$B$2]/12" office:value-type="float" office:value="186.5111381971" calcext:value-type="float">
            <text:p>187</text:p>
          </table:table-cell>
          <table:table-cell table:formula="of:=[.C23]-[.D23]" office:value-type="float" office:value="676.4588618029" calcext:value-type="float">
            <text:p>676</text:p>
          </table:table-cell>
          <table:table-cell table:formula="of:=[.B23]-[.E23]" office:value-type="float" office:value="14548.9401746951" calcext:value-type="float">
            <text:p>14,549</text:p>
          </table:table-cell>
          <table:table-cell/>
          <table:table-cell table:formula="of:=[.F23]/[.$B$1]" office:value-type="percentage" office:value="0.581957606987802" calcext:value-type="percentage">
            <text:p>58.20%</text:p>
          </table:table-cell>
          <table:table-cell office:value-type="percentage" office:value="0.566989281156164" calcext:value-type="percentage">
            <text:p>56.70%</text:p>
          </table:table-cell>
          <table:table-cell office:value-type="percentage" office:value="0.569301870056279" calcext:value-type="percentage">
            <text:p>56.93%</text:p>
          </table:table-cell>
          <table:table-cell office:value-type="percentage" office:value="0.556494676122677" calcext:value-type="percentage">
            <text:p>55.65%</text:p>
          </table:table-cell>
          <table:table-cell office:value-type="percentage" office:value="0.555366938008653" calcext:value-type="percentage">
            <text:p>55.54%</text:p>
          </table:table-cell>
          <table:table-cell office:value-type="percentage" office:value="0.581957606987802" calcext:value-type="percentage">
            <text:p>58.20%</text:p>
          </table:table-cell>
          <table:table-cell office:value-type="percentage" office:value="0.557741041791127" calcext:value-type="percentage">
            <text:p>55.77%</text:p>
          </table:table-cell>
          <table:table-cell table:formula="of:=[.I23]=[.H23]" office:value-type="boolean" office:boolean-value="false" calcext:value-type="boolean">
            <text:p>FALSE</text:p>
          </table:table-cell>
          <table:table-cell table:formula="of:=[.I23]-[.H23]" office:value-type="percentage" office:value="-0.014968325831638" calcext:value-type="percentage">
            <text:p>-1.50%</text:p>
          </table:table-cell>
          <table:table-cell/>
          <table:table-cell table:formula="of:=AVERAGE([.I23:.N23])" office:value-type="percentage" office:value="0.564641902353784" calcext:value-type="percentage">
            <text:p>56.46%</text:p>
          </table:table-cell>
          <table:table-cell table:formula="of:=MIN([.I23:.N23])" office:value-type="percentage" office:value="0.555366938008653" calcext:value-type="percentage">
            <text:p>55.54%</text:p>
          </table:table-cell>
          <table:table-cell table:style-name="ce5" table:formula="of:=MAX([.I23:.N23])" office:value-type="percentage" office:value="0.581957606987802" calcext:value-type="percentage">
            <text:p>58.20%</text:p>
          </table:table-cell>
          <table:table-cell table:style-name="ce5" table:formula="of:=[.T23]-[.S23]" office:value-type="percentage" office:value="0.0265906689791486" calcext:value-type="percentage">
            <text:p>2.66%</text:p>
          </table:table-cell>
          <table:table-cell table:style-name="ce5" table:formula="of:=[.T23]-[.S22]" office:value-type="percentage" office:value="-0.000875621945042204" calcext:value-type="percentage">
            <text:p>-0.09%</text:p>
          </table:table-cell>
          <table:table-cell table:formula="of:=[.I23]-[.$R23]" office:value-type="percentage" office:value="0.00234737880238012" calcext:value-type="percentage">
            <text:p>0.23%</text:p>
          </table:table-cell>
          <table:table-cell table:formula="of:=[.J23]-[.$R23]" office:value-type="percentage" office:value="0.00465996770249555" calcext:value-type="percentage">
            <text:p>0.47%</text:p>
          </table:table-cell>
          <table:table-cell table:formula="of:=[.K23]-[.$R23]" office:value-type="percentage" office:value="-0.00814722623110642" calcext:value-type="percentage">
            <text:p>-0.81%</text:p>
          </table:table-cell>
          <table:table-cell table:formula="of:=[.L23]-[.$R23]" office:value-type="percentage" office:value="-0.00927496434513053" calcext:value-type="percentage">
            <text:p>-0.93%</text:p>
          </table:table-cell>
          <table:table-cell table:formula="of:=[.M23]-[.$R23]" office:value-type="percentage" office:value="0.0173157046340181" calcext:value-type="percentage">
            <text:p>1.73%</text:p>
          </table:table-cell>
          <table:table-cell table:formula="of:=[.N23]-[.$R23]" office:value-type="percentage" office:value="-0.00690086056265704" calcext:value-type="percentage">
            <text:p>-0.69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F23]" office:value-type="float" office:value="14548.9401746951" calcext:value-type="float">
            <text:p>14,549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24]*[.$B$2]/12" office:value-type="float" office:value="178.224517140014" calcext:value-type="float">
            <text:p>178</text:p>
          </table:table-cell>
          <table:table-cell table:formula="of:=[.C24]-[.D24]" office:value-type="float" office:value="684.745482859986" calcext:value-type="float">
            <text:p>685</text:p>
          </table:table-cell>
          <table:table-cell table:formula="of:=[.B24]-[.E24]" office:value-type="float" office:value="13864.1946918351" calcext:value-type="float">
            <text:p>13,864</text:p>
          </table:table-cell>
          <table:table-cell/>
          <table:table-cell table:formula="of:=[.F24]/[.$B$1]" office:value-type="percentage" office:value="0.554567787673403" calcext:value-type="percentage">
            <text:p>55.46%</text:p>
          </table:table-cell>
          <table:table-cell office:value-type="percentage" office:value="0.539447628229034" calcext:value-type="percentage">
            <text:p>53.94%</text:p>
          </table:table-cell>
          <table:table-cell office:value-type="percentage" office:value="0.541781842541306" calcext:value-type="percentage">
            <text:p>54.18%</text:p>
          </table:table-cell>
          <table:table-cell office:value-type="percentage" office:value="0.528863704239303" calcext:value-type="percentage">
            <text:p>52.89%</text:p>
          </table:table-cell>
          <table:table-cell office:value-type="percentage" office:value="0.52773058496649" calcext:value-type="percentage">
            <text:p>52.77%</text:p>
          </table:table-cell>
          <table:table-cell office:value-type="percentage" office:value="0.554567787673403" calcext:value-type="percentage">
            <text:p>55.46%</text:p>
          </table:table-cell>
          <table:table-cell office:value-type="percentage" office:value="0.530123100297172" calcext:value-type="percentage">
            <text:p>53.01%</text:p>
          </table:table-cell>
          <table:table-cell table:formula="of:=[.I24]=[.H24]" office:value-type="boolean" office:boolean-value="false" calcext:value-type="boolean">
            <text:p>FALSE</text:p>
          </table:table-cell>
          <table:table-cell table:formula="of:=[.I24]-[.H24]" office:value-type="percentage" office:value="-0.0151201594443687" calcext:value-type="percentage">
            <text:p>-1.51%</text:p>
          </table:table-cell>
          <table:table-cell/>
          <table:table-cell table:formula="of:=AVERAGE([.I24:.N24])" office:value-type="percentage" office:value="0.537085774657785" calcext:value-type="percentage">
            <text:p>53.71%</text:p>
          </table:table-cell>
          <table:table-cell table:formula="of:=MIN([.I24:.N24])" office:value-type="percentage" office:value="0.52773058496649" calcext:value-type="percentage">
            <text:p>52.77%</text:p>
          </table:table-cell>
          <table:table-cell table:style-name="ce5" table:formula="of:=MAX([.I24:.N24])" office:value-type="percentage" office:value="0.554567787673403" calcext:value-type="percentage">
            <text:p>55.46%</text:p>
          </table:table-cell>
          <table:table-cell table:style-name="ce5" table:formula="of:=[.T24]-[.S24]" office:value-type="percentage" office:value="0.0268372027069124" calcext:value-type="percentage">
            <text:p>2.68%</text:p>
          </table:table-cell>
          <table:table-cell table:style-name="ce5" table:formula="of:=[.T24]-[.S23]" office:value-type="percentage" office:value="-0.000799150335250798" calcext:value-type="percentage">
            <text:p>-0.08%</text:p>
          </table:table-cell>
          <table:table-cell table:formula="of:=[.I24]-[.$R24]" office:value-type="percentage" office:value="0.00236185357124929" calcext:value-type="percentage">
            <text:p>0.24%</text:p>
          </table:table-cell>
          <table:table-cell table:formula="of:=[.J24]-[.$R24]" office:value-type="percentage" office:value="0.00469606788352117" calcext:value-type="percentage">
            <text:p>0.47%</text:p>
          </table:table-cell>
          <table:table-cell table:formula="of:=[.K24]-[.$R24]" office:value-type="percentage" office:value="-0.00822207041848144" calcext:value-type="percentage">
            <text:p>-0.82%</text:p>
          </table:table-cell>
          <table:table-cell table:formula="of:=[.L24]-[.$R24]" office:value-type="percentage" office:value="-0.00935518969129434" calcext:value-type="percentage">
            <text:p>-0.94%</text:p>
          </table:table-cell>
          <table:table-cell table:formula="of:=[.M24]-[.$R24]" office:value-type="percentage" office:value="0.017482013015618" calcext:value-type="percentage">
            <text:p>1.75%</text:p>
          </table:table-cell>
          <table:table-cell table:formula="of:=[.N24]-[.$R24]" office:value-type="percentage" office:value="-0.00696267436061238" calcext:value-type="percentage">
            <text:p>-0.7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F24]" office:value-type="float" office:value="13864.1946918351" calcext:value-type="float">
            <text:p>13,864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25]*[.$B$2]/12" office:value-type="float" office:value="169.83638497498" calcext:value-type="float">
            <text:p>170</text:p>
          </table:table-cell>
          <table:table-cell table:formula="of:=[.C25]-[.D25]" office:value-type="float" office:value="693.133615025021" calcext:value-type="float">
            <text:p>693</text:p>
          </table:table-cell>
          <table:table-cell table:formula="of:=[.B25]-[.E25]" office:value-type="float" office:value="13171.06107681" calcext:value-type="float">
            <text:p>13,171</text:p>
          </table:table-cell>
          <table:table-cell/>
          <table:table-cell table:formula="of:=[.F25]/[.$B$1]" office:value-type="percentage" office:value="0.526842443072402" calcext:value-type="percentage">
            <text:p>52.68%</text:p>
          </table:table-cell>
          <table:table-cell office:value-type="percentage" office:value="0.511662920214822" calcext:value-type="percentage">
            <text:p>51.17%</text:p>
          </table:table-cell>
          <table:table-cell office:value-type="percentage" office:value="0.514004502769067" calcext:value-type="percentage">
            <text:p>51.40%</text:p>
          </table:table-cell>
          <table:table-cell office:value-type="percentage" office:value="0.501054282329182" calcext:value-type="percentage">
            <text:p>50.11%</text:p>
          </table:table-cell>
          <table:table-cell office:value-type="percentage" office:value="0.499923116838408" calcext:value-type="percentage">
            <text:p>49.99%</text:p>
          </table:table-cell>
          <table:table-cell office:value-type="percentage" office:value="0.526842443072402" calcext:value-type="percentage">
            <text:p>52.68%</text:p>
          </table:table-cell>
          <table:table-cell office:value-type="percentage" office:value="0.502319428146671" calcext:value-type="percentage">
            <text:p>50.23%</text:p>
          </table:table-cell>
          <table:table-cell table:formula="of:=[.I25]=[.H25]" office:value-type="boolean" office:boolean-value="false" calcext:value-type="boolean">
            <text:p>FALSE</text:p>
          </table:table-cell>
          <table:table-cell table:formula="of:=[.I25]-[.H25]" office:value-type="percentage" office:value="-0.01517952285758" calcext:value-type="percentage">
            <text:p>-1.52%</text:p>
          </table:table-cell>
          <table:table-cell/>
          <table:table-cell table:formula="of:=AVERAGE([.I25:.N25])" office:value-type="percentage" office:value="0.509301115561758" calcext:value-type="percentage">
            <text:p>50.93%</text:p>
          </table:table-cell>
          <table:table-cell table:formula="of:=MIN([.I25:.N25])" office:value-type="percentage" office:value="0.499923116838408" calcext:value-type="percentage">
            <text:p>49.99%</text:p>
          </table:table-cell>
          <table:table-cell table:style-name="ce5" table:formula="of:=MAX([.I25:.N25])" office:value-type="percentage" office:value="0.526842443072402" calcext:value-type="percentage">
            <text:p>52.68%</text:p>
          </table:table-cell>
          <table:table-cell table:style-name="ce5" table:formula="of:=[.T25]-[.S25]" office:value-type="percentage" office:value="0.026919326233994" calcext:value-type="percentage">
            <text:p>2.69%</text:p>
          </table:table-cell>
          <table:table-cell table:style-name="ce5" table:formula="of:=[.T25]-[.S24]" office:value-type="percentage" office:value="-0.000888141894088479" calcext:value-type="percentage">
            <text:p>-0.09%</text:p>
          </table:table-cell>
          <table:table-cell table:formula="of:=[.I25]-[.$R25]" office:value-type="percentage" office:value="0.00236180465306324" calcext:value-type="percentage">
            <text:p>0.24%</text:p>
          </table:table-cell>
          <table:table-cell table:formula="of:=[.J25]-[.$R25]" office:value-type="percentage" office:value="0.00470338720730834" calcext:value-type="percentage">
            <text:p>0.47%</text:p>
          </table:table-cell>
          <table:table-cell table:formula="of:=[.K25]-[.$R25]" office:value-type="percentage" office:value="-0.00824683323257658" calcext:value-type="percentage">
            <text:p>-0.82%</text:p>
          </table:table-cell>
          <table:table-cell table:formula="of:=[.L25]-[.$R25]" office:value-type="percentage" office:value="-0.00937799872335077" calcext:value-type="percentage">
            <text:p>-0.94%</text:p>
          </table:table-cell>
          <table:table-cell table:formula="of:=[.M25]-[.$R25]" office:value-type="percentage" office:value="0.0175413275106432" calcext:value-type="percentage">
            <text:p>1.75%</text:p>
          </table:table-cell>
          <table:table-cell table:formula="of:=[.N25]-[.$R25]" office:value-type="percentage" office:value="-0.00698168741508787" calcext:value-type="percentage">
            <text:p>-0.7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F25]" office:value-type="float" office:value="13171.06107681" calcext:value-type="float">
            <text:p>13,171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26]*[.$B$2]/12" office:value-type="float" office:value="161.345498190923" calcext:value-type="float">
            <text:p>161</text:p>
          </table:table-cell>
          <table:table-cell table:formula="of:=[.C26]-[.D26]" office:value-type="float" office:value="701.624501809077" calcext:value-type="float">
            <text:p>702</text:p>
          </table:table-cell>
          <table:table-cell table:formula="of:=[.B26]-[.E26]" office:value-type="float" office:value="12469.436575001" calcext:value-type="float">
            <text:p>12,469</text:p>
          </table:table-cell>
          <table:table-cell/>
          <table:table-cell table:formula="of:=[.F26]/[.$B$1]" office:value-type="percentage" office:value="0.498777463000039" calcext:value-type="percentage">
            <text:p>49.88%</text:p>
          </table:table-cell>
          <table:table-cell office:value-type="percentage" office:value="0.483633012152384" calcext:value-type="percentage">
            <text:p>48.36%</text:p>
          </table:table-cell>
          <table:table-cell office:value-type="percentage" office:value="0.485967444869958" calcext:value-type="percentage">
            <text:p>48.60%</text:p>
          </table:table-cell>
          <table:table-cell office:value-type="percentage" office:value="0.473065257902558" calcext:value-type="percentage">
            <text:p>47.31%</text:p>
          </table:table-cell>
          <table:table-cell office:value-type="percentage" office:value="0.471943474136832" calcext:value-type="percentage">
            <text:p>47.19%</text:p>
          </table:table-cell>
          <table:table-cell office:value-type="percentage" office:value="0.498777463000039" calcext:value-type="percentage">
            <text:p>49.88%</text:p>
          </table:table-cell>
          <table:table-cell office:value-type="percentage" office:value="0.474328776300957" calcext:value-type="percentage">
            <text:p>47.43%</text:p>
          </table:table-cell>
          <table:table-cell table:formula="of:=[.I26]=[.H26]" office:value-type="boolean" office:boolean-value="false" calcext:value-type="boolean">
            <text:p>FALSE</text:p>
          </table:table-cell>
          <table:table-cell table:formula="of:=[.I26]-[.H26]" office:value-type="percentage" office:value="-0.0151444508476544" calcext:value-type="percentage">
            <text:p>-1.51%</text:p>
          </table:table-cell>
          <table:table-cell/>
          <table:table-cell table:formula="of:=AVERAGE([.I26:.N26])" office:value-type="percentage" office:value="0.481285904727121" calcext:value-type="percentage">
            <text:p>48.13%</text:p>
          </table:table-cell>
          <table:table-cell table:formula="of:=MIN([.I26:.N26])" office:value-type="percentage" office:value="0.471943474136832" calcext:value-type="percentage">
            <text:p>47.19%</text:p>
          </table:table-cell>
          <table:table-cell table:style-name="ce5" table:formula="of:=MAX([.I26:.N26])" office:value-type="percentage" office:value="0.498777463000039" calcext:value-type="percentage">
            <text:p>49.88%</text:p>
          </table:table-cell>
          <table:table-cell table:style-name="ce5" table:formula="of:=[.T26]-[.S26]" office:value-type="percentage" office:value="0.0268339888632064" calcext:value-type="percentage">
            <text:p>2.68%</text:p>
          </table:table-cell>
          <table:table-cell table:style-name="ce5" table:formula="of:=[.T26]-[.S25]" office:value-type="percentage" office:value="-0.00114565383836912" calcext:value-type="percentage">
            <text:p>-0.11%</text:p>
          </table:table-cell>
          <table:table-cell table:formula="of:=[.I26]-[.$R26]" office:value-type="percentage" office:value="0.00234710742526295" calcext:value-type="percentage">
            <text:p>0.23%</text:p>
          </table:table-cell>
          <table:table-cell table:formula="of:=[.J26]-[.$R26]" office:value-type="percentage" office:value="0.00468154014283645" calcext:value-type="percentage">
            <text:p>0.47%</text:p>
          </table:table-cell>
          <table:table-cell table:formula="of:=[.K26]-[.$R26]" office:value-type="percentage" office:value="-0.00822064682456342" calcext:value-type="percentage">
            <text:p>-0.82%</text:p>
          </table:table-cell>
          <table:table-cell table:formula="of:=[.L26]-[.$R26]" office:value-type="percentage" office:value="-0.00934243059028905" calcext:value-type="percentage">
            <text:p>-0.93%</text:p>
          </table:table-cell>
          <table:table-cell table:formula="of:=[.M26]-[.$R26]" office:value-type="percentage" office:value="0.0174915582729174" calcext:value-type="percentage">
            <text:p>1.75%</text:p>
          </table:table-cell>
          <table:table-cell table:formula="of:=[.N26]-[.$R26]" office:value-type="percentage" office:value="-0.00695712842616419" calcext:value-type="percentage">
            <text:p>-0.7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F26]" office:value-type="float" office:value="12469.436575001" calcext:value-type="float">
            <text:p>12,469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27]*[.$B$2]/12" office:value-type="float" office:value="152.750598043762" calcext:value-type="float">
            <text:p>153</text:p>
          </table:table-cell>
          <table:table-cell table:formula="of:=[.C27]-[.D27]" office:value-type="float" office:value="710.219401956238" calcext:value-type="float">
            <text:p>710</text:p>
          </table:table-cell>
          <table:table-cell table:formula="of:=[.B27]-[.E27]" office:value-type="float" office:value="11759.2171730447" calcext:value-type="float">
            <text:p>11,759</text:p>
          </table:table-cell>
          <table:table-cell/>
          <table:table-cell table:formula="of:=[.F27]/[.$B$1]" office:value-type="percentage" office:value="0.470368686921789" calcext:value-type="percentage">
            <text:p>47.04%</text:p>
          </table:table-cell>
          <table:table-cell office:value-type="percentage" office:value="0.455355740151296" calcext:value-type="percentage">
            <text:p>45.54%</text:p>
          </table:table-cell>
          <table:table-cell office:value-type="percentage" office:value="0.457668240479492" calcext:value-type="percentage">
            <text:p>45.77%</text:p>
          </table:table-cell>
          <table:table-cell office:value-type="percentage" office:value="0.444895471026512" calcext:value-type="percentage">
            <text:p>44.49%</text:p>
          </table:table-cell>
          <table:table-cell office:value-type="percentage" office:value="0.443790590814196" calcext:value-type="percentage">
            <text:p>44.38%</text:p>
          </table:table-cell>
          <table:table-cell office:value-type="percentage" office:value="0.470368686921789" calcext:value-type="percentage">
            <text:p>47.04%</text:p>
          </table:table-cell>
          <table:table-cell office:value-type="percentage" office:value="0.446149887321581" calcext:value-type="percentage">
            <text:p>44.61%</text:p>
          </table:table-cell>
          <table:table-cell table:formula="of:=[.I27]=[.H27]" office:value-type="boolean" office:boolean-value="false" calcext:value-type="boolean">
            <text:p>FALSE</text:p>
          </table:table-cell>
          <table:table-cell table:formula="of:=[.I27]-[.H27]" office:value-type="percentage" office:value="-0.0150129467704935" calcext:value-type="percentage">
            <text:p>-1.50%</text:p>
          </table:table-cell>
          <table:table-cell/>
          <table:table-cell table:formula="of:=AVERAGE([.I27:.N27])" office:value-type="percentage" office:value="0.453038102785811" calcext:value-type="percentage">
            <text:p>45.30%</text:p>
          </table:table-cell>
          <table:table-cell table:formula="of:=MIN([.I27:.N27])" office:value-type="percentage" office:value="0.443790590814196" calcext:value-type="percentage">
            <text:p>44.38%</text:p>
          </table:table-cell>
          <table:table-cell table:style-name="ce5" table:formula="of:=MAX([.I27:.N27])" office:value-type="percentage" office:value="0.470368686921789" calcext:value-type="percentage">
            <text:p>47.04%</text:p>
          </table:table-cell>
          <table:table-cell table:style-name="ce5" table:formula="of:=[.T27]-[.S27]" office:value-type="percentage" office:value="0.026578096107593" calcext:value-type="percentage">
            <text:p>2.66%</text:p>
          </table:table-cell>
          <table:table-cell table:style-name="ce5" table:formula="of:=[.T27]-[.S26]" office:value-type="percentage" office:value="-0.00157478721504306" calcext:value-type="percentage">
            <text:p>-0.16%</text:p>
          </table:table-cell>
          <table:table-cell table:formula="of:=[.I27]-[.$R27]" office:value-type="percentage" office:value="0.00231763736548468" calcext:value-type="percentage">
            <text:p>0.23%</text:p>
          </table:table-cell>
          <table:table-cell table:formula="of:=[.J27]-[.$R27]" office:value-type="percentage" office:value="0.00463013769368081" calcext:value-type="percentage">
            <text:p>0.46%</text:p>
          </table:table-cell>
          <table:table-cell table:formula="of:=[.K27]-[.$R27]" office:value-type="percentage" office:value="-0.00814263175929908" calcext:value-type="percentage">
            <text:p>-0.81%</text:p>
          </table:table-cell>
          <table:table-cell table:formula="of:=[.L27]-[.$R27]" office:value-type="percentage" office:value="-0.00924751197161489" calcext:value-type="percentage">
            <text:p>-0.92%</text:p>
          </table:table-cell>
          <table:table-cell table:formula="of:=[.M27]-[.$R27]" office:value-type="percentage" office:value="0.0173305841359782" calcext:value-type="percentage">
            <text:p>1.73%</text:p>
          </table:table-cell>
          <table:table-cell table:formula="of:=[.N27]-[.$R27]" office:value-type="percentage" office:value="-0.00688821546422996" calcext:value-type="percentage">
            <text:p>-0.69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F27]" office:value-type="float" office:value="11759.2171730447" calcext:value-type="float">
            <text:p>11,759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28]*[.$B$2]/12" office:value-type="float" office:value="144.050410369798" calcext:value-type="float">
            <text:p>144</text:p>
          </table:table-cell>
          <table:table-cell table:formula="of:=[.C28]-[.D28]" office:value-type="float" office:value="718.919589630202" calcext:value-type="float">
            <text:p>719</text:p>
          </table:table-cell>
          <table:table-cell table:formula="of:=[.B28]-[.E28]" office:value-type="float" office:value="11040.2975834145" calcext:value-type="float">
            <text:p>11,040</text:p>
          </table:table-cell>
          <table:table-cell/>
          <table:table-cell table:formula="of:=[.F28]/[.$B$1]" office:value-type="percentage" office:value="0.441611903336581" calcext:value-type="percentage">
            <text:p>44.16%</text:p>
          </table:table-cell>
          <table:table-cell office:value-type="percentage" office:value="0.426828921224798" calcext:value-type="percentage">
            <text:p>42.68%</text:p>
          </table:table-cell>
          <table:table-cell office:value-type="percentage" office:value="0.429104438527975" calcext:value-type="percentage">
            <text:p>42.91%</text:p>
          </table:table-cell>
          <table:table-cell office:value-type="percentage" office:value="0.416543754276891" calcext:value-type="percentage">
            <text:p>41.65%</text:p>
          </table:table-cell>
          <table:table-cell office:value-type="percentage" office:value="0.415463394222321" calcext:value-type="percentage">
            <text:p>41.55%</text:p>
          </table:table-cell>
          <table:table-cell office:value-type="percentage" office:value="0.441611903336581" calcext:value-type="percentage">
            <text:p>44.16%</text:p>
          </table:table-cell>
          <table:table-cell office:value-type="percentage" office:value="0.417781495313819" calcext:value-type="percentage">
            <text:p>41.78%</text:p>
          </table:table-cell>
          <table:table-cell table:formula="of:=[.I28]=[.H28]" office:value-type="boolean" office:boolean-value="false" calcext:value-type="boolean">
            <text:p>FALSE</text:p>
          </table:table-cell>
          <table:table-cell table:formula="of:=[.I28]-[.H28]" office:value-type="percentage" office:value="-0.0147829821117835" calcext:value-type="percentage">
            <text:p>-1.48%</text:p>
          </table:table-cell>
          <table:table-cell/>
          <table:table-cell table:formula="of:=AVERAGE([.I28:.N28])" office:value-type="percentage" office:value="0.424555651150397" calcext:value-type="percentage">
            <text:p>42.46%</text:p>
          </table:table-cell>
          <table:table-cell table:formula="of:=MIN([.I28:.N28])" office:value-type="percentage" office:value="0.415463394222321" calcext:value-type="percentage">
            <text:p>41.55%</text:p>
          </table:table-cell>
          <table:table-cell table:style-name="ce5" table:formula="of:=MAX([.I28:.N28])" office:value-type="percentage" office:value="0.441611903336581" calcext:value-type="percentage">
            <text:p>44.16%</text:p>
          </table:table-cell>
          <table:table-cell table:style-name="ce5" table:formula="of:=[.T28]-[.S28]" office:value-type="percentage" office:value="0.0261485091142604" calcext:value-type="percentage">
            <text:p>2.61%</text:p>
          </table:table-cell>
          <table:table-cell table:style-name="ce5" table:formula="of:=[.T28]-[.S27]" office:value-type="percentage" office:value="-0.00217868747761507" calcext:value-type="percentage">
            <text:p>-0.22%</text:p>
          </table:table-cell>
          <table:table-cell table:formula="of:=[.I28]-[.$R28]" office:value-type="percentage" office:value="0.00227327007440015" calcext:value-type="percentage">
            <text:p>0.23%</text:p>
          </table:table-cell>
          <table:table-cell table:formula="of:=[.J28]-[.$R28]" office:value-type="percentage" office:value="0.00454878737757763" calcext:value-type="percentage">
            <text:p>0.45%</text:p>
          </table:table-cell>
          <table:table-cell table:formula="of:=[.K28]-[.$R28]" office:value-type="percentage" office:value="-0.0080118968735059" calcext:value-type="percentage">
            <text:p>-0.80%</text:p>
          </table:table-cell>
          <table:table-cell table:formula="of:=[.L28]-[.$R28]" office:value-type="percentage" office:value="-0.00909225692807675" calcext:value-type="percentage">
            <text:p>-0.91%</text:p>
          </table:table-cell>
          <table:table-cell table:formula="of:=[.M28]-[.$R28]" office:value-type="percentage" office:value="0.0170562521861837" calcext:value-type="percentage">
            <text:p>1.71%</text:p>
          </table:table-cell>
          <table:table-cell table:formula="of:=[.N28]-[.$R28]" office:value-type="percentage" office:value="-0.00677415583657875" calcext:value-type="percentage">
            <text:p>-0.68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F28]" office:value-type="float" office:value="11040.2975834145" calcext:value-type="float">
            <text:p>11,040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29]*[.$B$2]/12" office:value-type="float" office:value="135.243645396828" calcext:value-type="float">
            <text:p>135</text:p>
          </table:table-cell>
          <table:table-cell table:formula="of:=[.C29]-[.D29]" office:value-type="float" office:value="727.726354603172" calcext:value-type="float">
            <text:p>728</text:p>
          </table:table-cell>
          <table:table-cell table:formula="of:=[.B29]-[.E29]" office:value-type="float" office:value="10312.5712288114" calcext:value-type="float">
            <text:p>10,313</text:p>
          </table:table-cell>
          <table:table-cell/>
          <table:table-cell table:formula="of:=[.F29]/[.$B$1]" office:value-type="percentage" office:value="0.412502849152454" calcext:value-type="percentage">
            <text:p>41.25%</text:p>
          </table:table-cell>
          <table:table-cell office:value-type="percentage" office:value="0.398050353121273" calcext:value-type="percentage">
            <text:p>39.81%</text:p>
          </table:table-cell>
          <table:table-cell office:value-type="percentage" office:value="0.400273565028212" calcext:value-type="percentage">
            <text:p>40.03%</text:p>
          </table:table-cell>
          <table:table-cell office:value-type="percentage" office:value="0.38800893268993" calcext:value-type="percentage">
            <text:p>38.80%</text:p>
          </table:table-cell>
          <table:table-cell office:value-type="percentage" office:value="0.386960805071547" calcext:value-type="percentage">
            <text:p>38.70%</text:p>
          </table:table-cell>
          <table:table-cell office:value-type="percentage" office:value="0.412502849152454" calcext:value-type="percentage">
            <text:p>41.25%</text:p>
          </table:table-cell>
          <table:table-cell office:value-type="percentage" office:value="0.389222325869804" calcext:value-type="percentage">
            <text:p>38.92%</text:p>
          </table:table-cell>
          <table:table-cell table:formula="of:=[.I29]=[.H29]" office:value-type="boolean" office:boolean-value="false" calcext:value-type="boolean">
            <text:p>FALSE</text:p>
          </table:table-cell>
          <table:table-cell table:formula="of:=[.I29]-[.H29]" office:value-type="percentage" office:value="-0.0144524960311812" calcext:value-type="percentage">
            <text:p>-1.45%</text:p>
          </table:table-cell>
          <table:table-cell/>
          <table:table-cell table:formula="of:=AVERAGE([.I29:.N29])" office:value-type="percentage" office:value="0.395836471822203" calcext:value-type="percentage">
            <text:p>39.58%</text:p>
          </table:table-cell>
          <table:table-cell table:formula="of:=MIN([.I29:.N29])" office:value-type="percentage" office:value="0.386960805071547" calcext:value-type="percentage">
            <text:p>38.70%</text:p>
          </table:table-cell>
          <table:table-cell table:formula="of:=MAX([.I29:.N29])" office:value-type="percentage" office:value="0.412502849152454" calcext:value-type="percentage">
            <text:p>41.25%</text:p>
          </table:table-cell>
          <table:table-cell table:formula="of:=[.T29]-[.S29]" office:value-type="percentage" office:value="0.025542044080907" calcext:value-type="percentage">
            <text:p>2.55%</text:p>
          </table:table-cell>
          <table:table-cell table:formula="of:=[.T29]-[.S28]" office:value-type="percentage" office:value="-0.00296054506986643" calcext:value-type="percentage">
            <text:p>-0.30%</text:p>
          </table:table-cell>
          <table:table-cell table:formula="of:=[.I29]-[.$R29]" office:value-type="percentage" office:value="0.0022138812990698" calcext:value-type="percentage">
            <text:p>0.22%</text:p>
          </table:table-cell>
          <table:table-cell table:formula="of:=[.J29]-[.$R29]" office:value-type="percentage" office:value="0.00443709320600832" calcext:value-type="percentage">
            <text:p>0.44%</text:p>
          </table:table-cell>
          <table:table-cell table:formula="of:=[.K29]-[.$R29]" office:value-type="percentage" office:value="-0.00782753913227352" calcext:value-type="percentage">
            <text:p>-0.78%</text:p>
          </table:table-cell>
          <table:table-cell table:formula="of:=[.L29]-[.$R29]" office:value-type="percentage" office:value="-0.0088756667506561" calcext:value-type="percentage">
            <text:p>-0.89%</text:p>
          </table:table-cell>
          <table:table-cell table:formula="of:=[.M29]-[.$R29]" office:value-type="percentage" office:value="0.0166663773302509" calcext:value-type="percentage">
            <text:p>1.67%</text:p>
          </table:table-cell>
          <table:table-cell table:formula="of:=[.N29]-[.$R29]" office:value-type="percentage" office:value="-0.00661414595239918" calcext:value-type="percentage">
            <text:p>-0.66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F29]" office:value-type="float" office:value="10312.5712288114" calcext:value-type="float">
            <text:p>10,313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30]*[.$B$2]/12" office:value-type="float" office:value="126.328997552939" calcext:value-type="float">
            <text:p>126</text:p>
          </table:table-cell>
          <table:table-cell table:formula="of:=[.C30]-[.D30]" office:value-type="float" office:value="736.641002447061" calcext:value-type="float">
            <text:p>737</text:p>
          </table:table-cell>
          <table:table-cell table:formula="of:=[.B30]-[.E30]" office:value-type="float" office:value="9575.93022636429" calcext:value-type="float">
            <text:p>9,576</text:p>
          </table:table-cell>
          <table:table-cell/>
          <table:table-cell table:formula="of:=[.F30]/[.$B$1]" office:value-type="percentage" office:value="0.383037209054572" calcext:value-type="percentage">
            <text:p>38.30%</text:p>
          </table:table-cell>
          <table:table-cell office:value-type="percentage" office:value="0.369017814154235" calcext:value-type="percentage">
            <text:p>36.90%</text:p>
          </table:table-cell>
          <table:table-cell office:value-type="percentage" office:value="0.371173122861225" calcext:value-type="percentage">
            <text:p>37.12%</text:p>
          </table:table-cell>
          <table:table-cell office:value-type="percentage" office:value="0.359289823713552" calcext:value-type="percentage">
            <text:p>35.93%</text:p>
          </table:table-cell>
          <table:table-cell office:value-type="percentage" office:value="0.358281737389615" calcext:value-type="percentage">
            <text:p>35.83%</text:p>
          </table:table-cell>
          <table:table-cell office:value-type="percentage" office:value="0.383037209054572" calcext:value-type="percentage">
            <text:p>38.30%</text:p>
          </table:table-cell>
          <table:table-cell office:value-type="percentage" office:value="0.360471096011278" calcext:value-type="percentage">
            <text:p>36.05%</text:p>
          </table:table-cell>
          <table:table-cell table:formula="of:=[.I30]=[.H30]" office:value-type="boolean" office:boolean-value="false" calcext:value-type="boolean">
            <text:p>FALSE</text:p>
          </table:table-cell>
          <table:table-cell table:formula="of:=[.I30]-[.H30]" office:value-type="percentage" office:value="-0.0140193949003368" calcext:value-type="percentage">
            <text:p>-1.40%</text:p>
          </table:table-cell>
          <table:table-cell/>
          <table:table-cell table:formula="of:=AVERAGE([.I30:.N30])" office:value-type="percentage" office:value="0.366878467197413" calcext:value-type="percentage">
            <text:p>36.69%</text:p>
          </table:table-cell>
          <table:table-cell table:formula="of:=MIN([.I30:.N30])" office:value-type="percentage" office:value="0.358281737389615" calcext:value-type="percentage">
            <text:p>35.83%</text:p>
          </table:table-cell>
          <table:table-cell table:formula="of:=MAX([.I30:.N30])" office:value-type="percentage" office:value="0.383037209054572" calcext:value-type="percentage">
            <text:p>38.30%</text:p>
          </table:table-cell>
          <table:table-cell table:formula="of:=[.T30]-[.S30]" office:value-type="percentage" office:value="0.0247554716649566" calcext:value-type="percentage">
            <text:p>2.48%</text:p>
          </table:table-cell>
          <table:table-cell table:formula="of:=[.T30]-[.S29]" office:value-type="percentage" office:value="-0.00392359601697539" calcext:value-type="percentage">
            <text:p>-0.39%</text:p>
          </table:table-cell>
          <table:table-cell table:formula="of:=[.I30]-[.$R30]" office:value-type="percentage" office:value="0.00213934695682194" calcext:value-type="percentage">
            <text:p>0.21%</text:p>
          </table:table-cell>
          <table:table-cell table:formula="of:=[.J30]-[.$R30]" office:value-type="percentage" office:value="0.00429465566381237" calcext:value-type="percentage">
            <text:p>0.43%</text:p>
          </table:table-cell>
          <table:table-cell table:formula="of:=[.K30]-[.$R30]" office:value-type="percentage" office:value="-0.00758864348386079" calcext:value-type="percentage">
            <text:p>-0.76%</text:p>
          </table:table-cell>
          <table:table-cell table:formula="of:=[.L30]-[.$R30]" office:value-type="percentage" office:value="-0.00859672980779785" calcext:value-type="percentage">
            <text:p>-0.86%</text:p>
          </table:table-cell>
          <table:table-cell table:formula="of:=[.M30]-[.$R30]" office:value-type="percentage" office:value="0.0161587418571588" calcext:value-type="percentage">
            <text:p>1.62%</text:p>
          </table:table-cell>
          <table:table-cell table:formula="of:=[.N30]-[.$R30]" office:value-type="percentage" office:value="-0.00640737118613449" calcext:value-type="percentage">
            <text:p>-0.64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F30]" office:value-type="float" office:value="9575.93022636429" calcext:value-type="float">
            <text:p>9,576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31]*[.$B$2]/12" office:value-type="float" office:value="117.305145272963" calcext:value-type="float">
            <text:p>117</text:p>
          </table:table-cell>
          <table:table-cell table:formula="of:=[.C31]-[.D31]" office:value-type="float" office:value="745.664854727037" calcext:value-type="float">
            <text:p>746</text:p>
          </table:table-cell>
          <table:table-cell table:formula="of:=[.B31]-[.E31]" office:value-type="float" office:value="8830.26537163726" calcext:value-type="float">
            <text:p>8,830</text:p>
          </table:table-cell>
          <table:table-cell/>
          <table:table-cell table:formula="of:=[.F31]/[.$B$1]" office:value-type="percentage" office:value="0.35321061486549" calcext:value-type="percentage">
            <text:p>35.32%</text:p>
          </table:table-cell>
          <table:table-cell office:value-type="percentage" office:value="0.339729063030813" calcext:value-type="percentage">
            <text:p>33.97%</text:p>
          </table:table-cell>
          <table:table-cell office:value-type="percentage" office:value="0.341800591559978" calcext:value-type="percentage">
            <text:p>34.18%</text:p>
          </table:table-cell>
          <table:table-cell office:value-type="percentage" office:value="0.330385237158369" calcext:value-type="percentage">
            <text:p>33.04%</text:p>
          </table:table-cell>
          <table:table-cell office:value-type="percentage" office:value="0.329425098480286" calcext:value-type="percentage">
            <text:p>32.94%</text:p>
          </table:table-cell>
          <table:table-cell office:value-type="percentage" office:value="0.35321061486549" calcext:value-type="percentage">
            <text:p>35.32%</text:p>
          </table:table-cell>
          <table:table-cell office:value-type="percentage" office:value="0.331526514131954" calcext:value-type="percentage">
            <text:p>33.15%</text:p>
          </table:table-cell>
          <table:table-cell table:formula="of:=[.I31]=[.H31]" office:value-type="boolean" office:boolean-value="false" calcext:value-type="boolean">
            <text:p>FALSE</text:p>
          </table:table-cell>
          <table:table-cell table:formula="of:=[.I31]-[.H31]" office:value-type="percentage" office:value="-0.0134815518346775" calcext:value-type="percentage">
            <text:p>-1.35%</text:p>
          </table:table-cell>
          <table:table-cell/>
          <table:table-cell table:formula="of:=AVERAGE([.I31:.N31])" office:value-type="percentage" office:value="0.337679519871148" calcext:value-type="percentage">
            <text:p>33.77%</text:p>
          </table:table-cell>
          <table:table-cell table:formula="of:=MIN([.I31:.N31])" office:value-type="percentage" office:value="0.329425098480286" calcext:value-type="percentage">
            <text:p>32.94%</text:p>
          </table:table-cell>
          <table:table-cell table:formula="of:=MAX([.I31:.N31])" office:value-type="percentage" office:value="0.35321061486549" calcext:value-type="percentage">
            <text:p>35.32%</text:p>
          </table:table-cell>
          <table:table-cell table:formula="of:=[.T31]-[.S31]" office:value-type="percentage" office:value="0.0237855163852044" calcext:value-type="percentage">
            <text:p>2.38%</text:p>
          </table:table-cell>
          <table:table-cell table:formula="of:=[.T31]-[.S30]" office:value-type="percentage" office:value="-0.00507112252412489" calcext:value-type="percentage">
            <text:p>-0.51%</text:p>
          </table:table-cell>
          <table:table-cell table:formula="of:=[.I31]-[.$R31]" office:value-type="percentage" office:value="0.00204954315966444" calcext:value-type="percentage">
            <text:p>0.20%</text:p>
          </table:table-cell>
          <table:table-cell table:formula="of:=[.J31]-[.$R31]" office:value-type="percentage" office:value="0.00412107168882953" calcext:value-type="percentage">
            <text:p>0.41%</text:p>
          </table:table-cell>
          <table:table-cell table:formula="of:=[.K31]-[.$R31]" office:value-type="percentage" office:value="-0.00729428271277938" calcext:value-type="percentage">
            <text:p>-0.73%</text:p>
          </table:table-cell>
          <table:table-cell table:formula="of:=[.L31]-[.$R31]" office:value-type="percentage" office:value="-0.00825442139086247" calcext:value-type="percentage">
            <text:p>-0.83%</text:p>
          </table:table-cell>
          <table:table-cell table:formula="of:=[.M31]-[.$R31]" office:value-type="percentage" office:value="0.015531094994342" calcext:value-type="percentage">
            <text:p>1.55%</text:p>
          </table:table-cell>
          <table:table-cell table:formula="of:=[.N31]-[.$R31]" office:value-type="percentage" office:value="-0.00615300573919397" calcext:value-type="percentage">
            <text:p>-0.62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F31]" office:value-type="float" office:value="8830.26537163726" calcext:value-type="float">
            <text:p>8,830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32]*[.$B$2]/12" office:value-type="float" office:value="108.170750802556" calcext:value-type="float">
            <text:p>108</text:p>
          </table:table-cell>
          <table:table-cell table:formula="of:=[.C32]-[.D32]" office:value-type="float" office:value="754.799249197444" calcext:value-type="float">
            <text:p>755</text:p>
          </table:table-cell>
          <table:table-cell table:formula="of:=[.B32]-[.E32]" office:value-type="float" office:value="8075.46612243981" calcext:value-type="float">
            <text:p>8,075</text:p>
          </table:table-cell>
          <table:table-cell/>
          <table:table-cell table:formula="of:=[.F32]/[.$B$1]" office:value-type="percentage" office:value="0.323018644897592" calcext:value-type="percentage">
            <text:p>32.30%</text:p>
          </table:table-cell>
          <table:table-cell office:value-type="percentage" office:value="0.310181838678726" calcext:value-type="percentage">
            <text:p>31.02%</text:p>
          </table:table-cell>
          <table:table-cell office:value-type="percentage" office:value="0.312153427091064" calcext:value-type="percentage">
            <text:p>31.22%</text:p>
          </table:table-cell>
          <table:table-cell office:value-type="percentage" office:value="0.30129397514835" calcext:value-type="percentage">
            <text:p>30.13%</text:p>
          </table:table-cell>
          <table:table-cell office:value-type="percentage" office:value="0.30038978888171" calcext:value-type="percentage">
            <text:p>30.04%</text:p>
          </table:table-cell>
          <table:table-cell office:value-type="percentage" office:value="0.323018644897592" calcext:value-type="percentage">
            <text:p>32.30%</text:p>
          </table:table-cell>
          <table:table-cell office:value-type="percentage" office:value="0.302387279939492" calcext:value-type="percentage">
            <text:p>30.24%</text:p>
          </table:table-cell>
          <table:table-cell table:formula="of:=[.I32]=[.H32]" office:value-type="boolean" office:boolean-value="false" calcext:value-type="boolean">
            <text:p>FALSE</text:p>
          </table:table-cell>
          <table:table-cell table:formula="of:=[.I32]-[.H32]" office:value-type="percentage" office:value="-0.0128368062188662" calcext:value-type="percentage">
            <text:p>-1.28%</text:p>
          </table:table-cell>
          <table:table-cell/>
          <table:table-cell table:formula="of:=AVERAGE([.I32:.N32])" office:value-type="percentage" office:value="0.308237492439489" calcext:value-type="percentage">
            <text:p>30.82%</text:p>
          </table:table-cell>
          <table:table-cell table:formula="of:=MIN([.I32:.N32])" office:value-type="percentage" office:value="0.30038978888171" calcext:value-type="percentage">
            <text:p>30.04%</text:p>
          </table:table-cell>
          <table:table-cell table:formula="of:=MAX([.I32:.N32])" office:value-type="percentage" office:value="0.323018644897592" calcext:value-type="percentage">
            <text:p>32.30%</text:p>
          </table:table-cell>
          <table:table-cell table:formula="of:=[.T32]-[.S32]" office:value-type="percentage" office:value="0.0226288560158829" calcext:value-type="percentage">
            <text:p>2.26%</text:p>
          </table:table-cell>
          <table:table-cell table:formula="of:=[.T32]-[.S31]" office:value-type="percentage" office:value="-0.00640645358269332" calcext:value-type="percentage">
            <text:p>-0.64%</text:p>
          </table:table-cell>
          <table:table-cell table:formula="of:=[.I32]-[.$R32]" office:value-type="percentage" office:value="0.00194434623923728" calcext:value-type="percentage">
            <text:p>0.19%</text:p>
          </table:table-cell>
          <table:table-cell table:formula="of:=[.J32]-[.$R32]" office:value-type="percentage" office:value="0.00391593465157464" calcext:value-type="percentage">
            <text:p>0.39%</text:p>
          </table:table-cell>
          <table:table-cell table:formula="of:=[.K32]-[.$R32]" office:value-type="percentage" office:value="-0.00694351729113896" calcext:value-type="percentage">
            <text:p>-0.69%</text:p>
          </table:table-cell>
          <table:table-cell table:formula="of:=[.L32]-[.$R32]" office:value-type="percentage" office:value="-0.00784770355777942" calcext:value-type="percentage">
            <text:p>-0.78%</text:p>
          </table:table-cell>
          <table:table-cell table:formula="of:=[.M32]-[.$R32]" office:value-type="percentage" office:value="0.0147811524581035" calcext:value-type="percentage">
            <text:p>1.48%</text:p>
          </table:table-cell>
          <table:table-cell table:formula="of:=[.N32]-[.$R32]" office:value-type="percentage" office:value="-0.00585021249999723" calcext:value-type="percentage">
            <text:p>-0.59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F32]" office:value-type="float" office:value="8075.46612243981" calcext:value-type="float">
            <text:p>8,075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33]*[.$B$2]/12" office:value-type="float" office:value="98.9244599998877" calcext:value-type="float">
            <text:p>99</text:p>
          </table:table-cell>
          <table:table-cell table:formula="of:=[.C33]-[.D33]" office:value-type="float" office:value="764.045540000112" calcext:value-type="float">
            <text:p>764</text:p>
          </table:table-cell>
          <table:table-cell table:formula="of:=[.B33]-[.E33]" office:value-type="float" office:value="7311.4205824397" calcext:value-type="float">
            <text:p>7,311</text:p>
          </table:table-cell>
          <table:table-cell/>
          <table:table-cell table:formula="of:=[.F33]/[.$B$1]" office:value-type="percentage" office:value="0.292456823297588" calcext:value-type="percentage">
            <text:p>29.25%</text:p>
          </table:table-cell>
          <table:table-cell office:value-type="percentage" office:value="0.280373860071733" calcext:value-type="percentage">
            <text:p>28.04%</text:p>
          </table:table-cell>
          <table:table-cell office:value-type="percentage" office:value="0.282229061634365" calcext:value-type="percentage">
            <text:p>28.22%</text:p>
          </table:table-cell>
          <table:table-cell office:value-type="percentage" office:value="0.272014832071183" calcext:value-type="percentage">
            <text:p>27.20%</text:p>
          </table:table-cell>
          <table:table-cell office:value-type="percentage" office:value="0.271174702324535" calcext:value-type="percentage">
            <text:p>27.12%</text:p>
          </table:table-cell>
          <table:table-cell office:value-type="percentage" office:value="0.292456823297588" calcext:value-type="percentage">
            <text:p>29.25%</text:p>
          </table:table-cell>
          <table:table-cell office:value-type="percentage" office:value="0.273052084397085" calcext:value-type="percentage">
            <text:p>27.31%</text:p>
          </table:table-cell>
          <table:table-cell table:formula="of:=[.I33]=[.H33]" office:value-type="boolean" office:boolean-value="false" calcext:value-type="boolean">
            <text:p>FALSE</text:p>
          </table:table-cell>
          <table:table-cell table:formula="of:=[.I33]-[.H33]" office:value-type="percentage" office:value="-0.0120829632258553" calcext:value-type="percentage">
            <text:p>-1.21%</text:p>
          </table:table-cell>
          <table:table-cell/>
          <table:table-cell table:formula="of:=AVERAGE([.I33:.N33])" office:value-type="percentage" office:value="0.278550227299415" calcext:value-type="percentage">
            <text:p>27.86%</text:p>
          </table:table-cell>
          <table:table-cell table:formula="of:=MIN([.I33:.N33])" office:value-type="percentage" office:value="0.271174702324535" calcext:value-type="percentage">
            <text:p>27.12%</text:p>
          </table:table-cell>
          <table:table-cell table:formula="of:=MAX([.I33:.N33])" office:value-type="percentage" office:value="0.292456823297588" calcext:value-type="percentage">
            <text:p>29.25%</text:p>
          </table:table-cell>
          <table:table-cell table:formula="of:=[.T33]-[.S33]" office:value-type="percentage" office:value="0.0212821209730525" calcext:value-type="percentage">
            <text:p>2.13%</text:p>
          </table:table-cell>
          <table:table-cell table:formula="of:=[.T33]-[.S32]" office:value-type="percentage" office:value="-0.00793296558412154" calcext:value-type="percentage">
            <text:p>-0.79%</text:p>
          </table:table-cell>
          <table:table-cell table:formula="of:=[.I33]-[.$R33]" office:value-type="percentage" office:value="0.0018236327723179" calcext:value-type="percentage">
            <text:p>0.18%</text:p>
          </table:table-cell>
          <table:table-cell table:formula="of:=[.J33]-[.$R33]" office:value-type="percentage" office:value="0.0036788343349502" calcext:value-type="percentage">
            <text:p>0.37%</text:p>
          </table:table-cell>
          <table:table-cell table:formula="of:=[.K33]-[.$R33]" office:value-type="percentage" office:value="-0.00653539522823171" calcext:value-type="percentage">
            <text:p>-0.65%</text:p>
          </table:table-cell>
          <table:table-cell table:formula="of:=[.L33]-[.$R33]" office:value-type="percentage" office:value="-0.00737552497487937" calcext:value-type="percentage">
            <text:p>-0.74%</text:p>
          </table:table-cell>
          <table:table-cell table:formula="of:=[.M33]-[.$R33]" office:value-type="percentage" office:value="0.0139065959981732" calcext:value-type="percentage">
            <text:p>1.39%</text:p>
          </table:table-cell>
          <table:table-cell table:formula="of:=[.N33]-[.$R33]" office:value-type="percentage" office:value="-0.00549814290233003" calcext:value-type="percentage">
            <text:p>-0.55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F33]" office:value-type="float" office:value="7311.4205824397" calcext:value-type="float">
            <text:p>7,311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34]*[.$B$2]/12" office:value-type="float" office:value="89.5649021348863" calcext:value-type="float">
            <text:p>90</text:p>
          </table:table-cell>
          <table:table-cell table:formula="of:=[.C34]-[.D34]" office:value-type="float" office:value="773.405097865114" calcext:value-type="float">
            <text:p>773</text:p>
          </table:table-cell>
          <table:table-cell table:formula="of:=[.B34]-[.E34]" office:value-type="float" office:value="6538.01548457459" calcext:value-type="float">
            <text:p>6,538</text:p>
          </table:table-cell>
          <table:table-cell/>
          <table:table-cell table:formula="of:=[.F34]/[.$B$1]" office:value-type="percentage" office:value="0.261520619382983" calcext:value-type="percentage">
            <text:p>26.15%</text:p>
          </table:table-cell>
          <table:table-cell office:value-type="percentage" office:value="0.250302826053532" calcext:value-type="percentage">
            <text:p>25.03%</text:p>
          </table:table-cell>
          <table:table-cell office:value-type="percentage" office:value="0.252024903360646" calcext:value-type="percentage">
            <text:p>25.20%</text:p>
          </table:table-cell>
          <table:table-cell office:value-type="percentage" office:value="0.242546594528309" calcext:value-type="percentage">
            <text:p>24.25%</text:p>
          </table:table-cell>
          <table:table-cell office:value-type="percentage" office:value="0.241778725689762" calcext:value-type="percentage">
            <text:p>24.18%</text:p>
          </table:table-cell>
          <table:table-cell office:value-type="percentage" office:value="0.261520619382983" calcext:value-type="percentage">
            <text:p>26.15%</text:p>
          </table:table-cell>
          <table:table-cell office:value-type="percentage" office:value="0.243519609664655" calcext:value-type="percentage">
            <text:p>24.35%</text:p>
          </table:table-cell>
          <table:table-cell table:formula="of:=[.I34]=[.H34]" office:value-type="boolean" office:boolean-value="false" calcext:value-type="boolean">
            <text:p>FALSE</text:p>
          </table:table-cell>
          <table:table-cell table:formula="of:=[.I34]-[.H34]" office:value-type="percentage" office:value="-0.011217793329451" calcext:value-type="percentage">
            <text:p>-1.12%</text:p>
          </table:table-cell>
          <table:table-cell/>
          <table:table-cell table:formula="of:=AVERAGE([.I34:.N34])" office:value-type="percentage" office:value="0.248615546446648" calcext:value-type="percentage">
            <text:p>24.86%</text:p>
          </table:table-cell>
          <table:table-cell table:formula="of:=MIN([.I34:.N34])" office:value-type="percentage" office:value="0.241778725689762" calcext:value-type="percentage">
            <text:p>24.18%</text:p>
          </table:table-cell>
          <table:table-cell table:formula="of:=MAX([.I34:.N34])" office:value-type="percentage" office:value="0.261520619382983" calcext:value-type="percentage">
            <text:p>26.15%</text:p>
          </table:table-cell>
          <table:table-cell table:formula="of:=[.T34]-[.S34]" office:value-type="percentage" office:value="0.0197418936932219" calcext:value-type="percentage">
            <text:p>1.97%</text:p>
          </table:table-cell>
          <table:table-cell table:formula="of:=[.T34]-[.S33]" office:value-type="percentage" office:value="-0.00965408294155201" calcext:value-type="percentage">
            <text:p>-0.97%</text:p>
          </table:table-cell>
          <table:table-cell table:formula="of:=[.I34]-[.$R34]" office:value-type="percentage" office:value="0.00168727960688436" calcext:value-type="percentage">
            <text:p>0.17%</text:p>
          </table:table-cell>
          <table:table-cell table:formula="of:=[.J34]-[.$R34]" office:value-type="percentage" office:value="0.00340935691399824" calcext:value-type="percentage">
            <text:p>0.34%</text:p>
          </table:table-cell>
          <table:table-cell table:formula="of:=[.K34]-[.$R34]" office:value-type="percentage" office:value="-0.00606895191833862" calcext:value-type="percentage">
            <text:p>-0.61%</text:p>
          </table:table-cell>
          <table:table-cell table:formula="of:=[.L34]-[.$R34]" office:value-type="percentage" office:value="-0.00683682075688655" calcext:value-type="percentage">
            <text:p>-0.68%</text:p>
          </table:table-cell>
          <table:table-cell table:formula="of:=[.M34]-[.$R34]" office:value-type="percentage" office:value="0.0129050729363354" calcext:value-type="percentage">
            <text:p>1.29%</text:p>
          </table:table-cell>
          <table:table-cell table:formula="of:=[.N34]-[.$R34]" office:value-type="percentage" office:value="-0.00509593678199285" calcext:value-type="percentage">
            <text:p>-0.51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F34]" office:value-type="float" office:value="6538.01548457459" calcext:value-type="float">
            <text:p>6,538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35]*[.$B$2]/12" office:value-type="float" office:value="80.0906896860387" calcext:value-type="float">
            <text:p>80</text:p>
          </table:table-cell>
          <table:table-cell table:formula="of:=[.C35]-[.D35]" office:value-type="float" office:value="782.879310313961" calcext:value-type="float">
            <text:p>783</text:p>
          </table:table-cell>
          <table:table-cell table:formula="of:=[.B35]-[.E35]" office:value-type="float" office:value="5755.13617426062" calcext:value-type="float">
            <text:p>5,755</text:p>
          </table:table-cell>
          <table:table-cell/>
          <table:table-cell table:formula="of:=[.F35]/[.$B$1]" office:value-type="percentage" office:value="0.230205446970425" calcext:value-type="percentage">
            <text:p>23.02%</text:p>
          </table:table-cell>
          <table:table-cell office:value-type="percentage" office:value="0.219966415160121" calcext:value-type="percentage">
            <text:p>22.00%</text:p>
          </table:table-cell>
          <table:table-cell office:value-type="percentage" office:value="0.221538336207068" calcext:value-type="percentage">
            <text:p>22.15%</text:p>
          </table:table-cell>
          <table:table-cell office:value-type="percentage" office:value="0.212888041284638" calcext:value-type="percentage">
            <text:p>21.29%</text:p>
          </table:table-cell>
          <table:table-cell office:value-type="percentage" office:value="0.212200738966324" calcext:value-type="percentage">
            <text:p>21.22%</text:p>
          </table:table-cell>
          <table:table-cell office:value-type="percentage" office:value="0.230205446970425" calcext:value-type="percentage">
            <text:p>23.02%</text:p>
          </table:table-cell>
          <table:table-cell office:value-type="percentage" office:value="0.21378852903965" calcext:value-type="percentage">
            <text:p>21.38%</text:p>
          </table:table-cell>
          <table:table-cell table:formula="of:=[.I35]=[.H35]" office:value-type="boolean" office:boolean-value="false" calcext:value-type="boolean">
            <text:p>FALSE</text:p>
          </table:table-cell>
          <table:table-cell table:formula="of:=[.I35]-[.H35]" office:value-type="percentage" office:value="-0.0102390318103035" calcext:value-type="percentage">
            <text:p>-1.02%</text:p>
          </table:table-cell>
          <table:table-cell/>
          <table:table-cell table:formula="of:=AVERAGE([.I35:.N35])" office:value-type="percentage" office:value="0.218431251271371" calcext:value-type="percentage">
            <text:p>21.84%</text:p>
          </table:table-cell>
          <table:table-cell table:formula="of:=MIN([.I35:.N35])" office:value-type="percentage" office:value="0.212200738966324" calcext:value-type="percentage">
            <text:p>21.22%</text:p>
          </table:table-cell>
          <table:table-cell table:formula="of:=MAX([.I35:.N35])" office:value-type="percentage" office:value="0.230205446970425" calcext:value-type="percentage">
            <text:p>23.02%</text:p>
          </table:table-cell>
          <table:table-cell table:formula="of:=[.T35]-[.S35]" office:value-type="percentage" office:value="0.018004708004101" calcext:value-type="percentage">
            <text:p>1.80%</text:p>
          </table:table-cell>
          <table:table-cell table:formula="of:=[.T35]-[.S34]" office:value-type="percentage" office:value="-0.0115732787193366" calcext:value-type="percentage">
            <text:p>-1.16%</text:p>
          </table:table-cell>
          <table:table-cell table:formula="of:=[.I35]-[.$R35]" office:value-type="percentage" office:value="0.00153516388875033" calcext:value-type="percentage">
            <text:p>0.15%</text:p>
          </table:table-cell>
          <table:table-cell table:formula="of:=[.J35]-[.$R35]" office:value-type="percentage" office:value="0.00310708493569717" calcext:value-type="percentage">
            <text:p>0.31%</text:p>
          </table:table-cell>
          <table:table-cell table:formula="of:=[.K35]-[.$R35]" office:value-type="percentage" office:value="-0.00554320998673305" calcext:value-type="percentage">
            <text:p>-0.55%</text:p>
          </table:table-cell>
          <table:table-cell table:formula="of:=[.L35]-[.$R35]" office:value-type="percentage" office:value="-0.0062305123050472" calcext:value-type="percentage">
            <text:p>-0.62%</text:p>
          </table:table-cell>
          <table:table-cell table:formula="of:=[.M35]-[.$R35]" office:value-type="percentage" office:value="0.0117741956990538" calcext:value-type="percentage">
            <text:p>1.18%</text:p>
          </table:table-cell>
          <table:table-cell table:formula="of:=[.N35]-[.$R35]" office:value-type="percentage" office:value="-0.00464272223172113" calcext:value-type="percentage">
            <text:p>-0.46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F35]" office:value-type="float" office:value="5755.13617426062" calcext:value-type="float">
            <text:p>5,755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36]*[.$B$2]/12" office:value-type="float" office:value="70.5004181346927" calcext:value-type="float">
            <text:p>71</text:p>
          </table:table-cell>
          <table:table-cell table:formula="of:=[.C36]-[.D36]" office:value-type="float" office:value="792.469581865307" calcext:value-type="float">
            <text:p>792</text:p>
          </table:table-cell>
          <table:table-cell table:formula="of:=[.B36]-[.E36]" office:value-type="float" office:value="4962.66659239532" calcext:value-type="float">
            <text:p>4,963</text:p>
          </table:table-cell>
          <table:table-cell/>
          <table:table-cell table:formula="of:=[.F36]/[.$B$1]" office:value-type="percentage" office:value="0.198506663695813" calcext:value-type="percentage">
            <text:p>19.85%</text:p>
          </table:table-cell>
          <table:table-cell office:value-type="percentage" office:value="0.189362285440576" calcext:value-type="percentage">
            <text:p>18.94%</text:p>
          </table:table-cell>
          <table:table-cell office:value-type="percentage" office:value="0.190766719650604" calcext:value-type="percentage">
            <text:p>19.08%</text:p>
          </table:table-cell>
          <table:table-cell office:value-type="percentage" office:value="0.183037943217935" calcext:value-type="percentage">
            <text:p>18.30%</text:p>
          </table:table-cell>
          <table:table-cell office:value-type="percentage" office:value="0.182439615208424" calcext:value-type="percentage">
            <text:p>18.24%</text:p>
          </table:table-cell>
          <table:table-cell office:value-type="percentage" office:value="0.198506663695813" calcext:value-type="percentage">
            <text:p>19.85%</text:p>
          </table:table-cell>
          <table:table-cell office:value-type="percentage" office:value="0.183857506897442" calcext:value-type="percentage">
            <text:p>18.39%</text:p>
          </table:table-cell>
          <table:table-cell table:formula="of:=[.I36]=[.H36]" office:value-type="boolean" office:boolean-value="false" calcext:value-type="boolean">
            <text:p>FALSE</text:p>
          </table:table-cell>
          <table:table-cell table:formula="of:=[.I36]-[.H36]" office:value-type="percentage" office:value="-0.00914437825523645" calcext:value-type="percentage">
            <text:p>-0.91%</text:p>
          </table:table-cell>
          <table:table-cell/>
          <table:table-cell table:formula="of:=AVERAGE([.I36:.N36])" office:value-type="percentage" office:value="0.187995122351799" calcext:value-type="percentage">
            <text:p>18.80%</text:p>
          </table:table-cell>
          <table:table-cell table:formula="of:=MIN([.I36:.N36])" office:value-type="percentage" office:value="0.182439615208424" calcext:value-type="percentage">
            <text:p>18.24%</text:p>
          </table:table-cell>
          <table:table-cell table:formula="of:=MAX([.I36:.N36])" office:value-type="percentage" office:value="0.198506663695813" calcext:value-type="percentage">
            <text:p>19.85%</text:p>
          </table:table-cell>
          <table:table-cell table:formula="of:=[.T36]-[.S36]" office:value-type="percentage" office:value="0.0160670484873889" calcext:value-type="percentage">
            <text:p>1.61%</text:p>
          </table:table-cell>
          <table:table-cell table:formula="of:=[.T36]-[.S35]" office:value-type="percentage" office:value="-0.0136940752705113" calcext:value-type="percentage">
            <text:p>-1.37%</text:p>
          </table:table-cell>
          <table:table-cell table:formula="of:=[.I36]-[.$R36]" office:value-type="percentage" office:value="0.0013671630887773" calcext:value-type="percentage">
            <text:p>0.14%</text:p>
          </table:table-cell>
          <table:table-cell table:formula="of:=[.J36]-[.$R36]" office:value-type="percentage" office:value="0.00277159729880547" calcext:value-type="percentage">
            <text:p>0.28%</text:p>
          </table:table-cell>
          <table:table-cell table:formula="of:=[.K36]-[.$R36]" office:value-type="percentage" office:value="-0.00495717913386418" calcext:value-type="percentage">
            <text:p>-0.50%</text:p>
          </table:table-cell>
          <table:table-cell table:formula="of:=[.L36]-[.$R36]" office:value-type="percentage" office:value="-0.00555550714337513" calcext:value-type="percentage">
            <text:p>-0.56%</text:p>
          </table:table-cell>
          <table:table-cell table:formula="of:=[.M36]-[.$R36]" office:value-type="percentage" office:value="0.0105115413440137" calcext:value-type="percentage">
            <text:p>1.05%</text:p>
          </table:table-cell>
          <table:table-cell table:formula="of:=[.N36]-[.$R36]" office:value-type="percentage" office:value="-0.00413761545435726" calcext:value-type="percentage">
            <text:p>-0.41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F36]" office:value-type="float" office:value="4962.66659239532" calcext:value-type="float">
            <text:p>4,963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37]*[.$B$2]/12" office:value-type="float" office:value="60.7926657568426" calcext:value-type="float">
            <text:p>61</text:p>
          </table:table-cell>
          <table:table-cell table:formula="of:=[.C37]-[.D37]" office:value-type="float" office:value="802.177334243157" calcext:value-type="float">
            <text:p>802</text:p>
          </table:table-cell>
          <table:table-cell table:formula="of:=[.B37]-[.E37]" office:value-type="float" office:value="4160.48925815216" calcext:value-type="float">
            <text:p>4,160</text:p>
          </table:table-cell>
          <table:table-cell/>
          <table:table-cell table:formula="of:=[.F37]/[.$B$1]" office:value-type="percentage" office:value="0.166419570326086" calcext:value-type="percentage">
            <text:p>16.64%</text:p>
          </table:table-cell>
          <table:table-cell office:value-type="percentage" office:value="0.158488074276256" calcext:value-type="percentage">
            <text:p>15.85%</text:p>
          </table:table-cell>
          <table:table-cell office:value-type="percentage" office:value="0.159707388479338" calcext:value-type="percentage">
            <text:p>15.97%</text:p>
          </table:table-cell>
          <table:table-cell office:value-type="percentage" office:value="0.152995063267884" calcext:value-type="percentage">
            <text:p>15.30%</text:p>
          </table:table-cell>
          <table:table-cell office:value-type="percentage" office:value="0.152494220492589" calcext:value-type="percentage">
            <text:p>15.25%</text:p>
          </table:table-cell>
          <table:table-cell office:value-type="percentage" office:value="0.166419570326086" calcext:value-type="percentage">
            <text:p>16.64%</text:p>
          </table:table-cell>
          <table:table-cell office:value-type="percentage" office:value="0.153725198631327" calcext:value-type="percentage">
            <text:p>15.37%</text:p>
          </table:table-cell>
          <table:table-cell table:formula="of:=[.I37]=[.H37]" office:value-type="boolean" office:boolean-value="false" calcext:value-type="boolean">
            <text:p>FALSE</text:p>
          </table:table-cell>
          <table:table-cell table:formula="of:=[.I37]-[.H37]" office:value-type="percentage" office:value="-0.0079314960498304" calcext:value-type="percentage">
            <text:p>-0.79%</text:p>
          </table:table-cell>
          <table:table-cell/>
          <table:table-cell table:formula="of:=AVERAGE([.I37:.N37])" office:value-type="percentage" office:value="0.15730491924558" calcext:value-type="percentage">
            <text:p>15.73%</text:p>
          </table:table-cell>
          <table:table-cell table:formula="of:=MIN([.I37:.N37])" office:value-type="percentage" office:value="0.152494220492589" calcext:value-type="percentage">
            <text:p>15.25%</text:p>
          </table:table-cell>
          <table:table-cell table:formula="of:=MAX([.I37:.N37])" office:value-type="percentage" office:value="0.166419570326086" calcext:value-type="percentage">
            <text:p>16.64%</text:p>
          </table:table-cell>
          <table:table-cell table:formula="of:=[.T37]-[.S37]" office:value-type="percentage" office:value="0.0139253498334971" calcext:value-type="percentage">
            <text:p>1.39%</text:p>
          </table:table-cell>
          <table:table-cell table:formula="of:=[.T37]-[.S36]" office:value-type="percentage" office:value="-0.0160200448823374" calcext:value-type="percentage">
            <text:p>-1.60%</text:p>
          </table:table-cell>
          <table:table-cell table:formula="of:=[.I37]-[.$R37]" office:value-type="percentage" office:value="0.00118315503067598" calcext:value-type="percentage">
            <text:p>0.12%</text:p>
          </table:table-cell>
          <table:table-cell table:formula="of:=[.J37]-[.$R37]" office:value-type="percentage" office:value="0.00240246923375753" calcext:value-type="percentage">
            <text:p>0.24%</text:p>
          </table:table-cell>
          <table:table-cell table:formula="of:=[.K37]-[.$R37]" office:value-type="percentage" office:value="-0.00430985597769609" calcext:value-type="percentage">
            <text:p>-0.43%</text:p>
          </table:table-cell>
          <table:table-cell table:formula="of:=[.L37]-[.$R37]" office:value-type="percentage" office:value="-0.00481069875299073" calcext:value-type="percentage">
            <text:p>-0.48%</text:p>
          </table:table-cell>
          <table:table-cell table:formula="of:=[.M37]-[.$R37]" office:value-type="percentage" office:value="0.00911465108050638" calcext:value-type="percentage">
            <text:p>0.91%</text:p>
          </table:table-cell>
          <table:table-cell table:formula="of:=[.N37]-[.$R37]" office:value-type="percentage" office:value="-0.00357972061425305" calcext:value-type="percentage">
            <text:p>-0.36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F37]" office:value-type="float" office:value="4160.48925815216" calcext:value-type="float">
            <text:p>4,160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38]*[.$B$2]/12" office:value-type="float" office:value="50.965993412364" calcext:value-type="float">
            <text:p>51</text:p>
          </table:table-cell>
          <table:table-cell table:formula="of:=[.C38]-[.D38]" office:value-type="float" office:value="812.004006587636" calcext:value-type="float">
            <text:p>812</text:p>
          </table:table-cell>
          <table:table-cell table:formula="of:=[.B38]-[.E38]" office:value-type="float" office:value="3348.48525156452" calcext:value-type="float">
            <text:p>3,348</text:p>
          </table:table-cell>
          <table:table-cell/>
          <table:table-cell table:formula="of:=[.F38]/[.$B$1]" office:value-type="percentage" office:value="0.133939410062581" calcext:value-type="percentage">
            <text:p>13.39%</text:p>
          </table:table-cell>
          <table:table-cell office:value-type="percentage" office:value="0.127341398198411" calcext:value-type="percentage">
            <text:p>12.73%</text:p>
          </table:table-cell>
          <table:table-cell office:value-type="percentage" office:value="0.128357652561619" calcext:value-type="percentage">
            <text:p>12.84%</text:p>
          </table:table-cell>
          <table:table-cell office:value-type="percentage" office:value="0.122758156384822" calcext:value-type="percentage">
            <text:p>12.28%</text:p>
          </table:table-cell>
          <table:table-cell office:value-type="percentage" office:value="0.122363413874473" calcext:value-type="percentage">
            <text:p>12.24%</text:p>
          </table:table-cell>
          <table:table-cell office:value-type="percentage" office:value="0.133939410062581" calcext:value-type="percentage">
            <text:p>13.39%</text:p>
          </table:table-cell>
          <table:table-cell office:value-type="percentage" office:value="0.123390250592123" calcext:value-type="percentage">
            <text:p>12.34%</text:p>
          </table:table-cell>
          <table:table-cell table:formula="of:=[.I38]=[.H38]" office:value-type="boolean" office:boolean-value="false" calcext:value-type="boolean">
            <text:p>FALSE</text:p>
          </table:table-cell>
          <table:table-cell table:formula="of:=[.I38]-[.H38]" office:value-type="percentage" office:value="-0.00659801186417031" calcext:value-type="percentage">
            <text:p>-0.66%</text:p>
          </table:table-cell>
          <table:table-cell/>
          <table:table-cell table:formula="of:=AVERAGE([.I38:.N38])" office:value-type="percentage" office:value="0.126358380279005" calcext:value-type="percentage">
            <text:p>12.64%</text:p>
          </table:table-cell>
          <table:table-cell table:formula="of:=MIN([.I38:.N38])" office:value-type="percentage" office:value="0.122363413874473" calcext:value-type="percentage">
            <text:p>12.24%</text:p>
          </table:table-cell>
          <table:table-cell table:formula="of:=MAX([.I38:.N38])" office:value-type="percentage" office:value="0.133939410062581" calcext:value-type="percentage">
            <text:p>13.39%</text:p>
          </table:table-cell>
          <table:table-cell table:formula="of:=[.T38]-[.S38]" office:value-type="percentage" office:value="0.0115759961881084" calcext:value-type="percentage">
            <text:p>1.16%</text:p>
          </table:table-cell>
          <table:table-cell table:formula="of:=[.T38]-[.S37]" office:value-type="percentage" office:value="-0.0185548104300083" calcext:value-type="percentage">
            <text:p>-1.86%</text:p>
          </table:table-cell>
          <table:table-cell table:formula="of:=[.I38]-[.$R38]" office:value-type="percentage" office:value="0.000983017919405915" calcext:value-type="percentage">
            <text:p>0.10%</text:p>
          </table:table-cell>
          <table:table-cell table:formula="of:=[.J38]-[.$R38]" office:value-type="percentage" office:value="0.00199927228261462" calcext:value-type="percentage">
            <text:p>0.20%</text:p>
          </table:table-cell>
          <table:table-cell table:formula="of:=[.K38]-[.$R38]" office:value-type="percentage" office:value="-0.00360022389418238" calcext:value-type="percentage">
            <text:p>-0.36%</text:p>
          </table:table-cell>
          <table:table-cell table:formula="of:=[.L38]-[.$R38]" office:value-type="percentage" office:value="-0.00399496640453215" calcext:value-type="percentage">
            <text:p>-0.40%</text:p>
          </table:table-cell>
          <table:table-cell table:formula="of:=[.M38]-[.$R38]" office:value-type="percentage" office:value="0.00758102978357622" calcext:value-type="percentage">
            <text:p>0.76%</text:p>
          </table:table-cell>
          <table:table-cell table:formula="of:=[.N38]-[.$R38]" office:value-type="percentage" office:value="-0.00296812968688208" calcext:value-type="percentage">
            <text:p>-0.3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F38]" office:value-type="float" office:value="3348.48525156452" calcext:value-type="float">
            <text:p>3,348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39]*[.$B$2]/12" office:value-type="float" office:value="41.0189443316654" calcext:value-type="float">
            <text:p>41</text:p>
          </table:table-cell>
          <table:table-cell table:formula="of:=[.C39]-[.D39]" office:value-type="float" office:value="821.951055668335" calcext:value-type="float">
            <text:p>822</text:p>
          </table:table-cell>
          <table:table-cell table:formula="of:=[.B39]-[.E39]" office:value-type="float" office:value="2526.53419589619" calcext:value-type="float">
            <text:p>2,527</text:p>
          </table:table-cell>
          <table:table-cell/>
          <table:table-cell table:formula="of:=[.F39]/[.$B$1]" office:value-type="percentage" office:value="0.101061367835848" calcext:value-type="percentage">
            <text:p>10.11%</text:p>
          </table:table-cell>
          <table:table-cell office:value-type="percentage" office:value="0.0959198527041783" calcext:value-type="percentage">
            <text:p>9.59%</text:p>
          </table:table-cell>
          <table:table-cell office:value-type="percentage" office:value="0.0967147966130705" calcext:value-type="percentage">
            <text:p>9.67%</text:p>
          </table:table-cell>
          <table:table-cell office:value-type="percentage" office:value="0.092325969478141" calcext:value-type="percentage">
            <text:p>9.23%</text:p>
          </table:table-cell>
          <table:table-cell office:value-type="percentage" office:value="0.0920460473453787" calcext:value-type="percentage">
            <text:p>9.20%</text:p>
          </table:table-cell>
          <table:table-cell office:value-type="percentage" office:value="0.101061367835848" calcext:value-type="percentage">
            <text:p>10.11%</text:p>
          </table:table-cell>
          <table:table-cell office:value-type="percentage" office:value="0.0928513000273547" calcext:value-type="percentage">
            <text:p>9.29%</text:p>
          </table:table-cell>
          <table:table-cell table:formula="of:=[.I39]=[.H39]" office:value-type="boolean" office:boolean-value="false" calcext:value-type="boolean">
            <text:p>FALSE</text:p>
          </table:table-cell>
          <table:table-cell table:formula="of:=[.I39]-[.H39]" office:value-type="percentage" office:value="-0.0051415151316693" calcext:value-type="percentage">
            <text:p>-0.51%</text:p>
          </table:table-cell>
          <table:table-cell/>
          <table:table-cell table:formula="of:=AVERAGE([.I39:.N39])" office:value-type="percentage" office:value="0.0951532223339951" calcext:value-type="percentage">
            <text:p>9.52%</text:p>
          </table:table-cell>
          <table:table-cell table:formula="of:=MIN([.I39:.N39])" office:value-type="percentage" office:value="0.0920460473453787" calcext:value-type="percentage">
            <text:p>9.20%</text:p>
          </table:table-cell>
          <table:table-cell table:formula="of:=MAX([.I39:.N39])" office:value-type="percentage" office:value="0.101061367835848" calcext:value-type="percentage">
            <text:p>10.11%</text:p>
          </table:table-cell>
          <table:table-cell table:formula="of:=[.T39]-[.S39]" office:value-type="percentage" office:value="0.00901532049046888" calcext:value-type="percentage">
            <text:p>0.90%</text:p>
          </table:table-cell>
          <table:table-cell table:formula="of:=[.T39]-[.S38]" office:value-type="percentage" office:value="-0.021302046038625" calcext:value-type="percentage">
            <text:p>-2.13%</text:p>
          </table:table-cell>
          <table:table-cell table:formula="of:=[.I39]-[.$R39]" office:value-type="percentage" office:value="0.000766630370183166" calcext:value-type="percentage">
            <text:p>0.08%</text:p>
          </table:table-cell>
          <table:table-cell table:formula="of:=[.J39]-[.$R39]" office:value-type="percentage" office:value="0.00156157427907538" calcext:value-type="percentage">
            <text:p>0.16%</text:p>
          </table:table-cell>
          <table:table-cell table:formula="of:=[.K39]-[.$R39]" office:value-type="percentage" office:value="-0.00282725285585411" calcext:value-type="percentage">
            <text:p>-0.28%</text:p>
          </table:table-cell>
          <table:table-cell table:formula="of:=[.L39]-[.$R39]" office:value-type="percentage" office:value="-0.00310717498861641" calcext:value-type="percentage">
            <text:p>-0.31%</text:p>
          </table:table-cell>
          <table:table-cell table:formula="of:=[.M39]-[.$R39]" office:value-type="percentage" office:value="0.00590814550185247" calcext:value-type="percentage">
            <text:p>0.59%</text:p>
          </table:table-cell>
          <table:table-cell table:formula="of:=[.N39]-[.$R39]" office:value-type="percentage" office:value="-0.00230192230664042" calcext:value-type="percentage">
            <text:p>-0.23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F39]" office:value-type="float" office:value="2526.53419589619" calcext:value-type="float">
            <text:p>2,527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40]*[.$B$2]/12" office:value-type="float" office:value="30.9500438997283" calcext:value-type="float">
            <text:p>31</text:p>
          </table:table-cell>
          <table:table-cell table:formula="of:=[.C40]-[.D40]" office:value-type="float" office:value="832.019956100272" calcext:value-type="float">
            <text:p>832</text:p>
          </table:table-cell>
          <table:table-cell table:formula="of:=[.B40]-[.E40]" office:value-type="float" office:value="1694.51423979592" calcext:value-type="float">
            <text:p>1,695</text:p>
          </table:table-cell>
          <table:table-cell/>
          <table:table-cell table:formula="of:=[.F40]/[.$B$1]" office:value-type="percentage" office:value="0.0677805695918367" calcext:value-type="percentage">
            <text:p>6.78%</text:p>
          </table:table-cell>
          <table:table-cell office:value-type="percentage" office:value="0.0642210120709593" calcext:value-type="percentage">
            <text:p>6.42%</text:p>
          </table:table-cell>
          <table:table-cell office:value-type="percentage" office:value="0.0647760799614027" calcext:value-type="percentage">
            <text:p>6.48%</text:p>
          </table:table-cell>
          <table:table-cell office:value-type="percentage" office:value="0.061697241364354" calcext:value-type="percentage">
            <text:p>6.17%</text:p>
          </table:table-cell>
          <table:table-cell office:value-type="percentage" office:value="0.0615409657885255" calcext:value-type="percentage">
            <text:p>6.15%</text:p>
          </table:table-cell>
          <table:table-cell office:value-type="percentage" office:value="0.0677805695918367" calcext:value-type="percentage">
            <text:p>6.78%</text:p>
          </table:table-cell>
          <table:table-cell office:value-type="percentage" office:value="0.0621069750200387" calcext:value-type="percentage">
            <text:p>6.21%</text:p>
          </table:table-cell>
          <table:table-cell table:formula="of:=[.I40]=[.H40]" office:value-type="boolean" office:boolean-value="false" calcext:value-type="boolean">
            <text:p>FALSE</text:p>
          </table:table-cell>
          <table:table-cell table:formula="of:=[.I40]-[.H40]" office:value-type="percentage" office:value="-0.00355955752087742" calcext:value-type="percentage">
            <text:p>-0.36%</text:p>
          </table:table-cell>
          <table:table-cell/>
          <table:table-cell table:formula="of:=AVERAGE([.I40:.N40])" office:value-type="percentage" office:value="0.0636871406328528" calcext:value-type="percentage">
            <text:p>6.37%</text:p>
          </table:table-cell>
          <table:table-cell table:formula="of:=MIN([.I40:.N40])" office:value-type="percentage" office:value="0.0615409657885255" calcext:value-type="percentage">
            <text:p>6.15%</text:p>
          </table:table-cell>
          <table:table-cell table:formula="of:=MAX([.I40:.N40])" office:value-type="percentage" office:value="0.0677805695918367" calcext:value-type="percentage">
            <text:p>6.78%</text:p>
          </table:table-cell>
          <table:table-cell table:formula="of:=[.T40]-[.S40]" office:value-type="percentage" office:value="0.00623960380331122" calcext:value-type="percentage">
            <text:p>0.62%</text:p>
          </table:table-cell>
          <table:table-cell table:formula="of:=[.T40]-[.S39]" office:value-type="percentage" office:value="-0.024265477753542" calcext:value-type="percentage">
            <text:p>-2.43%</text:p>
          </table:table-cell>
          <table:table-cell table:formula="of:=[.I40]-[.$R40]" office:value-type="percentage" office:value="0.000533871438106487" calcext:value-type="percentage">
            <text:p>0.05%</text:p>
          </table:table-cell>
          <table:table-cell table:formula="of:=[.J40]-[.$R40]" office:value-type="percentage" office:value="0.00108893932854988" calcext:value-type="percentage">
            <text:p>0.11%</text:p>
          </table:table-cell>
          <table:table-cell table:formula="of:=[.K40]-[.$R40]" office:value-type="percentage" office:value="-0.00198989926849883" calcext:value-type="percentage">
            <text:p>-0.20%</text:p>
          </table:table-cell>
          <table:table-cell table:formula="of:=[.L40]-[.$R40]" office:value-type="percentage" office:value="-0.00214617484432732" calcext:value-type="percentage">
            <text:p>-0.21%</text:p>
          </table:table-cell>
          <table:table-cell table:formula="of:=[.M40]-[.$R40]" office:value-type="percentage" office:value="0.0040934289589839" calcext:value-type="percentage">
            <text:p>0.41%</text:p>
          </table:table-cell>
          <table:table-cell table:formula="of:=[.N40]-[.$R40]" office:value-type="percentage" office:value="-0.00158016561281417" calcext:value-type="percentage">
            <text:p>-0.16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F40]" office:value-type="float" office:value="1694.51423979592" calcext:value-type="float">
            <text:p>1,695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41]*[.$B$2]/12" office:value-type="float" office:value="20.7577994375" calcext:value-type="float">
            <text:p>21</text:p>
          </table:table-cell>
          <table:table-cell table:formula="of:=[.C41]-[.D41]" office:value-type="float" office:value="842.2122005625" calcext:value-type="float">
            <text:p>842</text:p>
          </table:table-cell>
          <table:table-cell table:formula="of:=[.B41]-[.E41]" office:value-type="float" office:value="852.302039233418" calcext:value-type="float">
            <text:p>852</text:p>
          </table:table-cell>
          <table:table-cell/>
          <table:table-cell table:formula="of:=[.F41]/[.$B$1]" office:value-type="percentage" office:value="0.0340920815693367" calcext:value-type="percentage">
            <text:p>3.41%</text:p>
          </table:table-cell>
          <table:table-cell office:value-type="percentage" office:value="0.0322424291691522" calcext:value-type="percentage">
            <text:p>3.22%</text:p>
          </table:table-cell>
          <table:table-cell office:value-type="percentage" office:value="0.0325387363090418" calcext:value-type="percentage">
            <text:p>3.25%</text:p>
          </table:table-cell>
          <table:table-cell office:value-type="percentage" office:value="0.0308707027148321" calcext:value-type="percentage">
            <text:p>3.09%</text:p>
          </table:table-cell>
          <table:table-cell office:value-type="percentage" office:value="0.0308470069350328" calcext:value-type="percentage">
            <text:p>3.08%</text:p>
          </table:table-cell>
          <table:table-cell office:value-type="percentage" office:value="0.0340920815693367" calcext:value-type="percentage">
            <text:p>3.41%</text:p>
          </table:table-cell>
          <table:table-cell office:value-type="percentage" office:value="0.0311558944270484" calcext:value-type="percentage">
            <text:p>3.12%</text:p>
          </table:table-cell>
          <table:table-cell table:formula="of:=[.I41]=[.H41]" office:value-type="boolean" office:boolean-value="false" calcext:value-type="boolean">
            <text:p>FALSE</text:p>
          </table:table-cell>
          <table:table-cell table:formula="of:=[.I41]-[.H41]" office:value-type="percentage" office:value="-0.00184965240018452" calcext:value-type="percentage">
            <text:p>-0.18%</text:p>
          </table:table-cell>
          <table:table-cell/>
          <table:table-cell table:formula="of:=AVERAGE([.I41:.N41])" office:value-type="percentage" office:value="0.0319578085207407" calcext:value-type="percentage">
            <text:p>3.20%</text:p>
          </table:table-cell>
          <table:table-cell table:formula="of:=MIN([.I41:.N41])" office:value-type="percentage" office:value="0.0308470069350328" calcext:value-type="percentage">
            <text:p>3.08%</text:p>
          </table:table-cell>
          <table:table-cell table:formula="of:=MAX([.I41:.N41])" office:value-type="percentage" office:value="0.0340920815693367" calcext:value-type="percentage">
            <text:p>3.41%</text:p>
          </table:table-cell>
          <table:table-cell table:formula="of:=[.T41]-[.S41]" office:value-type="percentage" office:value="0.00324507463430393" calcext:value-type="percentage">
            <text:p>0.32%</text:p>
          </table:table-cell>
          <table:table-cell table:formula="of:=[.T41]-[.S40]" office:value-type="percentage" office:value="-0.0274488842191888" calcext:value-type="percentage">
            <text:p>-2.74%</text:p>
          </table:table-cell>
          <table:table-cell table:formula="of:=[.I41]-[.$R41]" office:value-type="percentage" office:value="0.000284620648411518" calcext:value-type="percentage">
            <text:p>0.03%</text:p>
          </table:table-cell>
          <table:table-cell table:formula="of:=[.J41]-[.$R41]" office:value-type="percentage" office:value="0.000580927788301142" calcext:value-type="percentage">
            <text:p>0.06%</text:p>
          </table:table-cell>
          <table:table-cell table:formula="of:=[.K41]-[.$R41]" office:value-type="percentage" office:value="-0.00108710580590857" calcext:value-type="percentage">
            <text:p>-0.11%</text:p>
          </table:table-cell>
          <table:table-cell table:formula="of:=[.L41]-[.$R41]" office:value-type="percentage" office:value="-0.00111080158570789" calcext:value-type="percentage">
            <text:p>-0.11%</text:p>
          </table:table-cell>
          <table:table-cell table:formula="of:=[.M41]-[.$R41]" office:value-type="percentage" office:value="0.00213427304859604" calcext:value-type="percentage">
            <text:p>0.21%</text:p>
          </table:table-cell>
          <table:table-cell table:formula="of:=[.N41]-[.$R41]" office:value-type="percentage" office:value="-0.00080191409369226" calcext:value-type="percentage">
            <text:p>-0.08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F41]" office:value-type="float" office:value="852.302039233418" calcext:value-type="float">
            <text:p>852</text:p>
          </table:table-cell>
          <table:table-cell table:formula="of:=[.$B$3]" office:value-type="float" office:value="862.97" calcext:value-type="float">
            <text:p>863</text:p>
          </table:table-cell>
          <table:table-cell table:formula="of:=[.B42]*[.$B$2]/12" office:value-type="float" office:value="10.4406999806094" calcext:value-type="float">
            <text:p>10</text:p>
          </table:table-cell>
          <table:table-cell table:formula="of:=[.C42]-[.D42]" office:value-type="float" office:value="852.529300019391" calcext:value-type="float">
            <text:p>853</text:p>
          </table:table-cell>
          <table:table-cell table:formula="of:=[.B42]-[.E42]" office:value-type="float" office:value="-0.227260785972931" calcext:value-type="float">
            <text:p>0</text:p>
          </table:table-cell>
          <table:table-cell/>
          <table:table-cell table:formula="of:=[.F42]/[.$B$1]" office:value-type="percentage" office:value="-0.00000909043143891722" calcext:value-type="percentage">
            <text:p>0.00%</text:p>
          </table:table-cell>
          <table:table-cell office:value-type="percentage" office:value="-0.0000183647267633773" calcext:value-type="percentage">
            <text:p>0.00%</text:p>
          </table:table-cell>
          <table:table-cell office:value-type="percentage" office:value="-0.0000000265064686516325" calcext:value-type="percentage">
            <text:p>0.00%</text:p>
          </table:table-cell>
          <table:table-cell office:value-type="percentage" office:value="-0.000154923996801276" calcext:value-type="percentage">
            <text:p>-0.02%</text:p>
          </table:table-cell>
          <table:table-cell office:value-type="percentage" office:value="-0.000036998680361146" calcext:value-type="percentage">
            <text:p>0.00%</text:p>
          </table:table-cell>
          <table:table-cell office:value-type="percentage" office:value="-0.00000909043143891722" calcext:value-type="percentage">
            <text:p>0.00%</text:p>
          </table:table-cell>
          <table:table-cell office:value-type="percentage" office:value="-0.00000333218292968951" calcext:value-type="percentage">
            <text:p>0.00%</text:p>
          </table:table-cell>
          <table:table-cell table:formula="of:=[.I42]=[.H42]" office:value-type="boolean" office:boolean-value="false" calcext:value-type="boolean">
            <text:p>FALSE</text:p>
          </table:table-cell>
          <table:table-cell table:formula="of:=[.I42]-[.H42]" office:value-type="percentage" office:value="-0.00000927429532446013" calcext:value-type="percentage">
            <text:p>0.00%</text:p>
          </table:table-cell>
          <table:table-cell/>
          <table:table-cell table:formula="of:=AVERAGE([.I42:.N42])" office:value-type="percentage" office:value="-0.0000371227541271763" calcext:value-type="percentage">
            <text:p>0.00%</text:p>
          </table:table-cell>
          <table:table-cell table:formula="of:=MIN([.I42:.N42])" office:value-type="percentage" office:value="-0.000154923996801276" calcext:value-type="percentage">
            <text:p>-0.02%</text:p>
          </table:table-cell>
          <table:table-cell table:formula="of:=MAX([.I42:.N42])" office:value-type="percentage" office:value="-0.0000000265064686516325" calcext:value-type="percentage">
            <text:p>0.00%</text:p>
          </table:table-cell>
          <table:table-cell table:formula="of:=[.T42]-[.S42]" office:value-type="percentage" office:value="0.000154897490332625" calcext:value-type="percentage">
            <text:p>0.02%</text:p>
          </table:table-cell>
          <table:table-cell table:formula="of:=[.T42]-[.S41]" office:value-type="percentage" office:value="-0.0308470334415014" calcext:value-type="percentage">
            <text:p>-3.08%</text:p>
          </table:table-cell>
          <table:table-cell table:formula="of:=[.I42]-[.$R42]" office:value-type="percentage" office:value="0.000018758027363799" calcext:value-type="percentage">
            <text:p>0.00%</text:p>
          </table:table-cell>
          <table:table-cell table:formula="of:=[.J42]-[.$R42]" office:value-type="percentage" office:value="0.0000370962476585247" calcext:value-type="percentage">
            <text:p>0.00%</text:p>
          </table:table-cell>
          <table:table-cell table:formula="of:=[.K42]-[.$R42]" office:value-type="percentage" office:value="-0.0001178012426741" calcext:value-type="percentage">
            <text:p>-0.01%</text:p>
          </table:table-cell>
          <table:table-cell table:formula="of:=[.L42]-[.$R42]" office:value-type="percentage" office:value="0.000000124073766030354" calcext:value-type="percentage">
            <text:p>0.00%</text:p>
          </table:table-cell>
          <table:table-cell table:formula="of:=[.M42]-[.$R42]" office:value-type="percentage" office:value="0.0000280323226882591" calcext:value-type="percentage">
            <text:p>0.00%</text:p>
          </table:table-cell>
          <table:table-cell table:formula="of:=[.N42]-[.$R42]" office:value-type="percentage" office:value="0.0000337905711974868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23:08:08.935597609</meta:creation-date>
    <dc:date>2018-08-19T02:34:12.651134889</dc:date>
    <meta:editing-duration>PT3M12S</meta:editing-duration>
    <meta:editing-cycles>1</meta:editing-cycles>
    <meta:document-statistic meta:table-count="1" meta:cell-count="9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2cm" xlink:href=".." xlink:type="simple" chart:class="chart:line" chart:style-name="ch1">
        <chart:legend chart:legend-position="end" svg:x="14.194cm" svg:y="2.981cm" style:legend-expansion="high" chart:style-name="ch2"/>
        <chart:plot-area chart:style-name="ch3" table:cell-range-address="Sheet1.W6:Sheet1.AB42" chart:data-source-has-labels="row" svg:x="0.319cm" svg:y="0.18cm" svg:width="13.556cm" svg:height="8.642cm">
          <chartooo:coordinate-region svg:x="1.734cm" svg:y="0.375cm" svg:width="12.141cm" svg:height="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7:Sheet1.W42" chart:label-cell-address="Sheet1.W6:Sheet1.W6" chart:class="chart:line">
            <chart:data-point chart:repeated="36"/>
          </chart:series>
          <chart:series chart:style-name="ch8" chart:values-cell-range-address="Sheet1.X7:Sheet1.X42" chart:label-cell-address="Sheet1.X6:Sheet1.X6" chart:class="chart:line">
            <chart:data-point chart:repeated="36"/>
          </chart:series>
          <chart:series chart:style-name="ch9" chart:values-cell-range-address="Sheet1.Y7:Sheet1.Y42" chart:label-cell-address="Sheet1.Y6:Sheet1.Y6" chart:class="chart:line">
            <chart:data-point chart:repeated="36"/>
          </chart:series>
          <chart:series chart:style-name="ch10" chart:values-cell-range-address="Sheet1.Z7:Sheet1.Z42" chart:label-cell-address="Sheet1.Z6:Sheet1.Z6" chart:class="chart:line">
            <chart:data-point chart:repeated="36"/>
          </chart:series>
          <chart:series chart:style-name="ch11" chart:values-cell-range-address="Sheet1.AA7:Sheet1.AA42" chart:label-cell-address="Sheet1.AA6:Sheet1.AA6" chart:class="chart:line">
            <chart:data-point chart:repeated="36"/>
          </chart:series>
          <chart:series chart:style-name="ch12" chart:values-cell-range-address="Sheet1.AB7:Sheet1.AB42" chart:label-cell-address="Sheet1.AB6:Sheet1.AB6" chart:class="chart:line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W6:Sheet1.W6</svg:desc>
                </draw:g>
              </table:table-cell>
              <table:table-cell office:value-type="string">
                <text:p>V2</text:p>
                <draw:g>
                  <svg:desc>Sheet1.X6:Sheet1.X6</svg:desc>
                </draw:g>
              </table:table-cell>
              <table:table-cell office:value-type="string">
                <text:p>V3</text:p>
                <draw:g>
                  <svg:desc>Sheet1.Y6:Sheet1.Y6</svg:desc>
                </draw:g>
              </table:table-cell>
              <table:table-cell office:value-type="string">
                <text:p>V4</text:p>
                <draw:g>
                  <svg:desc>Sheet1.Z6:Sheet1.Z6</svg:desc>
                </draw:g>
              </table:table-cell>
              <table:table-cell office:value-type="string">
                <text:p>V6</text:p>
                <draw:g>
                  <svg:desc>Sheet1.AA6:Sheet1.AA6</svg:desc>
                </draw:g>
              </table:table-cell>
              <table:table-cell office:value-type="string">
                <text:p>V5</text:p>
                <draw:g>
                  <svg:desc>Sheet1.AB6:Sheet1.A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2313888888845">
                <text:p>0.000242313888888845</text:p>
                <draw:g>
                  <svg:desc>Sheet1.W7:Sheet1.W42</svg:desc>
                </draw:g>
              </table:table-cell>
              <table:table-cell office:value-type="float" office:value="0.000469647222222203">
                <text:p>0.000469647222222203</text:p>
                <draw:g>
                  <svg:desc>Sheet1.X7:Sheet1.X42</svg:desc>
                </draw:g>
              </table:table-cell>
              <table:table-cell office:value-type="float" office:value="-0.000804019444444415">
                <text:p>-0.000804019444444415</text:p>
                <draw:g>
                  <svg:desc>Sheet1.Y7:Sheet1.Y42</svg:desc>
                </draw:g>
              </table:table-cell>
              <table:table-cell office:value-type="float" office:value="-0.000920686111111069">
                <text:p>-0.000920686111111069</text:p>
                <draw:g>
                  <svg:desc>Sheet1.Z7:Sheet1.Z42</svg:desc>
                </draw:g>
              </table:table-cell>
              <table:table-cell office:value-type="float" office:value="0.0016938472222221">
                <text:p>0.0016938472222221</text:p>
                <draw:g>
                  <svg:desc>Sheet1.AA7:Sheet1.AA42</svg:desc>
                </draw:g>
              </table:table-cell>
              <table:table-cell office:value-type="float" office:value="-0.000681102777777776">
                <text:p>-0.000681102777777776</text:p>
                <draw:g>
                  <svg:desc>Sheet1.AB7:Sheet1.A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72218203587782">
                <text:p>0.000472218203587782</text:p>
              </table:table-cell>
              <table:table-cell office:value-type="float" office:value="0.000916557261921192">
                <text:p>0.000916557261921192</text:p>
              </table:table-cell>
              <table:table-cell office:value-type="float" office:value="-0.00157106791030104">
                <text:p>-0.00157106791030104</text:p>
              </table:table-cell>
              <table:table-cell office:value-type="float" office:value="-0.00179851916030094">
                <text:p>-0.00179851916030094</text:p>
              </table:table-cell>
              <table:table-cell office:value-type="float" office:value="0.0033118240119212">
                <text:p>0.0033118240119212</text:p>
              </table:table-cell>
              <table:table-cell office:value-type="float" office:value="-0.00133101240682876">
                <text:p>-0.00133101240682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89589652569156">
                <text:p>0.000689589652569156</text:p>
              </table:table-cell>
              <table:table-cell office:value-type="float" office:value="0.00134040036516192">
                <text:p>0.00134040036516192</text:p>
              </table:table-cell>
              <table:table-cell office:value-type="float" office:value="-0.00230045435409865">
                <text:p>-0.00230045435409865</text:p>
              </table:table-cell>
              <table:table-cell office:value-type="float" office:value="-0.00263272903049572">
                <text:p>-0.00263272903049572</text:p>
              </table:table-cell>
              <table:table-cell office:value-type="float" office:value="0.00485231272015452">
                <text:p>0.00485231272015452</text:p>
              </table:table-cell>
              <table:table-cell office:value-type="float" office:value="-0.00194911935329156">
                <text:p>-0.00194911935329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94304727296569">
                <text:p>0.000894304727296569</text:p>
              </table:table-cell>
              <table:table-cell office:value-type="float" office:value="0.00174084366071614">
                <text:p>0.00174084366071614</text:p>
              </table:table-cell>
              <table:table-cell office:value-type="float" office:value="-0.00299147831805646">
                <text:p>-0.00299147831805646</text:p>
              </table:table-cell>
              <table:table-cell office:value-type="float" office:value="-0.00342253542524185">
                <text:p>-0.00342253542524185</text:p>
              </table:table-cell>
              <table:table-cell office:value-type="float" office:value="0.00631367084790391">
                <text:p>0.00631367084790391</text:p>
              </table:table-cell>
              <table:table-cell office:value-type="float" office:value="-0.00253480549261853">
                <text:p>-0.0025348054926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862397175111">
                <text:p>0.0010862397175111</text:p>
              </table:table-cell>
              <table:table-cell office:value-type="float" office:value="0.00211755113967182">
                <text:p>0.00211755113967182</text:p>
              </table:table-cell>
              <table:table-cell office:value-type="float" office:value="-0.003643429814011">
                <text:p>-0.003643429814011</text:p>
              </table:table-cell>
              <table:table-cell office:value-type="float" office:value="-0.0041671477461187">
                <text:p>-0.0041671477461187</text:p>
              </table:table-cell>
              <table:table-cell office:value-type="float" office:value="0.00769423070376851">
                <text:p>0.00769423070376851</text:p>
              </table:table-cell>
              <table:table-cell office:value-type="float" office:value="-0.00308744400082173">
                <text:p>-0.0030874440008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26527072690241">
                <text:p>0.00126527072690241</text:p>
              </table:table-cell>
              <table:table-cell office:value-type="float" office:value="0.00247018363501861">
                <text:p>0.00247018363501861</text:p>
              </table:table-cell>
              <table:table-cell office:value-type="float" office:value="-0.00425558920596836">
                <text:p>-0.00425558920596836</text:p>
              </table:table-cell>
              <table:table-cell office:value-type="float" office:value="-0.00486576496872115">
                <text:p>-0.00486576496872115</text:p>
              </table:table-cell>
              <table:table-cell office:value-type="float" office:value="0.0089922990571718">
                <text:p>0.0089922990571718</text:p>
              </table:table-cell>
              <table:table-cell office:value-type="float" office:value="-0.0036063992444032">
                <text:p>-0.0036063992444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3127368917417">
                <text:p>0.00143127368917417</text:p>
              </table:table-cell>
              <table:table-cell office:value-type="float" office:value="0.0027983988012138">
                <text:p>0.0027983988012138</text:p>
              </table:table-cell>
              <table:table-cell office:value-type="float" office:value="-0.0048272270912606">
                <text:p>-0.0048272270912606</text:p>
              </table:table-cell>
              <table:table-cell office:value-type="float" office:value="-0.00551757551719678">
                <text:p>-0.00551757551719678</text:p>
              </table:table-cell>
              <table:table-cell office:value-type="float" office:value="0.0102061567870216">
                <text:p>0.0102061567870216</text:p>
              </table:table-cell>
              <table:table-cell office:value-type="float" office:value="-0.00409102666895156">
                <text:p>-0.00409102666895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58412438450795">
                <text:p>0.00158412438450795</text:p>
              </table:table-cell>
              <table:table-cell office:value-type="float" office:value="0.00310185109372796">
                <text:p>0.00310185109372796</text:p>
              </table:table-cell>
              <table:table-cell office:value-type="float" office:value="-0.00535760418029396">
                <text:p>-0.00535760418029396</text:p>
              </table:table-cell>
              <table:table-cell office:value-type="float" office:value="-0.00612175713732088">
                <text:p>-0.00612175713732088</text:p>
              </table:table-cell>
              <table:table-cell office:value-type="float" office:value="0.0113340585257704">
                <text:p>0.0113340585257704</text:p>
              </table:table-cell>
              <table:table-cell office:value-type="float" office:value="-0.00454067268639125">
                <text:p>-0.00454067268639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2369845643461">
                <text:p>0.00172369845643461</text:p>
              </table:table-cell>
              <table:table-cell office:value-type="float" office:value="0.00338019174857751">
                <text:p>0.00338019174857751</text:p>
              </table:table-cell>
              <table:table-cell office:value-type="float" office:value="-0.00584597117486829">
                <text:p>-0.00584597117486829</text:p>
              </table:table-cell>
              <table:table-cell office:value-type="float" office:value="-0.00667747676809038">
                <text:p>-0.00667747676809038</text:p>
              </table:table-cell>
              <table:table-cell office:value-type="float" office:value="0.0123742322988128">
                <text:p>0.0123742322988128</text:p>
              </table:table-cell>
              <table:table-cell office:value-type="float" office:value="-0.0049546745608664">
                <text:p>-0.0049546745608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84987142911897">
                <text:p>0.00184987142911897</text:p>
              </table:table-cell>
              <table:table-cell office:value-type="float" office:value="0.00363306876184055">
                <text:p>0.00363306876184055</text:p>
              </table:table-cell>
              <table:table-cell office:value-type="float" office:value="-0.00629156864505576">
                <text:p>-0.00629156864505576</text:p>
              </table:table-cell>
              <table:table-cell office:value-type="float" office:value="-0.00718389041182232">
                <text:p>-0.00718389041182232</text:p>
              </table:table-cell>
              <table:table-cell office:value-type="float" office:value="0.013324879159163">
                <text:p>0.013324879159163</text:p>
              </table:table-cell>
              <table:table-cell office:value-type="float" office:value="-0.0053323602932448">
                <text:p>-0.0053323602932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9625187250657">
                <text:p>0.0019625187250657</text:p>
              </table:table-cell>
              <table:table-cell office:value-type="float" office:value="0.00386012686916326">
                <text:p>0.00386012686916326</text:p>
              </table:table-cell>
              <table:table-cell office:value-type="float" office:value="-0.00669362690461695">
                <text:p>-0.00669362690461695</text:p>
              </table:table-cell>
              <table:table-cell office:value-type="float" office:value="-0.00764014300273808">
                <text:p>-0.00764014300273808</text:p>
              </table:table-cell>
              <table:table-cell office:value-type="float" office:value="0.0141841728173505">
                <text:p>0.0141841728173505</text:p>
              </table:table-cell>
              <table:table-cell office:value-type="float" office:value="-0.00567304850422468">
                <text:p>-0.00567304850422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06151568325275">
                <text:p>0.00206151568325275</text:p>
              </table:table-cell>
              <table:table-cell office:value-type="float" office:value="0.00406100752525751">
                <text:p>0.00406100752525751</text:p>
              </table:table-cell>
              <table:table-cell office:value-type="float" office:value="-0.00705136588494149">
                <text:p>-0.00705136588494149</text:p>
              </table:table-cell>
              <table:table-cell office:value-type="float" office:value="-0.0080453682740157">
                <text:p>-0.0080453682740157</text:p>
              </table:table-cell>
              <table:table-cell office:value-type="float" office:value="0.0149502592664748">
                <text:p>0.0149502592664748</text:p>
              </table:table-cell>
              <table:table-cell office:value-type="float" office:value="-0.0059760483160276">
                <text:p>-0.0059760483160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14673757770079">
                <text:p>0.00214673757770079</text:p>
              </table:table-cell>
              <table:table-cell office:value-type="float" office:value="0.0042353488833915">
                <text:p>0.0042353488833915</text:p>
              </table:table-cell>
              <table:table-cell office:value-type="float" office:value="-0.00736399500749285">
                <text:p>-0.00736399500749285</text:p>
              </table:table-cell>
              <table:table-cell office:value-type="float" office:value="-0.00839868862329307">
                <text:p>-0.00839868862329307</text:p>
              </table:table-cell>
              <table:table-cell office:value-type="float" office:value="0.0156212564023553">
                <text:p>0.0156212564023553</text:p>
              </table:table-cell>
              <table:table-cell office:value-type="float" office:value="-0.00624065923266126">
                <text:p>-0.00624065923266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21805963648547">
                <text:p>0.00221805963648547</text:p>
              </table:table-cell>
              <table:table-cell office:value-type="float" office:value="0.00438278577487805">
                <text:p>0.00438278577487805</text:p>
              </table:table-cell>
              <table:table-cell office:value-type="float" office:value="-0.00763071305474194">
                <text:p>-0.00763071305474194</text:p>
              </table:table-cell>
              <table:table-cell office:value-type="float" office:value="-0.00869921497660375">
                <text:p>-0.00869921497660375</text:p>
              </table:table-cell>
              <table:table-cell office:value-type="float" office:value="0.0161952536387167">
                <text:p>0.0161952536387167</text:p>
              </table:table-cell>
              <table:table-cell office:value-type="float" office:value="-0.00646617101873415">
                <text:p>-0.00646617101873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7535706120074">
                <text:p>0.00227535706120074</text:p>
              </table:table-cell>
              <table:table-cell office:value-type="float" office:value="0.00450294968856169">
                <text:p>0.00450294968856169</text:p>
              </table:table-cell>
              <table:table-cell office:value-type="float" office:value="-0.00785070803956989">
                <text:p>-0.00785070803956989</text:p>
              </table:table-cell>
              <table:table-cell office:value-type="float" office:value="-0.00894604665072807">
                <text:p>-0.00894604665072807</text:p>
              </table:table-cell>
              <table:table-cell office:value-type="float" office:value="0.0166703115173419">
                <text:p>0.0166703115173419</text:p>
              </table:table-cell>
              <table:table-cell office:value-type="float" office:value="-0.00665186357680636">
                <text:p>-0.00665186357680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31850504687936">
                <text:p>0.00231850504687936</text:p>
              </table:table-cell>
              <table:table-cell office:value-type="float" office:value="0.0045954687503077">
                <text:p>0.0045954687503077</text:p>
              </table:table-cell>
              <table:table-cell office:value-type="float" office:value="-0.00802315707312384">
                <text:p>-0.00802315707312384</text:p>
              </table:table-cell>
              <table:table-cell office:value-type="float" office:value="-0.00913827121393973">
                <text:p>-0.00913827121393973</text:p>
              </table:table-cell>
              <table:table-cell office:value-type="float" office:value="0.0170444613131341">
                <text:p>0.0170444613131341</text:p>
              </table:table-cell>
              <table:table-cell office:value-type="float" office:value="-0.00679700682325779">
                <text:p>-0.00679700682325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34737880238012">
                <text:p>0.00234737880238012</text:p>
              </table:table-cell>
              <table:table-cell office:value-type="float" office:value="0.00465996770249555">
                <text:p>0.00465996770249555</text:p>
              </table:table-cell>
              <table:table-cell office:value-type="float" office:value="-0.00814722623110642">
                <text:p>-0.00814722623110642</text:p>
              </table:table-cell>
              <table:table-cell office:value-type="float" office:value="-0.00927496434513053">
                <text:p>-0.00927496434513053</text:p>
              </table:table-cell>
              <table:table-cell office:value-type="float" office:value="0.0173157046340181">
                <text:p>0.0173157046340181</text:p>
              </table:table-cell>
              <table:table-cell office:value-type="float" office:value="-0.00690086056265704">
                <text:p>-0.00690086056265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36185357124929">
                <text:p>0.00236185357124929</text:p>
              </table:table-cell>
              <table:table-cell office:value-type="float" office:value="0.00469606788352117">
                <text:p>0.00469606788352117</text:p>
              </table:table-cell>
              <table:table-cell office:value-type="float" office:value="-0.00822207041848144">
                <text:p>-0.00822207041848144</text:p>
              </table:table-cell>
              <table:table-cell office:value-type="float" office:value="-0.00935518969129434">
                <text:p>-0.00935518969129434</text:p>
              </table:table-cell>
              <table:table-cell office:value-type="float" office:value="0.017482013015618">
                <text:p>0.017482013015618</text:p>
              </table:table-cell>
              <table:table-cell office:value-type="float" office:value="-0.00696267436061238">
                <text:p>-0.00696267436061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36180465306324">
                <text:p>0.00236180465306324</text:p>
              </table:table-cell>
              <table:table-cell office:value-type="float" office:value="0.00470338720730834">
                <text:p>0.00470338720730834</text:p>
              </table:table-cell>
              <table:table-cell office:value-type="float" office:value="-0.00824683323257658">
                <text:p>-0.00824683323257658</text:p>
              </table:table-cell>
              <table:table-cell office:value-type="float" office:value="-0.00937799872335077">
                <text:p>-0.00937799872335077</text:p>
              </table:table-cell>
              <table:table-cell office:value-type="float" office:value="0.0175413275106432">
                <text:p>0.0175413275106432</text:p>
              </table:table-cell>
              <table:table-cell office:value-type="float" office:value="-0.00698168741508787">
                <text:p>-0.00698168741508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34710742526295">
                <text:p>0.00234710742526295</text:p>
              </table:table-cell>
              <table:table-cell office:value-type="float" office:value="0.00468154014283645">
                <text:p>0.00468154014283645</text:p>
              </table:table-cell>
              <table:table-cell office:value-type="float" office:value="-0.00822064682456342">
                <text:p>-0.00822064682456342</text:p>
              </table:table-cell>
              <table:table-cell office:value-type="float" office:value="-0.00934243059028905">
                <text:p>-0.00934243059028905</text:p>
              </table:table-cell>
              <table:table-cell office:value-type="float" office:value="0.0174915582729174">
                <text:p>0.0174915582729174</text:p>
              </table:table-cell>
              <table:table-cell office:value-type="float" office:value="-0.00695712842616419">
                <text:p>-0.00695712842616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31763736548468">
                <text:p>0.00231763736548468</text:p>
              </table:table-cell>
              <table:table-cell office:value-type="float" office:value="0.00463013769368081">
                <text:p>0.00463013769368081</text:p>
              </table:table-cell>
              <table:table-cell office:value-type="float" office:value="-0.00814263175929908">
                <text:p>-0.00814263175929908</text:p>
              </table:table-cell>
              <table:table-cell office:value-type="float" office:value="-0.00924751197161489">
                <text:p>-0.00924751197161489</text:p>
              </table:table-cell>
              <table:table-cell office:value-type="float" office:value="0.0173305841359782">
                <text:p>0.0173305841359782</text:p>
              </table:table-cell>
              <table:table-cell office:value-type="float" office:value="-0.00688821546422996">
                <text:p>-0.00688821546422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7327007440015">
                <text:p>0.00227327007440015</text:p>
              </table:table-cell>
              <table:table-cell office:value-type="float" office:value="0.00454878737757763">
                <text:p>0.00454878737757763</text:p>
              </table:table-cell>
              <table:table-cell office:value-type="float" office:value="-0.0080118968735059">
                <text:p>-0.0080118968735059</text:p>
              </table:table-cell>
              <table:table-cell office:value-type="float" office:value="-0.00909225692807675">
                <text:p>-0.00909225692807675</text:p>
              </table:table-cell>
              <table:table-cell office:value-type="float" office:value="0.0170562521861837">
                <text:p>0.0170562521861837</text:p>
              </table:table-cell>
              <table:table-cell office:value-type="float" office:value="-0.00677415583657875">
                <text:p>-0.00677415583657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2138812990698">
                <text:p>0.0022138812990698</text:p>
              </table:table-cell>
              <table:table-cell office:value-type="float" office:value="0.00443709320600832">
                <text:p>0.00443709320600832</text:p>
              </table:table-cell>
              <table:table-cell office:value-type="float" office:value="-0.00782753913227352">
                <text:p>-0.00782753913227352</text:p>
              </table:table-cell>
              <table:table-cell office:value-type="float" office:value="-0.0088756667506561">
                <text:p>-0.0088756667506561</text:p>
              </table:table-cell>
              <table:table-cell office:value-type="float" office:value="0.0166663773302509">
                <text:p>0.0166663773302509</text:p>
              </table:table-cell>
              <table:table-cell office:value-type="float" office:value="-0.00661414595239918">
                <text:p>-0.006614145952399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13934695682194">
                <text:p>0.00213934695682194</text:p>
              </table:table-cell>
              <table:table-cell office:value-type="float" office:value="0.00429465566381237">
                <text:p>0.00429465566381237</text:p>
              </table:table-cell>
              <table:table-cell office:value-type="float" office:value="-0.00758864348386079">
                <text:p>-0.00758864348386079</text:p>
              </table:table-cell>
              <table:table-cell office:value-type="float" office:value="-0.00859672980779785">
                <text:p>-0.00859672980779785</text:p>
              </table:table-cell>
              <table:table-cell office:value-type="float" office:value="0.0161587418571588">
                <text:p>0.0161587418571588</text:p>
              </table:table-cell>
              <table:table-cell office:value-type="float" office:value="-0.00640737118613449">
                <text:p>-0.00640737118613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04954315966444">
                <text:p>0.00204954315966444</text:p>
              </table:table-cell>
              <table:table-cell office:value-type="float" office:value="0.00412107168882953">
                <text:p>0.00412107168882953</text:p>
              </table:table-cell>
              <table:table-cell office:value-type="float" office:value="-0.00729428271277938">
                <text:p>-0.00729428271277938</text:p>
              </table:table-cell>
              <table:table-cell office:value-type="float" office:value="-0.00825442139086247">
                <text:p>-0.00825442139086247</text:p>
              </table:table-cell>
              <table:table-cell office:value-type="float" office:value="0.015531094994342">
                <text:p>0.015531094994342</text:p>
              </table:table-cell>
              <table:table-cell office:value-type="float" office:value="-0.00615300573919397">
                <text:p>-0.00615300573919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94434623923728">
                <text:p>0.00194434623923728</text:p>
              </table:table-cell>
              <table:table-cell office:value-type="float" office:value="0.00391593465157464">
                <text:p>0.00391593465157464</text:p>
              </table:table-cell>
              <table:table-cell office:value-type="float" office:value="-0.00694351729113896">
                <text:p>-0.00694351729113896</text:p>
              </table:table-cell>
              <table:table-cell office:value-type="float" office:value="-0.00784770355777942">
                <text:p>-0.00784770355777942</text:p>
              </table:table-cell>
              <table:table-cell office:value-type="float" office:value="0.0147811524581035">
                <text:p>0.0147811524581035</text:p>
              </table:table-cell>
              <table:table-cell office:value-type="float" office:value="-0.00585021249999723">
                <text:p>-0.00585021249999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8236327723179">
                <text:p>0.0018236327723179</text:p>
              </table:table-cell>
              <table:table-cell office:value-type="float" office:value="0.0036788343349502">
                <text:p>0.0036788343349502</text:p>
              </table:table-cell>
              <table:table-cell office:value-type="float" office:value="-0.00653539522823171">
                <text:p>-0.00653539522823171</text:p>
              </table:table-cell>
              <table:table-cell office:value-type="float" office:value="-0.00737552497487937">
                <text:p>-0.00737552497487937</text:p>
              </table:table-cell>
              <table:table-cell office:value-type="float" office:value="0.0139065959981732">
                <text:p>0.0139065959981732</text:p>
              </table:table-cell>
              <table:table-cell office:value-type="float" office:value="-0.00549814290233003">
                <text:p>-0.00549814290233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68727960688436">
                <text:p>0.00168727960688436</text:p>
              </table:table-cell>
              <table:table-cell office:value-type="float" office:value="0.00340935691399824">
                <text:p>0.00340935691399824</text:p>
              </table:table-cell>
              <table:table-cell office:value-type="float" office:value="-0.00606895191833862">
                <text:p>-0.00606895191833862</text:p>
              </table:table-cell>
              <table:table-cell office:value-type="float" office:value="-0.00683682075688655">
                <text:p>-0.00683682075688655</text:p>
              </table:table-cell>
              <table:table-cell office:value-type="float" office:value="0.0129050729363354">
                <text:p>0.0129050729363354</text:p>
              </table:table-cell>
              <table:table-cell office:value-type="float" office:value="-0.00509593678199285">
                <text:p>-0.0050959367819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53516388875033">
                <text:p>0.00153516388875033</text:p>
              </table:table-cell>
              <table:table-cell office:value-type="float" office:value="0.00310708493569717">
                <text:p>0.00310708493569717</text:p>
              </table:table-cell>
              <table:table-cell office:value-type="float" office:value="-0.00554320998673305">
                <text:p>-0.00554320998673305</text:p>
              </table:table-cell>
              <table:table-cell office:value-type="float" office:value="-0.0062305123050472">
                <text:p>-0.0062305123050472</text:p>
              </table:table-cell>
              <table:table-cell office:value-type="float" office:value="0.0117741956990538">
                <text:p>0.0117741956990538</text:p>
              </table:table-cell>
              <table:table-cell office:value-type="float" office:value="-0.00464272223172113">
                <text:p>-0.00464272223172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3671630887773">
                <text:p>0.0013671630887773</text:p>
              </table:table-cell>
              <table:table-cell office:value-type="float" office:value="0.00277159729880547">
                <text:p>0.00277159729880547</text:p>
              </table:table-cell>
              <table:table-cell office:value-type="float" office:value="-0.00495717913386418">
                <text:p>-0.00495717913386418</text:p>
              </table:table-cell>
              <table:table-cell office:value-type="float" office:value="-0.00555550714337513">
                <text:p>-0.00555550714337513</text:p>
              </table:table-cell>
              <table:table-cell office:value-type="float" office:value="0.0105115413440137">
                <text:p>0.0105115413440137</text:p>
              </table:table-cell>
              <table:table-cell office:value-type="float" office:value="-0.00413761545435726">
                <text:p>-0.00413761545435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18315503067598">
                <text:p>0.00118315503067598</text:p>
              </table:table-cell>
              <table:table-cell office:value-type="float" office:value="0.00240246923375753">
                <text:p>0.00240246923375753</text:p>
              </table:table-cell>
              <table:table-cell office:value-type="float" office:value="-0.00430985597769609">
                <text:p>-0.00430985597769609</text:p>
              </table:table-cell>
              <table:table-cell office:value-type="float" office:value="-0.00481069875299073">
                <text:p>-0.00481069875299073</text:p>
              </table:table-cell>
              <table:table-cell office:value-type="float" office:value="0.00911465108050638">
                <text:p>0.00911465108050638</text:p>
              </table:table-cell>
              <table:table-cell office:value-type="float" office:value="-0.00357972061425305">
                <text:p>-0.00357972061425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83017919405915">
                <text:p>0.000983017919405915</text:p>
              </table:table-cell>
              <table:table-cell office:value-type="float" office:value="0.00199927228261462">
                <text:p>0.00199927228261462</text:p>
              </table:table-cell>
              <table:table-cell office:value-type="float" office:value="-0.00360022389418238">
                <text:p>-0.00360022389418238</text:p>
              </table:table-cell>
              <table:table-cell office:value-type="float" office:value="-0.00399496640453215">
                <text:p>-0.00399496640453215</text:p>
              </table:table-cell>
              <table:table-cell office:value-type="float" office:value="0.00758102978357622">
                <text:p>0.00758102978357622</text:p>
              </table:table-cell>
              <table:table-cell office:value-type="float" office:value="-0.00296812968688208">
                <text:p>-0.00296812968688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766630370183166">
                <text:p>0.000766630370183166</text:p>
              </table:table-cell>
              <table:table-cell office:value-type="float" office:value="0.00156157427907538">
                <text:p>0.00156157427907538</text:p>
              </table:table-cell>
              <table:table-cell office:value-type="float" office:value="-0.00282725285585411">
                <text:p>-0.00282725285585411</text:p>
              </table:table-cell>
              <table:table-cell office:value-type="float" office:value="-0.00310717498861641">
                <text:p>-0.00310717498861641</text:p>
              </table:table-cell>
              <table:table-cell office:value-type="float" office:value="0.00590814550185247">
                <text:p>0.00590814550185247</text:p>
              </table:table-cell>
              <table:table-cell office:value-type="float" office:value="-0.00230192230664042">
                <text:p>-0.002301922306640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33871438106487">
                <text:p>0.000533871438106487</text:p>
              </table:table-cell>
              <table:table-cell office:value-type="float" office:value="0.00108893932854988">
                <text:p>0.00108893932854988</text:p>
              </table:table-cell>
              <table:table-cell office:value-type="float" office:value="-0.00198989926849883">
                <text:p>-0.00198989926849883</text:p>
              </table:table-cell>
              <table:table-cell office:value-type="float" office:value="-0.00214617484432732">
                <text:p>-0.00214617484432732</text:p>
              </table:table-cell>
              <table:table-cell office:value-type="float" office:value="0.0040934289589839">
                <text:p>0.0040934289589839</text:p>
              </table:table-cell>
              <table:table-cell office:value-type="float" office:value="-0.00158016561281417">
                <text:p>-0.00158016561281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4620648411518">
                <text:p>0.000284620648411518</text:p>
              </table:table-cell>
              <table:table-cell office:value-type="float" office:value="0.000580927788301142">
                <text:p>0.000580927788301142</text:p>
              </table:table-cell>
              <table:table-cell office:value-type="float" office:value="-0.00108710580590857">
                <text:p>-0.00108710580590857</text:p>
              </table:table-cell>
              <table:table-cell office:value-type="float" office:value="-0.00111080158570789">
                <text:p>-0.00111080158570789</text:p>
              </table:table-cell>
              <table:table-cell office:value-type="float" office:value="0.00213427304859604">
                <text:p>0.00213427304859604</text:p>
              </table:table-cell>
              <table:table-cell office:value-type="float" office:value="-0.00080191409369226">
                <text:p>-0.00080191409369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8758027363799">
                <text:p>0.000018758027363799</text:p>
              </table:table-cell>
              <table:table-cell office:value-type="float" office:value="0.0000370962476585247">
                <text:p>0.0000370962476585247</text:p>
              </table:table-cell>
              <table:table-cell office:value-type="float" office:value="-0.0001178012426741">
                <text:p>-0.0001178012426741</text:p>
              </table:table-cell>
              <table:table-cell office:value-type="float" office:value="0.000000124073766030354">
                <text:p>0.000000124073766030354</text:p>
              </table:table-cell>
              <table:table-cell office:value-type="float" office:value="0.0000280323226882591">
                <text:p>0.0000280323226882591</text:p>
              </table:table-cell>
              <table:table-cell office:value-type="float" office:value="0.0000337905711974868">
                <text:p>0.0000337905711974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